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8.07cm"/>
    </style:style>
    <style:style style:name="co6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54cm" svg:height="10.831cm" svg:x="18.576cm" svg:y="3.362cm">
            <draw:object draw:notify-on-update-of-ranges="Sheet1.I1:Sheet1.I5 Sheet1.J1:Sheet1.J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1">
            <text:p>11</text:p>
          </table:table-cell>
          <table:table-cell office:value-type="float" office:value="945">
            <text:p>945</text:p>
          </table:table-cell>
          <table:table-cell/>
          <table:table-cell office:value-type="string">
            <text:p>Cln3 </text:p>
          </table:table-cell>
          <table:table-cell office:value-type="string">
            <text:p>+ Cdh1, Clb1,2, Mcm1/SFF, SBF</text:p>
          </table:table-cell>
          <table:table-cell office:value-type="string">
            <text:p>- </text:p>
          </table:table-cell>
          <table:table-cell/>
          <table:table-cell office:value-type="float" office:value="0">
            <text:p>0</text:p>
          </table:table-cell>
          <table:table-cell table:formula="of:=10^[.H1]" office:value-type="float" office:value="1">
            <text:p>1</text:p>
          </table:table-cell>
          <table:table-cell table:number-matrix-columns-spanned="1" table:number-matrix-rows-spanned="7" table:formula="of:=FREQUENCY([.B1:.B1100];[.I1:.I6])" office:value-type="float" office:value="93">
            <text:p>9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939">
            <text:p>512.939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Sic1</text:p>
          </table:table-cell>
          <table:table-cell/>
          <table:table-cell office:value-type="float" office:value="1">
            <text:p>1</text:p>
          </table:table-cell>
          <table:table-cell table:formula="of:=10^[.H2]"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/>
          <table:table-cell office:value-type="string">
            <text:p>SBF </text:p>
          </table:table-cell>
          <table:table-cell office:value-type="string">
            <text:p>+ Mcm1/SFF, Swi5</text:p>
          </table:table-cell>
          <table:table-cell office:value-type="string">
            <text:p>- Clb5,6</text:p>
          </table:table-cell>
          <table:table-cell/>
          <table:table-cell office:value-type="float" office:value="2">
            <text:p>2</text:p>
          </table:table-cell>
          <table:table-cell table:formula="of:=10^[.H3]" office:value-type="float" office:value="100">
            <text:p>10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1.009">
            <text:p>781.009</text:p>
          </table:table-cell>
          <table:table-cell/>
          <table:table-cell office:value-type="string">
            <text:p>Cln1,2 </text:p>
          </table:table-cell>
          <table:table-cell office:value-type="string">
            <text:p>+ Cdh1, Clb1,2</text:p>
          </table:table-cell>
          <table:table-cell office:value-type="string">
            <text:p>- MBF</text:p>
          </table:table-cell>
          <table:table-cell/>
          <table:table-cell office:value-type="float" office:value="3">
            <text:p>3</text:p>
          </table:table-cell>
          <table:table-cell table:formula="of:=10^[.H4]" office:value-type="float" office:value="1000">
            <text:p>1000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98494">
            <text:p>4.98494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/>
          <table:table-cell office:value-type="float" office:value="4">
            <text:p>4</text:p>
          </table:table-cell>
          <table:table-cell table:formula="of:=10^[.H5]" office:value-type="float" office:value="10000">
            <text:p>1000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/>
          <table:table-cell office:value-type="float" office:value="5">
            <text:p>5</text:p>
          </table:table-cell>
          <table:table-cell table:formula="of:=10^[.H6]" office:value-type="float" office:value="100000">
            <text:p>100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5">
            <text:p>77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wi5</text:p>
          </table:table-cell>
          <table:table-cell office:value-type="string">
            <text:p>- Sic1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.9954">
            <text:p>36.995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Mcm1/SFF, Sic1</text:p>
          </table:table-cell>
          <table:table-cell table:number-columns-repeated="3"/>
          <table:table-cell table:formula="of:=SUM([.J1:.J7])" office:value-type="float" office:value="1100">
            <text:p>1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9386">
            <text:p>64.9386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h1, Clb1,2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Clb1,2 </text:p>
          </table:table-cell>
          <table:table-cell office:value-type="string">
            <text:p>+ Swi5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7.336">
            <text:p>957.336</text:p>
          </table:table-cell>
          <table:table-cell/>
          <table:table-cell office:value-type="string">
            <text:p>Mcm1/SFF </text:p>
          </table:table-cell>
          <table:table-cell office:value-type="string">
            <text:p>+ Clb1,2, Cln1,2, S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1">
            <text:p>681</text:p>
          </table:table-cell>
          <table:table-cell/>
          <table:table-cell office:value-type="string">
            <text:p>Cln3 </text:p>
          </table:table-cell>
          <table:table-cell office:value-type="string">
            <text:p>+ Clb5,6, Sic1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5.781">
            <text:p>355.781</text:p>
          </table:table-cell>
          <table:table-cell/>
          <table:table-cell office:value-type="string">
            <text:p>MBF </text:p>
          </table:table-cell>
          <table:table-cell office:value-type="string">
            <text:p>+ Clb5,6, Cln3</text:p>
          </table:table-cell>
          <table:table-cell office:value-type="string">
            <text:p>- Cdh1,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4">
            <text:p>654</text:p>
          </table:table-cell>
          <table:table-cell/>
          <table:table-cell office:value-type="string">
            <text:p>SBF </text:p>
          </table:table-cell>
          <table:table-cell office:value-type="string">
            <text:p>+ Cdh1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5113">
            <text:p>0.365113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8.952">
            <text:p>518.952</text:p>
          </table:table-cell>
          <table:table-cell/>
          <table:table-cell office:value-type="string">
            <text:p>Cdh1 </text:p>
          </table:table-cell>
          <table:table-cell office:value-type="string">
            <text:p>+ Cln3, Swi5</text:p>
          </table:table-cell>
          <table:table-cell office:value-type="string">
            <text:p>- Clb1,2, Clb5,6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9">
            <text:p>799</text:p>
          </table:table-cell>
          <table:table-cell/>
          <table:table-cell office:value-type="string">
            <text:p>Swi5 </text:p>
          </table:table-cell>
          <table:table-cell office:value-type="string">
            <text:p>+ Cln3, MBF, SBF</text:p>
          </table:table-cell>
          <table:table-cell office:value-type="string">
            <text:p>- Cdc20&amp;Cdc14,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5">
            <text:p>64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n1,2, Mcm1/SF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6.359">
            <text:p>346.359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6.317">
            <text:p>136.317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.905">
            <text:p>271.905</text:p>
          </table:table-cell>
          <table:table-cell/>
          <table:table-cell office:value-type="string">
            <text:p>Mcm1/SFF </text:p>
          </table:table-cell>
          <table:table-cell office:value-type="string">
            <text:p>+ Cdh1,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3.996">
            <text:p>233.996</text:p>
          </table:table-cell>
          <table:table-cell/>
          <table:table-cell office:value-type="string">
            <text:p>Cln3 </text:p>
          </table:table-cell>
          <table:table-cell office:value-type="string">
            <text:p>+ SBF, Swi5</text:p>
          </table:table-cell>
          <table:table-cell office:value-type="string">
            <text:p>- Clb5,6,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3.002">
            <text:p>483.002</text:p>
          </table:table-cell>
          <table:table-cell/>
          <table:table-cell office:value-type="string">
            <text:p>MBF </text:p>
          </table:table-cell>
          <table:table-cell office:value-type="string">
            <text:p>+ Sic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3976">
            <text:p>0.333976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b1,2, MBF, SBF, Sic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00871">
            <text:p>0.400871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1.668">
            <text:p>261.668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3976">
            <text:p>0.33397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7">
            <text:p>1037</text:p>
          </table:table-cell>
          <table:table-cell/>
          <table:table-cell office:value-type="string">
            <text:p>Clb5,6 </text:p>
          </table:table-cell>
          <table:table-cell office:value-type="string">
            <text:p>+ Cdh1, Mcm1/SF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2.004">
            <text:p>722.004</text:p>
          </table:table-cell>
          <table:table-cell/>
          <table:table-cell office:value-type="string">
            <text:p>Sic1 </text:p>
          </table:table-cell>
          <table:table-cell office:value-type="string">
            <text:p>+ Clb1,2, Cln1,2, SBF</text:p>
          </table:table-cell>
          <table:table-cell office:value-type="string">
            <text:p>- Cdh1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6">
            <text:p>1024.06</text:p>
          </table:table-cell>
          <table:table-cell/>
          <table:table-cell office:value-type="string">
            <text:p>Clb1,2 </text:p>
          </table:table-cell>
          <table:table-cell office:value-type="string">
            <text:p>+ Clb5,6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2">
            <text:p>896.2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Swi5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.992">
            <text:p>147.992</text:p>
          </table:table-cell>
          <table:table-cell/>
          <table:table-cell office:value-type="string">
            <text:p>Cln3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05">
            <text:p>805</text:p>
          </table:table-cell>
          <table:table-cell/>
          <table:table-cell office:value-type="string">
            <text:p>MBF </text:p>
          </table:table-cell>
          <table:table-cell office:value-type="string">
            <text:p>+ Cln1,2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0205">
            <text:p>1.50205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c20&amp;Cdc14, Cdh1,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3.006">
            <text:p>713.006</text:p>
          </table:table-cell>
          <table:table-cell/>
          <table:table-cell office:value-type="string">
            <text:p>Cln1,2 </text:p>
          </table:table-cell>
          <table:table-cell office:value-type="string">
            <text:p>+ Cln3, Sic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1">
            <text:p>1041</text:p>
          </table:table-cell>
          <table:table-cell/>
          <table:table-cell office:value-type="string">
            <text:p>Cdh1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7.496">
            <text:p>297.496</text:p>
          </table:table-cell>
          <table:table-cell/>
          <table:table-cell office:value-type="string">
            <text:p>Swi5 </text:p>
          </table:table-cell>
          <table:table-cell office:value-type="string">
            <text:p>+ Clb1,2, Mcm1/SFF</text:p>
          </table:table-cell>
          <table:table-cell office:value-type="string">
            <text:p>- Clb5,6, MB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6.494">
            <text:p>326.49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9">
            <text:p>489</text:p>
          </table:table-cell>
          <table:table-cell/>
          <table:table-cell office:value-type="string">
            <text:p>Clb5,6 </text:p>
          </table:table-cell>
          <table:table-cell office:value-type="string">
            <text:p>+ Cln3, MBF</text:p>
          </table:table-cell>
          <table:table-cell office:value-type="string">
            <text:p>- Clb1,2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3">
            <text:p>563</text:p>
          </table:table-cell>
          <table:table-cell/>
          <table:table-cell office:value-type="string">
            <text:p>Sic1 </text:p>
          </table:table-cell>
          <table:table-cell office:value-type="string">
            <text:p>+ M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1">
            <text:p>1024.1</text:p>
          </table:table-cell>
          <table:table-cell/>
          <table:table-cell office:value-type="string">
            <text:p>Clb1,2 </text:p>
          </table:table-cell>
          <table:table-cell office:value-type="string">
            <text:p>+ Cln1,2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6.755">
            <text:p>306.755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dh1</text:p>
          </table:table-cell>
          <table:table-cell office:value-type="string">
            <text:p>- Clb1,2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0">
            <text:p>990</text:p>
          </table:table-cell>
          <table:table-cell/>
          <table:table-cell office:value-type="string">
            <text:p>Cln3 </text:p>
          </table:table-cell>
          <table:table-cell office:value-type="string">
            <text:p>+ Clb1,2, MBF, Swi5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.3339">
            <text:p>31.3339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5,6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8.666">
            <text:p>318.666</text:p>
          </table:table-cell>
          <table:table-cell/>
          <table:table-cell office:value-type="string">
            <text:p>SBF </text:p>
          </table:table-cell>
          <table:table-cell office:value-type="string">
            <text:p>+ Cln3, Sic1</text:p>
          </table:table-cell>
          <table:table-cell office:value-type="string">
            <text:p>- Cdc20&amp;Cdc14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.6661">
            <text:p>39.6661</text:p>
          </table:table-cell>
          <table:table-cell/>
          <table:table-cell office:value-type="string">
            <text:p>Cln1,2 </text:p>
          </table:table-cell>
          <table:table-cell office:value-type="string">
            <text:p>+ Sic1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dh1 </text:p>
          </table:table-cell>
          <table:table-cell office:value-type="string">
            <text:p>+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8">
            <text:p>718</text:p>
          </table:table-cell>
          <table:table-cell/>
          <table:table-cell office:value-type="string">
            <text:p>Swi5 </text:p>
          </table:table-cell>
          <table:table-cell office:value-type="string">
            <text:p>+ Cdh1, Mcm1/SFF, SBF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/>
          <table:table-cell office:value-type="string">
            <text:p>Clb5,6 </text:p>
          </table:table-cell>
          <table:table-cell office:value-type="string">
            <text:p>+ Cln1,2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32">
            <text:p>17.332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6">
            <text:p>1024.06</text:p>
          </table:table-cell>
          <table:table-cell/>
          <table:table-cell office:value-type="string">
            <text:p>Clb1,2 </text:p>
          </table:table-cell>
          <table:table-cell office:value-type="string">
            <text:p>+ Cdh1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2.2">
            <text:p>792.2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n3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.7154">
            <text:p>97.7154</text:p>
          </table:table-cell>
          <table:table-cell/>
          <table:table-cell office:value-type="string">
            <text:p>Cln3 </text:p>
          </table:table-cell>
          <table:table-cell office:value-type="string">
            <text:p>+ Cln1,2</text:p>
          </table:table-cell>
          <table:table-cell office:value-type="string">
            <text:p>- Cdc20&amp;Cdc14, SB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3">
            <text:p>1103</text:p>
          </table:table-cell>
          <table:table-cell/>
          <table:table-cell office:value-type="string">
            <text:p>MBF </text:p>
          </table:table-cell>
          <table:table-cell office:value-type="string">
            <text:p>+ Cdh1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1.715">
            <text:p>311.715</text:p>
          </table:table-cell>
          <table:table-cell/>
          <table:table-cell office:value-type="string">
            <text:p>SBF </text:p>
          </table:table-cell>
          <table:table-cell office:value-type="string">
            <text:p>+ Cdh1</text:p>
          </table:table-cell>
          <table:table-cell office:value-type="string">
            <text:p>- Clb5,6, Cln3,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8.288">
            <text:p>188.288</text:p>
          </table:table-cell>
          <table:table-cell/>
          <table:table-cell office:value-type="string">
            <text:p>Cln1,2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3">
            <text:p>1083</text:p>
          </table:table-cell>
          <table:table-cell/>
          <table:table-cell office:value-type="string">
            <text:p>Cdh1 </text:p>
          </table:table-cell>
          <table:table-cell office:value-type="string">
            <text:p>+ Clb1,2,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B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1.006">
            <text:p>831.006</text:p>
          </table:table-cell>
          <table:table-cell/>
          <table:table-cell office:value-type="string">
            <text:p>Clb5,6 </text:p>
          </table:table-cell>
          <table:table-cell office:value-type="string">
            <text:p>+ Cln3, Mcm1/SFF, Sic1</text:p>
          </table:table-cell>
          <table:table-cell office:value-type="string">
            <text:p>- MBF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2">
            <text:p>1024.02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.6355">
            <text:p>93.6355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ln3,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2.288">
            <text:p>502.288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MBF</text:p>
          </table:table-cell>
          <table:table-cell office:value-type="string">
            <text:p>- Cln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4">
            <text:p>8.4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3">
            <text:p>873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, Clb1,2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.75">
            <text:p>164.75</text:p>
          </table:table-cell>
          <table:table-cell/>
          <table:table-cell office:value-type="string">
            <text:p>SBF </text:p>
          </table:table-cell>
          <table:table-cell office:value-type="string">
            <text:p>+ Cdh1, Sic1, Swi5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3333">
            <text:p>0.333333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3333">
            <text:p>0.333333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667">
            <text:p>128.667</text:p>
          </table:table-cell>
          <table:table-cell/>
          <table:table-cell office:value-type="string">
            <text:p>Swi5 </text:p>
          </table:table-cell>
          <table:table-cell office:value-type="string">
            <text:p>+ Cln1,2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1">
            <text:p>83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0">
            <text:p>1040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, Mcm1/SF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2036">
            <text:p>0.332036</text:p>
          </table:table-cell>
          <table:table-cell/>
          <table:table-cell office:value-type="string">
            <text:p>Sic1 </text:p>
          </table:table-cell>
          <table:table-cell office:value-type="string">
            <text:p>+ Cln1,2</text:p>
          </table:table-cell>
          <table:table-cell office:value-type="string">
            <text:p>- Cln3, Mcm1/SFF, SB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6">
            <text:p>1024.06</text:p>
          </table:table-cell>
          <table:table-cell/>
          <table:table-cell office:value-type="string">
            <text:p>Clb1,2 </text:p>
          </table:table-cell>
          <table:table-cell office:value-type="string">
            <text:p>+ Cdh1,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4.2">
            <text:p>384.2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1">
            <text:p>851</text:p>
          </table:table-cell>
          <table:table-cell/>
          <table:table-cell office:value-type="string">
            <text:p>Cln3 </text:p>
          </table:table-cell>
          <table:table-cell office:value-type="string">
            <text:p>+ Cdh1, Clb5,6, SB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8.012">
            <text:p>348.012</text:p>
          </table:table-cell>
          <table:table-cell/>
          <table:table-cell office:value-type="string">
            <text:p>MBF </text:p>
          </table:table-cell>
          <table:table-cell office:value-type="string">
            <text:p>+ Cln1,2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SBF </text:p>
          </table:table-cell>
          <table:table-cell office:value-type="string">
            <text:p>+ Swi5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5.006">
            <text:p>545.006</text:p>
          </table:table-cell>
          <table:table-cell/>
          <table:table-cell office:value-type="string">
            <text:p>Cln1,2 </text:p>
          </table:table-cell>
          <table:table-cell office:value-type="string">
            <text:p>+ Sic1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5">
            <text:p>512.5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2">
            <text:p>992</text:p>
          </table:table-cell>
          <table:table-cell/>
          <table:table-cell office:value-type="string">
            <text:p>Swi5 </text:p>
          </table:table-cell>
          <table:table-cell office:value-type="string">
            <text:p>+ Cdh1, Clb1,2, Cln1,2, M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0071">
            <text:p>0.50007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988">
            <text:p>512.988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7.112">
            <text:p>557.112</text:p>
          </table:table-cell>
          <table:table-cell/>
          <table:table-cell office:value-type="string">
            <text:p>Clb1,2 </text:p>
          </table:table-cell>
          <table:table-cell office:value-type="string">
            <text:p>+ Cln3, Mcm1/SFF</text:p>
          </table:table-cell>
          <table:table-cell office:value-type="string">
            <text:p>- Sic1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2.25">
            <text:p>992.25</text:p>
          </table:table-cell>
          <table:table-cell/>
          <table:table-cell office:value-type="string">
            <text:p>Mcm1/SFF </text:p>
          </table:table-cell>
          <table:table-cell office:value-type="string">
            <text:p>+ Cdh1, Clb1,2, MBF, S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0.252">
            <text:p>160.252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c20&amp;Cdc14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3.241">
            <text:p>353.241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9.252">
            <text:p>279.252</text:p>
          </table:table-cell>
          <table:table-cell/>
          <table:table-cell office:value-type="string">
            <text:p>SBF </text:p>
          </table:table-cell>
          <table:table-cell office:value-type="string">
            <text:p>+ Clb5,6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7.917">
            <text:p>647.917</text:p>
          </table:table-cell>
          <table:table-cell/>
          <table:table-cell office:value-type="string">
            <text:p>Cln1,2 </text:p>
          </table:table-cell>
          <table:table-cell office:value-type="string">
            <text:p>+ SBF, Swi5</text:p>
          </table:table-cell>
          <table:table-cell office:value-type="string">
            <text:p>- Cln3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4.252">
            <text:p>264.252</text:p>
          </table:table-cell>
          <table:table-cell/>
          <table:table-cell office:value-type="string">
            <text:p>Cdh1 </text:p>
          </table:table-cell>
          <table:table-cell office:value-type="string">
            <text:p>+ SBF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6.749">
            <text:p>316.749</text:p>
          </table:table-cell>
          <table:table-cell/>
          <table:table-cell office:value-type="string">
            <text:p>Swi5 </text:p>
          </table:table-cell>
          <table:table-cell office:value-type="string">
            <text:p>+ Mcm1/SF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6">
            <text:p>78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1.954">
            <text:p>401.954</text:p>
          </table:table-cell>
          <table:table-cell/>
          <table:table-cell office:value-type="string">
            <text:p>Clb5,6 </text:p>
          </table:table-cell>
          <table:table-cell office:value-type="string">
            <text:p>+ Mcm1/SFF, Swi5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0">
            <text:p>580</text:p>
          </table:table-cell>
          <table:table-cell/>
          <table:table-cell office:value-type="string">
            <text:p>Sic1 </text:p>
          </table:table-cell>
          <table:table-cell office:value-type="string">
            <text:p>+ Cln3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.48">
            <text:p>600.48</text:p>
          </table:table-cell>
          <table:table-cell/>
          <table:table-cell office:value-type="string">
            <text:p>Clb1,2 </text:p>
          </table:table-cell>
          <table:table-cell office:value-type="string">
            <text:p>+ SB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6.46">
            <text:p>186.46</text:p>
          </table:table-cell>
          <table:table-cell/>
          <table:table-cell office:value-type="string">
            <text:p>Mcm1/SFF </text:p>
          </table:table-cell>
          <table:table-cell office:value-type="string">
            <text:p>+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.9722">
            <text:p>27.9722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c20&amp;Cdc14, Clb1,2, Clb5,6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5.972">
            <text:p>465.972</text:p>
          </table:table-cell>
          <table:table-cell/>
          <table:table-cell office:value-type="string">
            <text:p>MBF </text:p>
          </table:table-cell>
          <table:table-cell office:value-type="string">
            <text:p>+ Clb1,2</text:p>
          </table:table-cell>
          <table:table-cell office:value-type="string">
            <text:p>- Cln3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6">
            <text:p>1086</text:p>
          </table:table-cell>
          <table:table-cell/>
          <table:table-cell office:value-type="string">
            <text:p>Cdh1 </text:p>
          </table:table-cell>
          <table:table-cell office:value-type="string">
            <text:p>+ MBF, S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972">
            <text:p>256.972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dc20&amp;Cdc14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4">
            <text:p>78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97">
            <text:p>128.97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n1,2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0.033">
            <text:p>700.033</text:p>
          </table:table-cell>
          <table:table-cell/>
          <table:table-cell office:value-type="string">
            <text:p>Sic1 </text:p>
          </table:table-cell>
          <table:table-cell office:value-type="string">
            <text:p>+ Cdh1, SBF</text:p>
          </table:table-cell>
          <table:table-cell office:value-type="string">
            <text:p>- Clb1,2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2.069">
            <text:p>652.069</text:p>
          </table:table-cell>
          <table:table-cell/>
          <table:table-cell office:value-type="string">
            <text:p>Clb1,2 </text:p>
          </table:table-cell>
          <table:table-cell office:value-type="string">
            <text:p>+ Cdh1, Clb5,6</text:p>
          </table:table-cell>
          <table:table-cell office:value-type="string">
            <text:p>- Mcm1/SF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.65">
            <text:p>384.65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2.099">
            <text:p>302.099</text:p>
          </table:table-cell>
          <table:table-cell/>
          <table:table-cell office:value-type="string">
            <text:p>Cln3 </text:p>
          </table:table-cell>
          <table:table-cell office:value-type="string">
            <text:p>+ Cdh1, Clb5,6</text:p>
          </table:table-cell>
          <table:table-cell office:value-type="string">
            <text:p>- Cdc20&amp;Cdc14, S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3.5">
            <text:p>513.5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2">
            <text:p>902</text:p>
          </table:table-cell>
          <table:table-cell/>
          <table:table-cell office:value-type="string">
            <text:p>SBF </text:p>
          </table:table-cell>
          <table:table-cell office:value-type="string">
            <text:p>+ MBF, Sic1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0001">
            <text:p>0.500001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b1,2, Clb5,6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3.506">
            <text:p>313.506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</text:p>
          </table:table-cell>
          <table:table-cell office:value-type="string">
            <text:p>- Cln1,2, Sic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0.451">
            <text:p>490.45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.4999">
            <text:p>82.4999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n3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.45">
            <text:p>32.45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dh1, Clb5,6, Cln3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5001">
            <text:p>0.875001</text:p>
          </table:table-cell>
          <table:table-cell/>
          <table:table-cell office:value-type="string">
            <text:p>Mcm1/SFF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1">
            <text:p>791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, MBF, SBF</text:p>
          </table:table-cell>
          <table:table-cell office:value-type="string">
            <text:p>- Cln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.755">
            <text:p>224.755</text:p>
          </table:table-cell>
          <table:table-cell/>
          <table:table-cell office:value-type="string">
            <text:p>MBF </text:p>
          </table:table-cell>
          <table:table-cell office:value-type="string">
            <text:p>+ Clb1,2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9.001">
            <text:p>349.001</text:p>
          </table:table-cell>
          <table:table-cell/>
          <table:table-cell office:value-type="string">
            <text:p>SBF </text:p>
          </table:table-cell>
          <table:table-cell office:value-type="string">
            <text:p>+ Clb5,6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8894">
            <text:p>0.658894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4">
            <text:p>904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Clb1,2, Swi5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, Sic1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8">
            <text:p>448</text:p>
          </table:table-cell>
          <table:table-cell/>
          <table:table-cell office:value-type="string">
            <text:p>Clb5,6 </text:p>
          </table:table-cell>
          <table:table-cell office:value-type="string">
            <text:p>+ Swi5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4">
            <text:p>1024.04</text:p>
          </table:table-cell>
          <table:table-cell/>
          <table:table-cell office:value-type="string">
            <text:p>Sic1 </text:p>
          </table:table-cell>
          <table:table-cell office:value-type="string">
            <text:p>+ Clb5,6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35503">
            <text:p>0.535503</text:p>
          </table:table-cell>
          <table:table-cell/>
          <table:table-cell office:value-type="string">
            <text:p>Clb1,2 </text:p>
          </table:table-cell>
          <table:table-cell office:value-type="string">
            <text:p>+ Cln1,2, Swi5</text:p>
          </table:table-cell>
          <table:table-cell office:value-type="string">
            <text:p>- Cdh1, MBF,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25">
            <text:p>768.025</text:p>
          </table:table-cell>
          <table:table-cell/>
          <table:table-cell office:value-type="string">
            <text:p>Mcm1/SFF </text:p>
          </table:table-cell>
          <table:table-cell office:value-type="string">
            <text:p>+ Sic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7.666">
            <text:p>317.666</text:p>
          </table:table-cell>
          <table:table-cell/>
          <table:table-cell office:value-type="string">
            <text:p>Cln3 </text:p>
          </table:table-cell>
          <table:table-cell office:value-type="string">
            <text:p>+ Clb1,2, Clb5,6</text:p>
          </table:table-cell>
          <table:table-cell office:value-type="string">
            <text:p>- Cdh1, Cln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.333">
            <text:p>174.333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dc20&amp;Cdc14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7.335">
            <text:p>147.335</text:p>
          </table:table-cell>
          <table:table-cell/>
          <table:table-cell office:value-type="string">
            <text:p>SBF </text:p>
          </table:table-cell>
          <table:table-cell office:value-type="string">
            <text:p>+ Cln1,2</text:p>
          </table:table-cell>
          <table:table-cell office:value-type="string">
            <text:p>- Cdh1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3.666">
            <text:p>113.666</text:p>
          </table:table-cell>
          <table:table-cell/>
          <table:table-cell office:value-type="string">
            <text:p>Cln1,2 </text:p>
          </table:table-cell>
          <table:table-cell office:value-type="string">
            <text:p>+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2">
            <text:p>912</text:p>
          </table:table-cell>
          <table:table-cell/>
          <table:table-cell office:value-type="string">
            <text:p>Cdh1 </text:p>
          </table:table-cell>
          <table:table-cell office:value-type="string">
            <text:p>+ Clb1,2, Swi5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8">
            <text:p>898</text:p>
          </table:table-cell>
          <table:table-cell/>
          <table:table-cell office:value-type="string">
            <text:p>Swi5 </text:p>
          </table:table-cell>
          <table:table-cell office:value-type="string">
            <text:p>+ Cdh1, SB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6">
            <text:p>69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5">
            <text:p>1055</text:p>
          </table:table-cell>
          <table:table-cell/>
          <table:table-cell office:value-type="string">
            <text:p>Clb5,6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2.266">
            <text:p>452.266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0.039">
            <text:p>720.039</text:p>
          </table:table-cell>
          <table:table-cell/>
          <table:table-cell office:value-type="string">
            <text:p>Clb1,2 </text:p>
          </table:table-cell>
          <table:table-cell office:value-type="string">
            <text:p>+ Cdh1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.26644">
            <text:p>6.26644</text:p>
          </table:table-cell>
          <table:table-cell/>
          <table:table-cell office:value-type="string">
            <text:p>Mcm1/SFF </text:p>
          </table:table-cell>
          <table:table-cell office:value-type="string">
            <text:p>+ Cdh1</text:p>
          </table:table-cell>
          <table:table-cell office:value-type="string">
            <text:p>- Clb1,2, Cln3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3236">
            <text:p>0.53236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7">
            <text:p>707</text:p>
          </table:table-cell>
          <table:table-cell/>
          <table:table-cell office:value-type="string">
            <text:p>MBF </text:p>
          </table:table-cell>
          <table:table-cell office:value-type="string">
            <text:p>+ SB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2">
            <text:p>852</text:p>
          </table:table-cell>
          <table:table-cell/>
          <table:table-cell office:value-type="string">
            <text:p>SBF </text:p>
          </table:table-cell>
          <table:table-cell office:value-type="string">
            <text:p>+ Cln3, Mcm1/SF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6.519">
            <text:p>446.519</text:p>
          </table:table-cell>
          <table:table-cell/>
          <table:table-cell office:value-type="string">
            <text:p>Cln1,2 </text:p>
          </table:table-cell>
          <table:table-cell office:value-type="string">
            <text:p>+ SBF</text:p>
          </table:table-cell>
          <table:table-cell office:value-type="string">
            <text:p>- Cdc20&amp;Cdc14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1.965">
            <text:p>631.965</text:p>
          </table:table-cell>
          <table:table-cell/>
          <table:table-cell office:value-type="string">
            <text:p>Swi5 </text:p>
          </table:table-cell>
          <table:table-cell office:value-type="string">
            <text:p>+ Clb1,2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3.532">
            <text:p>163.53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5,6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5322">
            <text:p>79.5322</text:p>
          </table:table-cell>
          <table:table-cell/>
          <table:table-cell office:value-type="string">
            <text:p>Clb5,6 </text:p>
          </table:table-cell>
          <table:table-cell office:value-type="string">
            <text:p>+ Cln3, Mcm1/SFF</text:p>
          </table:table-cell>
          <table:table-cell office:value-type="string">
            <text:p>- Cdc20&amp;Cdc14, Cln1,2, MB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4.001">
            <text:p>704.001</text:p>
          </table:table-cell>
          <table:table-cell/>
          <table:table-cell office:value-type="string">
            <text:p>Sic1 </text:p>
          </table:table-cell>
          <table:table-cell office:value-type="string">
            <text:p>+ SB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9.446">
            <text:p>349.446</text:p>
          </table:table-cell>
          <table:table-cell/>
          <table:table-cell office:value-type="string">
            <text:p>Clb1,2 </text:p>
          </table:table-cell>
          <table:table-cell office:value-type="string">
            <text:p>+ Cdh1, Cln1,2</text:p>
          </table:table-cell>
          <table:table-cell office:value-type="string">
            <text:p>- Clb5,6, Sic1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9.133">
            <text:p>749.133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333">
            <text:p>512.333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1">
            <text:p>871</text:p>
          </table:table-cell>
          <table:table-cell/>
          <table:table-cell office:value-type="string">
            <text:p>MBF </text:p>
          </table:table-cell>
          <table:table-cell office:value-type="string">
            <text:p>+ Cdh1, Cln1,2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/>
          <table:table-cell office:value-type="string">
            <text:p>SBF </text:p>
          </table:table-cell>
          <table:table-cell office:value-type="string">
            <text:p>+ Cdh1, Clb1,2, Mcm1/SF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3332">
            <text:p>0.333332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n3, MB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9">
            <text:p>949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Cln1,2,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6654">
            <text:p>74.6654</text:p>
          </table:table-cell>
          <table:table-cell/>
          <table:table-cell office:value-type="string">
            <text:p>Swi5 </text:p>
          </table:table-cell>
          <table:table-cell office:value-type="string">
            <text:p>+ Sic1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.333">
            <text:p>184.333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n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4.667">
            <text:p>304.667</text:p>
          </table:table-cell>
          <table:table-cell/>
          <table:table-cell office:value-type="string">
            <text:p>Clb5,6 </text:p>
          </table:table-cell>
          <table:table-cell office:value-type="string">
            <text:p>+ Cln1,2, Cln3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8.665">
            <text:p>178.665</text:p>
          </table:table-cell>
          <table:table-cell/>
          <table:table-cell office:value-type="string">
            <text:p>Sic1 </text:p>
          </table:table-cell>
          <table:table-cell office:value-type="string">
            <text:p>+ Mcm1/SFF</text:p>
          </table:table-cell>
          <table:table-cell office:value-type="string">
            <text:p>- Clb5,6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9.134">
            <text:p>749.134</text:p>
          </table:table-cell>
          <table:table-cell/>
          <table:table-cell office:value-type="string">
            <text:p>Mcm1/SFF </text:p>
          </table:table-cell>
          <table:table-cell office:value-type="string">
            <text:p>+ Cdh1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2.189">
            <text:p>512.189</text:p>
          </table:table-cell>
          <table:table-cell/>
          <table:table-cell office:value-type="string">
            <text:p>Cln3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9.059">
            <text:p>459.059</text:p>
          </table:table-cell>
          <table:table-cell/>
          <table:table-cell office:value-type="string">
            <text:p>MBF </text:p>
          </table:table-cell>
          <table:table-cell office:value-type="string">
            <text:p>+ Swi5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.9592">
            <text:p>10.9592</text:p>
          </table:table-cell>
          <table:table-cell/>
          <table:table-cell office:value-type="string">
            <text:p>SBF </text:p>
          </table:table-cell>
          <table:table-cell office:value-type="string">
            <text:p>+ Cln3</text:p>
          </table:table-cell>
          <table:table-cell office:value-type="string">
            <text:p>- Cdc20&amp;Cdc14, Cdh1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4">
            <text:p>814</text:p>
          </table:table-cell>
          <table:table-cell/>
          <table:table-cell office:value-type="string">
            <text:p>Cln1,2 </text:p>
          </table:table-cell>
          <table:table-cell office:value-type="string">
            <text:p>+ Cdh1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1">
            <text:p>1081</text:p>
          </table:table-cell>
          <table:table-cell/>
          <table:table-cell office:value-type="string">
            <text:p>Cdh1 </text:p>
          </table:table-cell>
          <table:table-cell office:value-type="string">
            <text:p>+ Mcm1/SFF, Sic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5.02">
            <text:p>525.02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Sic1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.959">
            <text:p>164.95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BF</text:p>
          </table:table-cell>
          <table:table-cell office:value-type="string">
            <text:p>- Clb5,6, Mcm1/SF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5.041">
            <text:p>775.041</text:p>
          </table:table-cell>
          <table:table-cell/>
          <table:table-cell office:value-type="string">
            <text:p>Sic1 </text:p>
          </table:table-cell>
          <table:table-cell office:value-type="string">
            <text:p>+ Cdh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Clb1,2 </text:p>
          </table:table-cell>
          <table:table-cell office:value-type="string">
            <text:p>+ Cln3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205">
            <text:p>0.642205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0629">
            <text:p>0.370629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336">
            <text:p>512.336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.3706">
            <text:p>70.3706</text:p>
          </table:table-cell>
          <table:table-cell/>
          <table:table-cell office:value-type="string">
            <text:p>SBF </text:p>
          </table:table-cell>
          <table:table-cell office:value-type="string">
            <text:p>+ Cdh1, Mcm1/SFF</text:p>
          </table:table-cell>
          <table:table-cell office:value-type="string">
            <text:p>- Clb5,6, Cln1,2, Swi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58">
            <text:p>512.58</text:p>
          </table:table-cell>
          <table:table-cell/>
          <table:table-cell office:value-type="string">
            <text:p>Cln1,2 </text:p>
          </table:table-cell>
          <table:table-cell office:value-type="string">
            <text:p>+ SBF, Sic1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2.958">
            <text:p>412.958</text:p>
          </table:table-cell>
          <table:table-cell/>
          <table:table-cell office:value-type="string">
            <text:p>Cdh1 </text:p>
          </table:table-cell>
          <table:table-cell office:value-type="string">
            <text:p>+ Clb1,2, Clb5,6</text:p>
          </table:table-cell>
          <table:table-cell office:value-type="string">
            <text:p>- Cln1,2, Swi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0.671">
            <text:p>610.671</text:p>
          </table:table-cell>
          <table:table-cell/>
          <table:table-cell office:value-type="string">
            <text:p>Swi5 </text:p>
          </table:table-cell>
          <table:table-cell office:value-type="string">
            <text:p>+ Clb1,2, Cln3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0.755">
            <text:p>860.75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, Mcm1/SF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1">
            <text:p>1031</text:p>
          </table:table-cell>
          <table:table-cell/>
          <table:table-cell office:value-type="string">
            <text:p>Clb5,6 </text:p>
          </table:table-cell>
          <table:table-cell office:value-type="string">
            <text:p>+ Clb1,2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.458">
            <text:p>192.458</text:p>
          </table:table-cell>
          <table:table-cell/>
          <table:table-cell office:value-type="string">
            <text:p>Sic1 </text:p>
          </table:table-cell>
          <table:table-cell office:value-type="string">
            <text:p>+ SBF</text:p>
          </table:table-cell>
          <table:table-cell office:value-type="string">
            <text:p>- Mcm1/SF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3357">
            <text:p>14.3357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dc20&amp;Cdc14, M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2.517">
            <text:p>492.517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2">
            <text:p>768.2</text:p>
          </table:table-cell>
          <table:table-cell/>
          <table:table-cell office:value-type="string">
            <text:p>Cln3 </text:p>
          </table:table-cell>
          <table:table-cell office:value-type="string">
            <text:p>+ Mcm1/SF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9.6">
            <text:p>369.6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6003">
            <text:p>24.6003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h1, Cln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.799">
            <text:p>616.799</text:p>
          </table:table-cell>
          <table:table-cell/>
          <table:table-cell office:value-type="string">
            <text:p>Cdh1 </text:p>
          </table:table-cell>
          <table:table-cell office:value-type="string">
            <text:p>+ Cln1,2, MBF, Sic1, Swi5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.6">
            <text:p>224.6</text:p>
          </table:table-cell>
          <table:table-cell/>
          <table:table-cell office:value-type="string">
            <text:p>Swi5 </text:p>
          </table:table-cell>
          <table:table-cell office:value-type="string">
            <text:p>+ SBF</text:p>
          </table:table-cell>
          <table:table-cell office:value-type="string">
            <text:p>- Cdc20&amp;Cdc14,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6">
            <text:p>65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Clb5,6 </text:p>
          </table:table-cell>
          <table:table-cell office:value-type="string">
            <text:p>+ Cln1,2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.5841">
            <text:p>60.5841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b1,2, Mcm1/SF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6.515">
            <text:p>136.515</text:p>
          </table:table-cell>
          <table:table-cell/>
          <table:table-cell office:value-type="string">
            <text:p>Clb1,2 </text:p>
          </table:table-cell>
          <table:table-cell office:value-type="string">
            <text:p>+ Sic1</text:p>
          </table:table-cell>
          <table:table-cell office:value-type="string">
            <text:p>- Clb5,6, S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00204">
            <text:p>0.40020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2">
            <text:p>768.2</text:p>
          </table:table-cell>
          <table:table-cell/>
          <table:table-cell office:value-type="string">
            <text:p>Cln3 </text:p>
          </table:table-cell>
          <table:table-cell office:value-type="string">
            <text:p>+ Mcm1/SF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9.6">
            <text:p>369.6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6003">
            <text:p>24.6003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h1, Cln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.799">
            <text:p>616.799</text:p>
          </table:table-cell>
          <table:table-cell/>
          <table:table-cell office:value-type="string">
            <text:p>Cdh1 </text:p>
          </table:table-cell>
          <table:table-cell office:value-type="string">
            <text:p>+ Cln1,2, MBF, Sic1, Swi5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.6">
            <text:p>224.6</text:p>
          </table:table-cell>
          <table:table-cell/>
          <table:table-cell office:value-type="string">
            <text:p>Swi5 </text:p>
          </table:table-cell>
          <table:table-cell office:value-type="string">
            <text:p>+ SBF</text:p>
          </table:table-cell>
          <table:table-cell office:value-type="string">
            <text:p>- Cdc20&amp;Cdc14,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6">
            <text:p>65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Clb5,6 </text:p>
          </table:table-cell>
          <table:table-cell office:value-type="string">
            <text:p>+ Cln1,2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.5841">
            <text:p>60.5841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b1,2, Mcm1/SF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6.515">
            <text:p>136.515</text:p>
          </table:table-cell>
          <table:table-cell/>
          <table:table-cell office:value-type="string">
            <text:p>Clb1,2 </text:p>
          </table:table-cell>
          <table:table-cell office:value-type="string">
            <text:p>+ Sic1</text:p>
          </table:table-cell>
          <table:table-cell office:value-type="string">
            <text:p>- Clb5,6, S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00204">
            <text:p>0.40020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ln3 </text:p>
          </table:table-cell>
          <table:table-cell office:value-type="string">
            <text:p>+ Cln1,2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0.125">
            <text:p>620.125</text:p>
          </table:table-cell>
          <table:table-cell/>
          <table:table-cell office:value-type="string">
            <text:p>MBF </text:p>
          </table:table-cell>
          <table:table-cell office:value-type="string">
            <text:p>+ Mcm1/SF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8">
            <text:p>918</text:p>
          </table:table-cell>
          <table:table-cell/>
          <table:table-cell office:value-type="string">
            <text:p>SBF </text:p>
          </table:table-cell>
          <table:table-cell office:value-type="string">
            <text:p>+ MBF, Mcm1/SF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9976">
            <text:p>0.499976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h1, Clb1,2, Clb5,6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2">
            <text:p>1102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S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.451">
            <text:p>384.451</text:p>
          </table:table-cell>
          <table:table-cell/>
          <table:table-cell office:value-type="string">
            <text:p>Swi5 </text:p>
          </table:table-cell>
          <table:table-cell office:value-type="string">
            <text:p>+ Sic1</text:p>
          </table:table-cell>
          <table:table-cell office:value-type="string">
            <text:p>- Cdc20&amp;Cdc14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9952">
            <text:p>0.99995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444">
            <text:p>512.444</text:p>
          </table:table-cell>
          <table:table-cell/>
          <table:table-cell office:value-type="string">
            <text:p>Sic1 </text:p>
          </table:table-cell>
          <table:table-cell office:value-type="string">
            <text:p>+ Cdh1</text:p>
          </table:table-cell>
          <table:table-cell office:value-type="string">
            <text:p>- Clb1,2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45">
            <text:p>512.45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0.25">
            <text:p>960.25</text:p>
          </table:table-cell>
          <table:table-cell/>
          <table:table-cell office:value-type="string">
            <text:p>Mcm1/SFF </text:p>
          </table:table-cell>
          <table:table-cell office:value-type="string">
            <text:p>+ Cdh1, Cln3,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3425">
            <text:p>48.3425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lb1,2, Cln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8.343">
            <text:p>448.343</text:p>
          </table:table-cell>
          <table:table-cell/>
          <table:table-cell office:value-type="string">
            <text:p>MBF </text:p>
          </table:table-cell>
          <table:table-cell office:value-type="string">
            <text:p>+ Cdh1</text:p>
          </table:table-cell>
          <table:table-cell office:value-type="string">
            <text:p>- Cdc20&amp;Cdc14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9">
            <text:p>1079</text:p>
          </table:table-cell>
          <table:table-cell/>
          <table:table-cell office:value-type="string">
            <text:p>SBF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4.944">
            <text:p>504.944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</text:p>
          </table:table-cell>
          <table:table-cell office:value-type="string">
            <text:p>- Clb1,2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5.685">
            <text:p>525.685</text:p>
          </table:table-cell>
          <table:table-cell/>
          <table:table-cell office:value-type="string">
            <text:p>Cdh1 </text:p>
          </table:table-cell>
          <table:table-cell office:value-type="string">
            <text:p>+ MB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7">
            <text:p>677</text:p>
          </table:table-cell>
          <table:table-cell/>
          <table:table-cell office:value-type="string">
            <text:p>Swi5 </text:p>
          </table:table-cell>
          <table:table-cell office:value-type="string">
            <text:p>+ Clb5,6, SBF</text:p>
          </table:table-cell>
          <table:table-cell office:value-type="string">
            <text:p>- Clb1,2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2.001">
            <text:p>822.00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, Sic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6">
            <text:p>976</text:p>
          </table:table-cell>
          <table:table-cell/>
          <table:table-cell office:value-type="string">
            <text:p>Clb5,6 </text:p>
          </table:table-cell>
          <table:table-cell office:value-type="string">
            <text:p>+ Clb1,2, SBF, Swi5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.315">
            <text:p>192.315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.895">
            <text:p>256.895</text:p>
          </table:table-cell>
          <table:table-cell/>
          <table:table-cell office:value-type="string">
            <text:p>Mcm1/SFF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.333">
            <text:p>29.333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MBF </text:p>
          </table:table-cell>
          <table:table-cell office:value-type="string">
            <text:p>+ Clb5,6, Cln3</text:p>
          </table:table-cell>
          <table:table-cell office:value-type="string">
            <text:p>- Cdh1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6.667">
            <text:p>546.667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333">
            <text:p>40.333</text:p>
          </table:table-cell>
          <table:table-cell/>
          <table:table-cell office:value-type="string">
            <text:p>Cdh1 </text:p>
          </table:table-cell>
          <table:table-cell office:value-type="string">
            <text:p>+ MBF</text:p>
          </table:table-cell>
          <table:table-cell office:value-type="string">
            <text:p>- Cln3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0">
            <text:p>670</text:p>
          </table:table-cell>
          <table:table-cell/>
          <table:table-cell office:value-type="string">
            <text:p>Swi5 </text:p>
          </table:table-cell>
          <table:table-cell office:value-type="string">
            <text:p>+ Cdh1, Clb5,6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.334">
            <text:p>67.33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</text:p>
          </table:table-cell>
          <table:table-cell office:value-type="string">
            <text:p>- Sic1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Clb5,6 </text:p>
          </table:table-cell>
          <table:table-cell office:value-type="string">
            <text:p>+ MBF, SBF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0.059">
            <text:p>960.059</text:p>
          </table:table-cell>
          <table:table-cell/>
          <table:table-cell office:value-type="string">
            <text:p>Clb1,2 </text:p>
          </table:table-cell>
          <table:table-cell office:value-type="string">
            <text:p>+ Clb5,6, Sic1, Swi5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6.599">
            <text:p>186.599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Cdh1,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26964">
            <text:p>8.26964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</text:p>
          </table:table-cell>
          <table:table-cell office:value-type="string">
            <text:p>- Clb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5.52">
            <text:p>265.52</text:p>
          </table:table-cell>
          <table:table-cell/>
          <table:table-cell office:value-type="string">
            <text:p>MBF </text:p>
          </table:table-cell>
          <table:table-cell office:value-type="string">
            <text:p>+ Cln3, Mcm1/SF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6.25">
            <text:p>106.25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h1, M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9.998">
            <text:p>529.998</text:p>
          </table:table-cell>
          <table:table-cell/>
          <table:table-cell office:value-type="string">
            <text:p>Cln1,2 </text:p>
          </table:table-cell>
          <table:table-cell office:value-type="string">
            <text:p>+ Cdh1, Cln3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04">
            <text:p>0.2504</text:p>
          </table:table-cell>
          <table:table-cell/>
          <table:table-cell office:value-type="string">
            <text:p>Cdh1 </text:p>
          </table:table-cell>
          <table:table-cell office:value-type="string">
            <text:p>+ Swi5</text:p>
          </table:table-cell>
          <table:table-cell office:value-type="string">
            <text:p>- Clb1,2, Clb5,6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0357">
            <text:p>0.250357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.50071">
            <text:p>3.5007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01">
            <text:p>768.001</text:p>
          </table:table-cell>
          <table:table-cell/>
          <table:table-cell office:value-type="string">
            <text:p>Clb5,6 </text:p>
          </table:table-cell>
          <table:table-cell office:value-type="string">
            <text:p>+ Sic1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4.749">
            <text:p>464.749</text:p>
          </table:table-cell>
          <table:table-cell/>
          <table:table-cell office:value-type="string">
            <text:p>Sic1 </text:p>
          </table:table-cell>
          <table:table-cell office:value-type="string">
            <text:p>+ Clb5,6</text:p>
          </table:table-cell>
          <table:table-cell office:value-type="string">
            <text:p>- Cdc20&amp;Cdc14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6.039">
            <text:p>966.039</text:p>
          </table:table-cell>
          <table:table-cell/>
          <table:table-cell office:value-type="string">
            <text:p>Clb1,2 </text:p>
          </table:table-cell>
          <table:table-cell office:value-type="string">
            <text:p>+ Cln1,2, MBF, Mcm1/SFF, Swi5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08571">
            <text:p>0.208571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6">
            <text:p>956</text:p>
          </table:table-cell>
          <table:table-cell/>
          <table:table-cell office:value-type="string">
            <text:p>Cln3 </text:p>
          </table:table-cell>
          <table:table-cell office:value-type="string">
            <text:p>+ Cdh1, MBF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0114">
            <text:p>0.500114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dh1,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8">
            <text:p>1028</text:p>
          </table:table-cell>
          <table:table-cell/>
          <table:table-cell office:value-type="string">
            <text:p>SBF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5001">
            <text:p>50.5001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Cdh1 </text:p>
          </table:table-cell>
          <table:table-cell office:value-type="string">
            <text:p>+ MBF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9">
            <text:p>909</text:p>
          </table:table-cell>
          <table:table-cell/>
          <table:table-cell office:value-type="string">
            <text:p>Swi5 </text:p>
          </table:table-cell>
          <table:table-cell office:value-type="string">
            <text:p>+ Cdh1, Mcm1/SF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.5">
            <text:p>240.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4">
            <text:p>784</text:p>
          </table:table-cell>
          <table:table-cell/>
          <table:table-cell office:value-type="string">
            <text:p>Clb5,6 </text:p>
          </table:table-cell>
          <table:table-cell office:value-type="string">
            <text:p>+ Cdh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.993">
            <text:p>184.993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Clb1,2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.45">
            <text:p>120.45</text:p>
          </table:table-cell>
          <table:table-cell/>
          <table:table-cell office:value-type="string">
            <text:p>Clb1,2 </text:p>
          </table:table-cell>
          <table:table-cell office:value-type="string">
            <text:p>+ Clb5,6</text:p>
          </table:table-cell>
          <table:table-cell office:value-type="string">
            <text:p>- Cln3, MBF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75">
            <text:p>64.75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b5,6</text:p>
          </table:table-cell>
          <table:table-cell office:value-type="string">
            <text:p>- Cln3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9091">
            <text:p>0.429091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h1,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/>
          <table:table-cell office:value-type="string">
            <text:p>MBF </text:p>
          </table:table-cell>
          <table:table-cell office:value-type="string">
            <text:p>+ Clb5,6, Sic1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.509">
            <text:p>146.509</text:p>
          </table:table-cell>
          <table:table-cell/>
          <table:table-cell office:value-type="string">
            <text:p>SBF </text:p>
          </table:table-cell>
          <table:table-cell office:value-type="string">
            <text:p>+ Swi5</text:p>
          </table:table-cell>
          <table:table-cell office:value-type="string">
            <text:p>- Cln1,2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2.054">
            <text:p>512.054</text:p>
          </table:table-cell>
          <table:table-cell/>
          <table:table-cell office:value-type="string">
            <text:p>Cln1,2 </text:p>
          </table:table-cell>
          <table:table-cell office:value-type="string">
            <text:p>+ Clb1,2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6.16">
            <text:p>436.16</text:p>
          </table:table-cell>
          <table:table-cell/>
          <table:table-cell office:value-type="string">
            <text:p>Cdh1 </text:p>
          </table:table-cell>
          <table:table-cell office:value-type="string">
            <text:p>+ Clb1,2, Swi5</text:p>
          </table:table-cell>
          <table:table-cell office:value-type="string">
            <text:p>- MB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1.443">
            <text:p>221.443</text:p>
          </table:table-cell>
          <table:table-cell/>
          <table:table-cell office:value-type="string">
            <text:p>Swi5 </text:p>
          </table:table-cell>
          <table:table-cell office:value-type="string">
            <text:p>+ SBF</text:p>
          </table:table-cell>
          <table:table-cell office:value-type="string">
            <text:p>- Cdh1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3.566">
            <text:p>293.56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</text:p>
          </table:table-cell>
          <table:table-cell office:value-type="string">
            <text:p>- Clb5,6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6.493">
            <text:p>226.493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Cdc20&amp;Cdc14, Cdh1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8.719">
            <text:p>208.719</text:p>
          </table:table-cell>
          <table:table-cell/>
          <table:table-cell office:value-type="string">
            <text:p>Mcm1/SFF </text:p>
          </table:table-cell>
          <table:table-cell office:value-type="string">
            <text:p>+ S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.9436">
            <text:p>42.9436</text:p>
          </table:table-cell>
          <table:table-cell/>
          <table:table-cell office:value-type="string">
            <text:p>Cln3 </text:p>
          </table:table-cell>
          <table:table-cell office:value-type="string">
            <text:p>+ Cdh1</text:p>
          </table:table-cell>
          <table:table-cell office:value-type="string">
            <text:p>- Cln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.9444">
            <text:p>33.9444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</text:p>
          </table:table-cell>
          <table:table-cell office:value-type="string">
            <text:p>- Clb5,6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7">
            <text:p>1107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Cln1,2, Sic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944">
            <text:p>512.944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8.943">
            <text:p>248.943</text:p>
          </table:table-cell>
          <table:table-cell/>
          <table:table-cell office:value-type="string">
            <text:p>Cdh1 </text:p>
          </table:table-cell>
          <table:table-cell office:value-type="string">
            <text:p>+ MBF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6.009">
            <text:p>836.009</text:p>
          </table:table-cell>
          <table:table-cell/>
          <table:table-cell office:value-type="string">
            <text:p>Swi5 </text:p>
          </table:table-cell>
          <table:table-cell office:value-type="string">
            <text:p>+ Cln1,2, Mcm1/SFF, Sic1</text:p>
          </table:table-cell>
          <table:table-cell office:value-type="string">
            <text:p>- Cdc20&amp;Cdc14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3566">
            <text:p>0.94356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6.943">
            <text:p>226.943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</text:p>
          </table:table-cell>
          <table:table-cell office:value-type="string">
            <text:p>- Cln3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167">
            <text:p>768.167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21">
            <text:p>768.021</text:p>
          </table:table-cell>
          <table:table-cell/>
          <table:table-cell office:value-type="string">
            <text:p>Clb1,2 </text:p>
          </table:table-cell>
          <table:table-cell office:value-type="string">
            <text:p>+ Sic1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2.57">
            <text:p>472.57</text:p>
          </table:table-cell>
          <table:table-cell/>
          <table:table-cell office:value-type="string">
            <text:p>Mcm1/SFF </text:p>
          </table:table-cell>
          <table:table-cell office:value-type="string">
            <text:p>+ Swi5</text:p>
          </table:table-cell>
          <table:table-cell office:value-type="string">
            <text:p>- Clb1,2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8409">
            <text:p>0.998409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c20&amp;Cdc14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MBF </text:p>
          </table:table-cell>
          <table:table-cell office:value-type="string">
            <text:p>+ Cln3, S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5">
            <text:p>455</text:p>
          </table:table-cell>
          <table:table-cell/>
          <table:table-cell office:value-type="string">
            <text:p>Cln1,2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88">
            <text:p>888</text:p>
          </table:table-cell>
          <table:table-cell/>
          <table:table-cell office:value-type="string">
            <text:p>Cdh1 </text:p>
          </table:table-cell>
          <table:table-cell office:value-type="string">
            <text:p>+ Clb5,6, Sic1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/>
          <table:table-cell office:value-type="string">
            <text:p>Swi5 </text:p>
          </table:table-cell>
          <table:table-cell office:value-type="string">
            <text:p>+ Cln1,2, Mcm1/SF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0">
            <text:p>960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, MBF, SB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02">
            <text:p>768.002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94">
            <text:p>512.9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.8002">
            <text:p>49.8002</text:p>
          </table:table-cell>
          <table:table-cell/>
          <table:table-cell office:value-type="string">
            <text:p>Clb1,2 </text:p>
          </table:table-cell>
          <table:table-cell office:value-type="string">
            <text:p>+ Mcm1/SFF</text:p>
          </table:table-cell>
          <table:table-cell office:value-type="string">
            <text:p>- Cdh1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5606">
            <text:p>0.665606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, Clb5,6, SBF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8">
            <text:p>398</text:p>
          </table:table-cell>
          <table:table-cell/>
          <table:table-cell office:value-type="string">
            <text:p>Cln3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0.903">
            <text:p>430.903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/>
          <table:table-cell office:value-type="string">
            <text:p>SBF </text:p>
          </table:table-cell>
          <table:table-cell office:value-type="string">
            <text:p>+ Swi5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Cln1,2 </text:p>
          </table:table-cell>
          <table:table-cell office:value-type="string">
            <text:p>+ Cdh1, Cln3</text:p>
          </table:table-cell>
          <table:table-cell office:value-type="string">
            <text:p>- Clb5,6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0">
            <text:p>1070</text:p>
          </table:table-cell>
          <table:table-cell/>
          <table:table-cell office:value-type="string">
            <text:p>Cdh1 </text:p>
          </table:table-cell>
          <table:table-cell office:value-type="string">
            <text:p>+ Clb5,6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0">
            <text:p>960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Clb1,2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0.219">
            <text:p>760.21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3.01">
            <text:p>1043.01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4">
            <text:p>1024.24</text:p>
          </table:table-cell>
          <table:table-cell/>
          <table:table-cell office:value-type="string">
            <text:p>Sic1 </text:p>
          </table:table-cell>
          <table:table-cell office:value-type="string">
            <text:p>+ Clb5,6, Cln3, Mcm1/SF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52">
            <text:p>768.052</text:p>
          </table:table-cell>
          <table:table-cell/>
          <table:table-cell office:value-type="string">
            <text:p>Clb1,2 </text:p>
          </table:table-cell>
          <table:table-cell office:value-type="string">
            <text:p>+ Swi5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2.293">
            <text:p>482.293</text:p>
          </table:table-cell>
          <table:table-cell/>
          <table:table-cell office:value-type="string">
            <text:p>Mcm1/SFF </text:p>
          </table:table-cell>
          <table:table-cell office:value-type="string">
            <text:p>+ Clb1,2, Cln3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4.999">
            <text:p>424.999</text:p>
          </table:table-cell>
          <table:table-cell/>
          <table:table-cell office:value-type="string">
            <text:p>Cln3 </text:p>
          </table:table-cell>
          <table:table-cell office:value-type="string">
            <text:p>+ Cln1,2, Mcm1/SF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332">
            <text:p>79.332</text:p>
          </table:table-cell>
          <table:table-cell/>
          <table:table-cell office:value-type="string">
            <text:p>MBF </text:p>
          </table:table-cell>
          <table:table-cell office:value-type="string">
            <text:p>+ Clb5,6</text:p>
          </table:table-cell>
          <table:table-cell office:value-type="string">
            <text:p>- Cdc20&amp;Cdc14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33282">
            <text:p>4.33282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Mcm1/SF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.666">
            <text:p>180.666</text:p>
          </table:table-cell>
          <table:table-cell/>
          <table:table-cell office:value-type="string">
            <text:p>Cln1,2 </text:p>
          </table:table-cell>
          <table:table-cell office:value-type="string">
            <text:p>+ SB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9.313">
            <text:p>439.313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1.941">
            <text:p>441.941</text:p>
          </table:table-cell>
          <table:table-cell/>
          <table:table-cell office:value-type="string">
            <text:p>Swi5 </text:p>
          </table:table-cell>
          <table:table-cell office:value-type="string">
            <text:p>+ Cdh1, Clb1,2,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4.333">
            <text:p>124.333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</text:p>
          </table:table-cell>
          <table:table-cell office:value-type="string">
            <text:p>- Cln3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.9992">
            <text:p>68.9992</text:p>
          </table:table-cell>
          <table:table-cell/>
          <table:table-cell office:value-type="string">
            <text:p>Clb5,6 </text:p>
          </table:table-cell>
          <table:table-cell office:value-type="string">
            <text:p>+ Cln1,2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3.003">
            <text:p>673.003</text:p>
          </table:table-cell>
          <table:table-cell/>
          <table:table-cell office:value-type="string">
            <text:p>Sic1 </text:p>
          </table:table-cell>
          <table:table-cell office:value-type="string">
            <text:p>+ Clb5,6, Swi5</text:p>
          </table:table-cell>
          <table:table-cell office:value-type="string">
            <text:p>- Cdc20&amp;Cdc14,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4.313">
            <text:p>114.313</text:p>
          </table:table-cell>
          <table:table-cell/>
          <table:table-cell office:value-type="string">
            <text:p>Clb1,2 </text:p>
          </table:table-cell>
          <table:table-cell office:value-type="string">
            <text:p>+ SBF</text:p>
          </table:table-cell>
          <table:table-cell office:value-type="string">
            <text:p>- Cln3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6296">
            <text:p>0.266296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6">
            <text:p>906</text:p>
          </table:table-cell>
          <table:table-cell/>
          <table:table-cell office:value-type="string">
            <text:p>Cln3 </text:p>
          </table:table-cell>
          <table:table-cell office:value-type="string">
            <text:p>+ Clb5,6, Sic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/>
          <table:table-cell office:value-type="string">
            <text:p>MBF </text:p>
          </table:table-cell>
          <table:table-cell office:value-type="string">
            <text:p>+ SBF, Sic1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.5524">
            <text:p>76.55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48252">
            <text:p>8.48252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, Clb1,2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6.483">
            <text:p>436.483</text:p>
          </table:table-cell>
          <table:table-cell/>
          <table:table-cell office:value-type="string">
            <text:p>Cdh1 </text:p>
          </table:table-cell>
          <table:table-cell office:value-type="string">
            <text:p>+ Mcm1/SFF, Sic1</text:p>
          </table:table-cell>
          <table:table-cell office:value-type="string">
            <text:p>- Cdc20&amp;Cdc14, Cln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4.364">
            <text:p>484.364</text:p>
          </table:table-cell>
          <table:table-cell/>
          <table:table-cell office:value-type="string">
            <text:p>Swi5 </text:p>
          </table:table-cell>
          <table:table-cell office:value-type="string">
            <text:p>+ Sic1</text:p>
          </table:table-cell>
          <table:table-cell office:value-type="string">
            <text:p>- Cln3,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4">
            <text:p>1034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Clb1,2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8.965">
            <text:p>348.965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</text:p>
          </table:table-cell>
          <table:table-cell office:value-type="string">
            <text:p>- Cdh1,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364">
            <text:p>512.36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27729">
            <text:p>8.27729</text:p>
          </table:table-cell>
          <table:table-cell/>
          <table:table-cell office:value-type="string">
            <text:p>Cln3 </text:p>
          </table:table-cell>
          <table:table-cell office:value-type="string">
            <text:p>+ Cln1,2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8.723">
            <text:p>208.723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, Sic1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0">
            <text:p>640</text:p>
          </table:table-cell>
          <table:table-cell/>
          <table:table-cell office:value-type="string">
            <text:p>SBF </text:p>
          </table:table-cell>
          <table:table-cell office:value-type="string">
            <text:p>+ Cdh1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.259">
            <text:p>120.259</text:p>
          </table:table-cell>
          <table:table-cell/>
          <table:table-cell office:value-type="string">
            <text:p>Cln1,2 </text:p>
          </table:table-cell>
          <table:table-cell office:value-type="string">
            <text:p>+ Clb1,2</text:p>
          </table:table-cell>
          <table:table-cell office:value-type="string">
            <text:p>- Cdh1,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8">
            <text:p>928</text:p>
          </table:table-cell>
          <table:table-cell/>
          <table:table-cell office:value-type="string">
            <text:p>Cdh1 </text:p>
          </table:table-cell>
          <table:table-cell office:value-type="string">
            <text:p>+ Clb5,6, Cln1,2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1.964">
            <text:p>121.964</text:p>
          </table:table-cell>
          <table:table-cell/>
          <table:table-cell office:value-type="string">
            <text:p>Swi5 </text:p>
          </table:table-cell>
          <table:table-cell office:value-type="string">
            <text:p>+ Cln3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8.242">
            <text:p>268.24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BF</text:p>
          </table:table-cell>
          <table:table-cell office:value-type="string">
            <text:p>- Clb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9309">
            <text:p>0.259309</text:p>
          </table:table-cell>
          <table:table-cell/>
          <table:table-cell office:value-type="string">
            <text:p>Clb5,6 </text:p>
          </table:table-cell>
          <table:table-cell office:value-type="string">
            <text:p>+ Swi5</text:p>
          </table:table-cell>
          <table:table-cell office:value-type="string">
            <text:p>- Cdh1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.5166">
            <text:p>72.5166</text:p>
          </table:table-cell>
          <table:table-cell/>
          <table:table-cell office:value-type="string">
            <text:p>Sic1 </text:p>
          </table:table-cell>
          <table:table-cell office:value-type="string">
            <text:p>+ Cln1,2, Mcm1/SF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2">
            <text:p>752</text:p>
          </table:table-cell>
          <table:table-cell/>
          <table:table-cell office:value-type="string">
            <text:p>Clb1,2 </text:p>
          </table:table-cell>
          <table:table-cell office:value-type="string">
            <text:p>+ Clb5,6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4377">
            <text:p>0.214377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1.873">
            <text:p>271.873</text:p>
          </table:table-cell>
          <table:table-cell/>
          <table:table-cell office:value-type="string">
            <text:p>Cln3 </text:p>
          </table:table-cell>
          <table:table-cell office:value-type="string">
            <text:p>+ Clb5,6, Mcm1/SFF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578">
            <text:p>256.578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14">
            <text:p>1114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Clb5,6, MBF, Mcm1/SFF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2.535">
            <text:p>172.535</text:p>
          </table:table-cell>
          <table:table-cell/>
          <table:table-cell office:value-type="string">
            <text:p>Cln1,2 </text:p>
          </table:table-cell>
          <table:table-cell office:value-type="string">
            <text:p>+ Cln3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9.578">
            <text:p>249.578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</text:p>
          </table:table-cell>
          <table:table-cell office:value-type="string">
            <text:p>- Clb5,6,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2.028">
            <text:p>742.028</text:p>
          </table:table-cell>
          <table:table-cell/>
          <table:table-cell office:value-type="string">
            <text:p>Swi5 </text:p>
          </table:table-cell>
          <table:table-cell office:value-type="string">
            <text:p>+ Cln3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5.141">
            <text:p>845.14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b1,2, M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507">
            <text:p>512.507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5">
            <text:p>512.5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7093">
            <text:p>0.507093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4.394">
            <text:p>144.39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1.873">
            <text:p>271.873</text:p>
          </table:table-cell>
          <table:table-cell/>
          <table:table-cell office:value-type="string">
            <text:p>Cln3 </text:p>
          </table:table-cell>
          <table:table-cell office:value-type="string">
            <text:p>+ Clb5,6, Mcm1/SFF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578">
            <text:p>256.578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14">
            <text:p>1114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Clb5,6, MBF, Mcm1/SFF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2.535">
            <text:p>172.535</text:p>
          </table:table-cell>
          <table:table-cell/>
          <table:table-cell office:value-type="string">
            <text:p>Cln1,2 </text:p>
          </table:table-cell>
          <table:table-cell office:value-type="string">
            <text:p>+ Cln3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9.578">
            <text:p>249.578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</text:p>
          </table:table-cell>
          <table:table-cell office:value-type="string">
            <text:p>- Clb5,6,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2.028">
            <text:p>742.028</text:p>
          </table:table-cell>
          <table:table-cell/>
          <table:table-cell office:value-type="string">
            <text:p>Swi5 </text:p>
          </table:table-cell>
          <table:table-cell office:value-type="string">
            <text:p>+ Cln3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5.141">
            <text:p>845.14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b1,2, M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507">
            <text:p>512.507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5">
            <text:p>512.5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7093">
            <text:p>0.507093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4.394">
            <text:p>144.39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84127">
            <text:p>2.84127</text:p>
          </table:table-cell>
          <table:table-cell/>
          <table:table-cell office:value-type="string">
            <text:p>Cln3 </text:p>
          </table:table-cell>
          <table:table-cell office:value-type="string">
            <text:p>+ Cln1,2</text:p>
          </table:table-cell>
          <table:table-cell office:value-type="string">
            <text:p>- Clb5,6, MBF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6.19">
            <text:p>556.19</text:p>
          </table:table-cell>
          <table:table-cell/>
          <table:table-cell office:value-type="string">
            <text:p>MBF </text:p>
          </table:table-cell>
          <table:table-cell office:value-type="string">
            <text:p>+ Clb1,2, Swi5</text:p>
          </table:table-cell>
          <table:table-cell office:value-type="string">
            <text:p>- Clb5,6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5">
            <text:p>1075</text:p>
          </table:table-cell>
          <table:table-cell/>
          <table:table-cell office:value-type="string">
            <text:p>SBF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1269">
            <text:p>0.841269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M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6.238">
            <text:p>726.238</text:p>
          </table:table-cell>
          <table:table-cell/>
          <table:table-cell office:value-type="string">
            <text:p>Cdh1 </text:p>
          </table:table-cell>
          <table:table-cell office:value-type="string">
            <text:p>+ Clb1,2, Cln3</text:p>
          </table:table-cell>
          <table:table-cell office:value-type="string">
            <text:p>- Cdc20&amp;Cdc14, Cln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9.238">
            <text:p>379.238</text:p>
          </table:table-cell>
          <table:table-cell/>
          <table:table-cell office:value-type="string">
            <text:p>Swi5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1269">
            <text:p>0.84126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8">
            <text:p>948</text:p>
          </table:table-cell>
          <table:table-cell/>
          <table:table-cell office:value-type="string">
            <text:p>Clb5,6 </text:p>
          </table:table-cell>
          <table:table-cell office:value-type="string">
            <text:p>+ Mcm1/SFF, Sic1, Swi5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2">
            <text:p>1024.02</text:p>
          </table:table-cell>
          <table:table-cell/>
          <table:table-cell office:value-type="string">
            <text:p>Sic1 </text:p>
          </table:table-cell>
          <table:table-cell office:value-type="string">
            <text:p>+ Clb1,2,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4">
            <text:p>1024.24</text:p>
          </table:table-cell>
          <table:table-cell/>
          <table:table-cell office:value-type="string">
            <text:p>Clb1,2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.571">
            <text:p>240.571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183">
            <text:p>0.79183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21">
            <text:p>768.021</text:p>
          </table:table-cell>
          <table:table-cell/>
          <table:table-cell office:value-type="string">
            <text:p>SBF </text:p>
          </table:table-cell>
          <table:table-cell office:value-type="string">
            <text:p>+ Sic1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2.99">
            <text:p>152.99</text:p>
          </table:table-cell>
          <table:table-cell/>
          <table:table-cell office:value-type="string">
            <text:p>Cln1,2 </text:p>
          </table:table-cell>
          <table:table-cell office:value-type="string">
            <text:p>+ Clb5,6</text:p>
          </table:table-cell>
          <table:table-cell office:value-type="string">
            <text:p>- MBF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183">
            <text:p>0.79183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b5,6, Cln1,2,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8">
            <text:p>418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BF, Mcm1/SF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1496">
            <text:p>0.791496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dc20&amp;Cdc14, Cln1,2, Cln3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3">
            <text:p>1024.03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Cdh1, Clb5,6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.36">
            <text:p>216.36</text:p>
          </table:table-cell>
          <table:table-cell/>
          <table:table-cell office:value-type="string">
            <text:p>Clb1,2 </text:p>
          </table:table-cell>
          <table:table-cell office:value-type="string">
            <text:p>+ Clb5,6, SBF</text:p>
          </table:table-cell>
          <table:table-cell office:value-type="string">
            <text:p>- Cln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9384">
            <text:p>2.5938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h1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.4789">
            <text:p>36.4789</text:p>
          </table:table-cell>
          <table:table-cell/>
          <table:table-cell office:value-type="string">
            <text:p>Cln3 </text:p>
          </table:table-cell>
          <table:table-cell office:value-type="string">
            <text:p>+ Cln1,2</text:p>
          </table:table-cell>
          <table:table-cell office:value-type="string">
            <text:p>- Clb5,6,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2.169">
            <text:p>702.169</text:p>
          </table:table-cell>
          <table:table-cell/>
          <table:table-cell office:value-type="string">
            <text:p>MBF </text:p>
          </table:table-cell>
          <table:table-cell office:value-type="string">
            <text:p>+ Mcm1/SF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479">
            <text:p>512.479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9859">
            <text:p>64.9859</text:p>
          </table:table-cell>
          <table:table-cell/>
          <table:table-cell office:value-type="string">
            <text:p>Cln1,2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775">
            <text:p>34.5775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M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b5,6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88">
            <text:p>888</text:p>
          </table:table-cell>
          <table:table-cell/>
          <table:table-cell office:value-type="string">
            <text:p>Clb5,6 </text:p>
          </table:table-cell>
          <table:table-cell office:value-type="string">
            <text:p>+ MBF, Swi5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0">
            <text:p>640</text:p>
          </table:table-cell>
          <table:table-cell/>
          <table:table-cell office:value-type="string">
            <text:p>Sic1 </text:p>
          </table:table-cell>
          <table:table-cell office:value-type="string">
            <text:p>+ Cln3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.507">
            <text:p>88.507</text:p>
          </table:table-cell>
          <table:table-cell/>
          <table:table-cell office:value-type="string">
            <text:p>Clb1,2 </text:p>
          </table:table-cell>
          <table:table-cell office:value-type="string">
            <text:p>+ Cln3</text:p>
          </table:table-cell>
          <table:table-cell office:value-type="string">
            <text:p>- Mcm1/SFF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4.282">
            <text:p>444.282</text:p>
          </table:table-cell>
          <table:table-cell/>
          <table:table-cell office:value-type="string">
            <text:p>Mcm1/SFF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6">
            <text:p>556</text:p>
          </table:table-cell>
          <table:table-cell/>
          <table:table-cell office:value-type="string">
            <text:p>Cln3 </text:p>
          </table:table-cell>
          <table:table-cell office:value-type="string">
            <text:p>+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4.5">
            <text:p>514.5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4">
            <text:p>1094</text:p>
          </table:table-cell>
          <table:table-cell/>
          <table:table-cell office:value-type="string">
            <text:p>Cdh1 </text:p>
          </table:table-cell>
          <table:table-cell office:value-type="string">
            <text:p>+ Mcm1/SFF, SBF, Sic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4.87">
            <text:p>454.87</text:p>
          </table:table-cell>
          <table:table-cell/>
          <table:table-cell office:value-type="string">
            <text:p>Swi5 </text:p>
          </table:table-cell>
          <table:table-cell office:value-type="string">
            <text:p>+ Mcm1/SFF, Sic1</text:p>
          </table:table-cell>
          <table:table-cell office:value-type="string">
            <text:p>- Cln3, S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, Cln1,2, Mcm1/SFF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.4999">
            <text:p>56.4999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dc20&amp;Cdc14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.4939">
            <text:p>88.4939</text:p>
          </table:table-cell>
          <table:table-cell/>
          <table:table-cell office:value-type="string">
            <text:p>Sic1 </text:p>
          </table:table-cell>
          <table:table-cell office:value-type="string">
            <text:p>+ SBF</text:p>
          </table:table-cell>
          <table:table-cell office:value-type="string">
            <text:p>- Cdc20&amp;Cdc14, Cdh1, Clb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0.787">
            <text:p>540.787</text:p>
          </table:table-cell>
          <table:table-cell/>
          <table:table-cell office:value-type="string">
            <text:p>Clb1,2 </text:p>
          </table:table-cell>
          <table:table-cell office:value-type="string">
            <text:p>+ Mcm1/SFF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.375">
            <text:p>56.375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Cdh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87457">
            <text:p>2.87457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h1,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225">
            <text:p>768.225</text:p>
          </table:table-cell>
          <table:table-cell/>
          <table:table-cell office:value-type="string">
            <text:p>MBF </text:p>
          </table:table-cell>
          <table:table-cell office:value-type="string">
            <text:p>+ Clb1,2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.8888">
            <text:p>23.8888</text:p>
          </table:table-cell>
          <table:table-cell/>
          <table:table-cell office:value-type="string">
            <text:p>SBF </text:p>
          </table:table-cell>
          <table:table-cell office:value-type="string">
            <text:p>+ Cln3</text:p>
          </table:table-cell>
          <table:table-cell office:value-type="string">
            <text:p>- MB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87457">
            <text:p>8.87457</text:p>
          </table:table-cell>
          <table:table-cell/>
          <table:table-cell office:value-type="string">
            <text:p>Cln1,2 </text:p>
          </table:table-cell>
          <table:table-cell office:value-type="string">
            <text:p>+ SBF</text:p>
          </table:table-cell>
          <table:table-cell office:value-type="string">
            <text:p>- Cdc20&amp;Cdc14, Cdh1, Cln3,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875">
            <text:p>128.875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n1,2, Cln3, Swi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861">
            <text:p>512.861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4566">
            <text:p>0.87456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8">
            <text:p>1038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, Cln3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3">
            <text:p>1024.23</text:p>
          </table:table-cell>
          <table:table-cell/>
          <table:table-cell office:value-type="string">
            <text:p>Clb1,2 </text:p>
          </table:table-cell>
          <table:table-cell office:value-type="string">
            <text:p>+ Cdh1, Clb5,6, Mcm1/SF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312">
            <text:p>896.312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Cln3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017">
            <text:p>896.017</text:p>
          </table:table-cell>
          <table:table-cell/>
          <table:table-cell office:value-type="string">
            <text:p>Cln3 </text:p>
          </table:table-cell>
          <table:table-cell office:value-type="string">
            <text:p>+ Clb1,2, Mcm1/SF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0">
            <text:p>460</text:p>
          </table:table-cell>
          <table:table-cell/>
          <table:table-cell office:value-type="string">
            <text:p>MBF </text:p>
          </table:table-cell>
          <table:table-cell office:value-type="string">
            <text:p>+ Clb5,6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6.452">
            <text:p>486.452</text:p>
          </table:table-cell>
          <table:table-cell/>
          <table:table-cell office:value-type="string">
            <text:p>SBF </text:p>
          </table:table-cell>
          <table:table-cell office:value-type="string">
            <text:p>+ Cdh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24704">
            <text:p>0.324704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.452">
            <text:p>174.452</text:p>
          </table:table-cell>
          <table:table-cell/>
          <table:table-cell office:value-type="string">
            <text:p>Cdh1 </text:p>
          </table:table-cell>
          <table:table-cell office:value-type="string">
            <text:p>+ MBF</text:p>
          </table:table-cell>
          <table:table-cell office:value-type="string">
            <text:p>- Mcm1/SF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24704">
            <text:p>0.324704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.4519">
            <text:p>99.451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8">
            <text:p>778</text:p>
          </table:table-cell>
          <table:table-cell/>
          <table:table-cell office:value-type="string">
            <text:p>Clb5,6 </text:p>
          </table:table-cell>
          <table:table-cell office:value-type="string">
            <text:p>+ Cln1,2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.3233">
            <text:p>38.3233</text:p>
          </table:table-cell>
          <table:table-cell/>
          <table:table-cell office:value-type="string">
            <text:p>Sic1 </text:p>
          </table:table-cell>
          <table:table-cell office:value-type="string">
            <text:p>+ Clb5,6</text:p>
          </table:table-cell>
          <table:table-cell office:value-type="string">
            <text:p>- Cdh1, Cln1,2, Cln3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1">
            <text:p>1024.1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Cdh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5.671">
            <text:p>125.671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Sic1</text:p>
          </table:table-cell>
          <table:table-cell office:value-type="string">
            <text:p>- Clb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.3339">
            <text:p>62.3339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4">
            <text:p>1094</text:p>
          </table:table-cell>
          <table:table-cell/>
          <table:table-cell office:value-type="string">
            <text:p>MBF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0">
            <text:p>1070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.3333">
            <text:p>23.3333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9">
            <text:p>929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Swi5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6667">
            <text:p>64.6667</text:p>
          </table:table-cell>
          <table:table-cell/>
          <table:table-cell office:value-type="string">
            <text:p>Swi5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8">
            <text:p>798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, MBF, Mcm1/SF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333">
            <text:p>128.333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n1,2,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4.999">
            <text:p>344.999</text:p>
          </table:table-cell>
          <table:table-cell/>
          <table:table-cell office:value-type="string">
            <text:p>Sic1 </text:p>
          </table:table-cell>
          <table:table-cell office:value-type="string">
            <text:p>+ Cdh1, MBF</text:p>
          </table:table-cell>
          <table:table-cell office:value-type="string">
            <text:p>- Clb5,6, Cln1,2, Mcm1/SF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5.976">
            <text:p>245.976</text:p>
          </table:table-cell>
          <table:table-cell/>
          <table:table-cell office:value-type="string">
            <text:p>Clb1,2 </text:p>
          </table:table-cell>
          <table:table-cell office:value-type="string">
            <text:p>+ Mcm1/SFF, Swi5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26667">
            <text:p>4.26667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h1,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7.274">
            <text:p>327.274</text:p>
          </table:table-cell>
          <table:table-cell/>
          <table:table-cell office:value-type="string">
            <text:p>Cln3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7">
            <text:p>1067</text:p>
          </table:table-cell>
          <table:table-cell/>
          <table:table-cell office:value-type="string">
            <text:p>MBF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6.904">
            <text:p>566.904</text:p>
          </table:table-cell>
          <table:table-cell/>
          <table:table-cell office:value-type="string">
            <text:p>SBF </text:p>
          </table:table-cell>
          <table:table-cell office:value-type="string">
            <text:p>+ Clb1,2, Sic1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456">
            <text:p>512.456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dh1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8">
            <text:p>948</text:p>
          </table:table-cell>
          <table:table-cell/>
          <table:table-cell office:value-type="string">
            <text:p>Swi5 </text:p>
          </table:table-cell>
          <table:table-cell office:value-type="string">
            <text:p>+ Cdh1, Clb5,6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6.274">
            <text:p>346.27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.4563">
            <text:p>70.4563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Cln1,2, Sic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8.452">
            <text:p>388.452</text:p>
          </table:table-cell>
          <table:table-cell/>
          <table:table-cell office:value-type="string">
            <text:p>Sic1 </text:p>
          </table:table-cell>
          <table:table-cell office:value-type="string">
            <text:p>+ SBF, Swi5</text:p>
          </table:table-cell>
          <table:table-cell office:value-type="string">
            <text:p>- Cdc20&amp;Cdc14, Cdh1,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2.419">
            <text:p>112.419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</text:p>
          </table:table-cell>
          <table:table-cell office:value-type="string">
            <text:p>- M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1.274">
            <text:p>661.274</text:p>
          </table:table-cell>
          <table:table-cell/>
          <table:table-cell office:value-type="string">
            <text:p>Mcm1/SFF </text:p>
          </table:table-cell>
          <table:table-cell office:value-type="string">
            <text:p>+ Cln1,2, SBF, Swi5</text:p>
          </table:table-cell>
          <table:table-cell office:value-type="string">
            <text:p>- Clb1,2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2">
            <text:p>672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, Cdh1</text:p>
          </table:table-cell>
          <table:table-cell office:value-type="string">
            <text:p>-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5">
            <text:p>955</text:p>
          </table:table-cell>
          <table:table-cell/>
          <table:table-cell office:value-type="string">
            <text:p>MBF </text:p>
          </table:table-cell>
          <table:table-cell office:value-type="string">
            <text:p>+ Cdh1, Cln3, Swi5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2.333">
            <text:p>752.333</text:p>
          </table:table-cell>
          <table:table-cell/>
          <table:table-cell office:value-type="string">
            <text:p>SBF </text:p>
          </table:table-cell>
          <table:table-cell office:value-type="string">
            <text:p>+ Mcm1/SF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998">
            <text:p>128.998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n3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4.799">
            <text:p>354.799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</text:p>
          </table:table-cell>
          <table:table-cell office:value-type="string">
            <text:p>- Clb1,2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0">
            <text:p>840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, Cln3, Sic1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1.996">
            <text:p>101.996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S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8.941">
            <text:p>428.941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799">
            <text:p>512.799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2.333">
            <text:p>892.333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b1,2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1">
            <text:p>801</text:p>
          </table:table-cell>
          <table:table-cell/>
          <table:table-cell office:value-type="string">
            <text:p>Cln3 </text:p>
          </table:table-cell>
          <table:table-cell office:value-type="string">
            <text:p>+ Cdh1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  <table:table-cell/>
          <table:table-cell office:value-type="string">
            <text:p>MBF </text:p>
          </table:table-cell>
          <table:table-cell office:value-type="string">
            <text:p>+ Cln3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2">
            <text:p>1072</text:p>
          </table:table-cell>
          <table:table-cell/>
          <table:table-cell office:value-type="string">
            <text:p>SBF </text:p>
          </table:table-cell>
          <table:table-cell office:value-type="string">
            <text:p>+ M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0">
            <text:p>950</text:p>
          </table:table-cell>
          <table:table-cell/>
          <table:table-cell office:value-type="string">
            <text:p>Cln1,2 </text:p>
          </table:table-cell>
          <table:table-cell office:value-type="string">
            <text:p>+ Clb5,6, Mcm1/SF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5">
            <text:p>1095</text:p>
          </table:table-cell>
          <table:table-cell/>
          <table:table-cell office:value-type="string">
            <text:p>Cdh1 </text:p>
          </table:table-cell>
          <table:table-cell office:value-type="string">
            <text:p>+ Cln1,2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99609">
            <text:p>2.99609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dh1, Cln3,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, SBF</text:p>
          </table:table-cell>
          <table:table-cell office:value-type="string">
            <text:p>- Clb1,2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2">
            <text:p>1032</text:p>
          </table:table-cell>
          <table:table-cell/>
          <table:table-cell office:value-type="string">
            <text:p>Clb5,6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6">
            <text:p>1024.06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2.2">
            <text:p>892.2</text:p>
          </table:table-cell>
          <table:table-cell/>
          <table:table-cell office:value-type="string">
            <text:p>Clb1,2 </text:p>
          </table:table-cell>
          <table:table-cell office:value-type="string">
            <text:p>+ Cdh1, Cln1,2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8.333">
            <text:p>928.333</text:p>
          </table:table-cell>
          <table:table-cell/>
          <table:table-cell office:value-type="string">
            <text:p>Mcm1/SFF </text:p>
          </table:table-cell>
          <table:table-cell office:value-type="string">
            <text:p>+ Cdh1, Clb5,6, Swi5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1">
            <text:p>671</text:p>
          </table:table-cell>
          <table:table-cell/>
          <table:table-cell office:value-type="string">
            <text:p>Cln3 </text:p>
          </table:table-cell>
          <table:table-cell office:value-type="string">
            <text:p>+ Clb5,6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4.496">
            <text:p>214.496</text:p>
          </table:table-cell>
          <table:table-cell/>
          <table:table-cell office:value-type="string">
            <text:p>MBF </text:p>
          </table:table-cell>
          <table:table-cell office:value-type="string">
            <text:p>+ SBF</text:p>
          </table:table-cell>
          <table:table-cell office:value-type="string">
            <text:p>- Clb1,2, Sic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6.993">
            <text:p>336.993</text:p>
          </table:table-cell>
          <table:table-cell/>
          <table:table-cell office:value-type="string">
            <text:p>SBF </text:p>
          </table:table-cell>
          <table:table-cell office:value-type="string">
            <text:p>+ M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1.012">
            <text:p>511.012</text:p>
          </table:table-cell>
          <table:table-cell/>
          <table:table-cell office:value-type="string">
            <text:p>Cdh1 </text:p>
          </table:table-cell>
          <table:table-cell office:value-type="string">
            <text:p>+ Clb5,6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4">
            <text:p>864</text:p>
          </table:table-cell>
          <table:table-cell/>
          <table:table-cell office:value-type="string">
            <text:p>Swi5 </text:p>
          </table:table-cell>
          <table:table-cell office:value-type="string">
            <text:p>+ Clb5,6, SBF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8.869">
            <text:p>198.86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1.01">
            <text:p>451.01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, Cdh1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0.454">
            <text:p>150.454</text:p>
          </table:table-cell>
          <table:table-cell/>
          <table:table-cell office:value-type="string">
            <text:p>Clb1,2 </text:p>
          </table:table-cell>
          <table:table-cell office:value-type="string">
            <text:p>+ Clb5,6</text:p>
          </table:table-cell>
          <table:table-cell office:value-type="string">
            <text:p>- Cdc20&amp;Cdc14, SB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3.373">
            <text:p>153.373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.9997">
            <text:p>35.9997</text:p>
          </table:table-cell>
          <table:table-cell/>
          <table:table-cell office:value-type="string">
            <text:p>Cln3 </text:p>
          </table:table-cell>
          <table:table-cell office:value-type="string">
            <text:p>+ Sic1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4">
            <text:p>794</text:p>
          </table:table-cell>
          <table:table-cell/>
          <table:table-cell office:value-type="string">
            <text:p>MBF </text:p>
          </table:table-cell>
          <table:table-cell office:value-type="string">
            <text:p>+ Cln3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4">
            <text:p>734</text:p>
          </table:table-cell>
          <table:table-cell/>
          <table:table-cell office:value-type="string">
            <text:p>SBF </text:p>
          </table:table-cell>
          <table:table-cell office:value-type="string">
            <text:p>+ MB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9.001">
            <text:p>799.001</text:p>
          </table:table-cell>
          <table:table-cell/>
          <table:table-cell office:value-type="string">
            <text:p>Cln1,2 </text:p>
          </table:table-cell>
          <table:table-cell office:value-type="string">
            <text:p>+ Clb5,6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8885">
            <text:p>24.8885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6.888">
            <text:p>426.888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9.001">
            <text:p>729.00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, MBF, Mcm1/SFF</text:p>
          </table:table-cell>
          <table:table-cell office:value-type="string">
            <text:p>-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4">
            <text:p>1054</text:p>
          </table:table-cell>
          <table:table-cell/>
          <table:table-cell office:value-type="string">
            <text:p>Clb5,6 </text:p>
          </table:table-cell>
          <table:table-cell office:value-type="string">
            <text:p>+ Clb1,2, Cln3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3">
            <text:p>1024.23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1678">
            <text:p>0.601678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Cdc20&amp;Cdc14, Cln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6.429">
            <text:p>106.429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0.142">
            <text:p>650.142</text:p>
          </table:table-cell>
          <table:table-cell/>
          <table:table-cell office:value-type="string">
            <text:p>MBF </text:p>
          </table:table-cell>
          <table:table-cell office:value-type="string">
            <text:p>+ Clb5,6, Mcm1/SFF</text:p>
          </table:table-cell>
          <table:table-cell office:value-type="string">
            <text:p>- Sic1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Clb1,2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289">
            <text:p>20.4289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.429">
            <text:p>168.429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</text:p>
          </table:table-cell>
          <table:table-cell office:value-type="string">
            <text:p>- Clb5,6, Cln3,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6.997">
            <text:p>496.997</text:p>
          </table:table-cell>
          <table:table-cell/>
          <table:table-cell office:value-type="string">
            <text:p>Swi5 </text:p>
          </table:table-cell>
          <table:table-cell office:value-type="string">
            <text:p>+ Mcm1/SFF</text:p>
          </table:table-cell>
          <table:table-cell office:value-type="string">
            <text:p>- Cln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.858">
            <text:p>280.858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42886">
            <text:p>8.42886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Mcm1/SF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.427">
            <text:p>280.427</text:p>
          </table:table-cell>
          <table:table-cell/>
          <table:table-cell office:value-type="string">
            <text:p>Sic1 </text:p>
          </table:table-cell>
          <table:table-cell office:value-type="string">
            <text:p>+ Clb5,6</text:p>
          </table:table-cell>
          <table:table-cell office:value-type="string">
            <text:p>- Cdh1, Cln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.4025">
            <text:p>88.4025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6.143">
            <text:p>416.143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3">
            <text:p>753</text:p>
          </table:table-cell>
          <table:table-cell/>
          <table:table-cell office:value-type="string">
            <text:p>Cln3 </text:p>
          </table:table-cell>
          <table:table-cell office:value-type="string">
            <text:p>+ Cdh1,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2">
            <text:p>1092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,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6102">
            <text:p>18.6102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h1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83333">
            <text:p>4.83333</text:p>
          </table:table-cell>
          <table:table-cell/>
          <table:table-cell office:value-type="string">
            <text:p>Cln1,2 </text:p>
          </table:table-cell>
          <table:table-cell office:value-type="string">
            <text:p>+ Mcm1/SFF, Sic1</text:p>
          </table:table-cell>
          <table:table-cell office:value-type="string">
            <text:p>- Clb5,6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61">
            <text:p>256.61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Swi5 </text:p>
          </table:table-cell>
          <table:table-cell office:value-type="string">
            <text:p>+ Cln1,2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MB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6.584">
            <text:p>116.584</text:p>
          </table:table-cell>
          <table:table-cell/>
          <table:table-cell office:value-type="string">
            <text:p>Sic1 </text:p>
          </table:table-cell>
          <table:table-cell office:value-type="string">
            <text:p>+ Cln3</text:p>
          </table:table-cell>
          <table:table-cell office:value-type="string">
            <text:p>- Cdh1, Clb5,6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9.522">
            <text:p>119.522</text:p>
          </table:table-cell>
          <table:table-cell/>
          <table:table-cell office:value-type="string">
            <text:p>Clb1,2 </text:p>
          </table:table-cell>
          <table:table-cell office:value-type="string">
            <text:p>+ Cln1,2</text:p>
          </table:table-cell>
          <table:table-cell office:value-type="string">
            <text:p>- S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4069">
            <text:p>16.4069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.5">
            <text:p>146.5</text:p>
          </table:table-cell>
          <table:table-cell/>
          <table:table-cell office:value-type="string">
            <text:p>Cln3 </text:p>
          </table:table-cell>
          <table:table-cell office:value-type="string">
            <text:p>+ SBF</text:p>
          </table:table-cell>
          <table:table-cell office:value-type="string">
            <text:p>- Cdc20&amp;Cdc14, Clb1,2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MBF </text:p>
          </table:table-cell>
          <table:table-cell office:value-type="string">
            <text:p>+ Cln3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7.667">
            <text:p>327.667</text:p>
          </table:table-cell>
          <table:table-cell/>
          <table:table-cell office:value-type="string">
            <text:p>Cln1,2 </text:p>
          </table:table-cell>
          <table:table-cell office:value-type="string">
            <text:p>+ Sic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34">
            <text:p>1134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Cln1,2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.5">
            <text:p>224.5</text:p>
          </table:table-cell>
          <table:table-cell/>
          <table:table-cell office:value-type="string">
            <text:p>Swi5 </text:p>
          </table:table-cell>
          <table:table-cell office:value-type="string">
            <text:p>+ Mcm1/SFF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Clb5,6 </text:p>
          </table:table-cell>
          <table:table-cell office:value-type="string">
            <text:p>+ SBF, Swi5</text:p>
          </table:table-cell>
          <table:table-cell office:value-type="string">
            <text:p>- Cdc20&amp;Cdc14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4939">
            <text:p>40.4939</text:p>
          </table:table-cell>
          <table:table-cell/>
          <table:table-cell office:value-type="string">
            <text:p>Sic1 </text:p>
          </table:table-cell>
          <table:table-cell office:value-type="string">
            <text:p>+ Cln1,2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3337">
            <text:p>74.3337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</text:p>
          </table:table-cell>
          <table:table-cell office:value-type="string">
            <text:p>-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25">
            <text:p>768.25</text:p>
          </table:table-cell>
          <table:table-cell/>
          <table:table-cell office:value-type="string">
            <text:p>Mcm1/SFF </text:p>
          </table:table-cell>
          <table:table-cell office:value-type="string">
            <text:p>+ Cdh1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2.227">
            <text:p>512.227</text:p>
          </table:table-cell>
          <table:table-cell/>
          <table:table-cell office:value-type="string">
            <text:p>Cln3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1464">
            <text:p>0.88146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ln1,2, Cln3, MBF,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9">
            <text:p>819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7">
            <text:p>1097</text:p>
          </table:table-cell>
          <table:table-cell/>
          <table:table-cell office:value-type="string">
            <text:p>Cdh1 </text:p>
          </table:table-cell>
          <table:table-cell office:value-type="string">
            <text:p>+ Cln1,2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5">
            <text:p>935</text:p>
          </table:table-cell>
          <table:table-cell/>
          <table:table-cell office:value-type="string">
            <text:p>Swi5 </text:p>
          </table:table-cell>
          <table:table-cell office:value-type="string">
            <text:p>+ Cln1,2, Cln3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.881">
            <text:p>384.88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0.452">
            <text:p>450.452</text:p>
          </table:table-cell>
          <table:table-cell/>
          <table:table-cell office:value-type="string">
            <text:p>Clb5,6 </text:p>
          </table:table-cell>
          <table:table-cell office:value-type="string">
            <text:p>+ Mcm1/SF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80.006">
            <text:p>680.006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Cdh1</text:p>
          </table:table-cell>
          <table:table-cell office:value-type="string">
            <text:p>- Clb5,6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3">
            <text:p>1024.23</text:p>
          </table:table-cell>
          <table:table-cell/>
          <table:table-cell office:value-type="string">
            <text:p>Clb1,2 </text:p>
          </table:table-cell>
          <table:table-cell office:value-type="string">
            <text:p>+ Cln1,2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4.085">
            <text:p>704.085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b1,2</text:p>
          </table:table-cell>
          <table:table-cell office:value-type="string">
            <text:p>- MBF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75">
            <text:p>78.75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Cdh1</text:p>
          </table:table-cell>
          <table:table-cell office:value-type="string">
            <text:p>- Clb5,6,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ln1,2 </text:p>
          </table:table-cell>
          <table:table-cell office:value-type="string">
            <text:p>+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.46">
            <text:p>120.46</text:p>
          </table:table-cell>
          <table:table-cell/>
          <table:table-cell office:value-type="string">
            <text:p>Cdh1 </text:p>
          </table:table-cell>
          <table:table-cell office:value-type="string">
            <text:p>+ Mcm1/SFF, Swi5</text:p>
          </table:table-cell>
          <table:table-cell office:value-type="string">
            <text:p>- Clb1,2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002">
            <text:p>0.25002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9621">
            <text:p>0.49962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0019">
            <text:p>0.250019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dc20&amp;Cdc14, MB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49601">
            <text:p>0.249601</text:p>
          </table:table-cell>
          <table:table-cell/>
          <table:table-cell office:value-type="string">
            <text:p>Sic1 </text:p>
          </table:table-cell>
          <table:table-cell office:value-type="string">
            <text:p>+ Clb5,6</text:p>
          </table:table-cell>
          <table:table-cell office:value-type="string">
            <text:p>- Cdc20&amp;Cdc14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.2404">
            <text:p>39.240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ln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2083">
            <text:p>64.2083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96.686">
            <text:p>496.686</text:p>
          </table:table-cell>
          <table:table-cell/>
          <table:table-cell office:value-type="string">
            <text:p>Cln3 </text:p>
          </table:table-cell>
          <table:table-cell office:value-type="string">
            <text:p>+ MBF</text:p>
          </table:table-cell>
          <table:table-cell office:value-type="string">
            <text:p>- Clb1,2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6">
            <text:p>466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.5429">
            <text:p>10.5429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</text:p>
          </table:table-cell>
          <table:table-cell office:value-type="string">
            <text:p>- Cdh1, Mcm1/SF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3.944">
            <text:p>103.944</text:p>
          </table:table-cell>
          <table:table-cell/>
          <table:table-cell office:value-type="string">
            <text:p>Cln1,2 </text:p>
          </table:table-cell>
          <table:table-cell office:value-type="string">
            <text:p>+ Clb1,2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7.543">
            <text:p>407.543</text:p>
          </table:table-cell>
          <table:table-cell/>
          <table:table-cell office:value-type="string">
            <text:p>Cdh1 </text:p>
          </table:table-cell>
          <table:table-cell office:value-type="string">
            <text:p>+ Sic1</text:p>
          </table:table-cell>
          <table:table-cell office:value-type="string">
            <text:p>- Cln1,2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Swi5 </text:p>
          </table:table-cell>
          <table:table-cell office:value-type="string">
            <text:p>+ Cln1,2, Cln3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4286">
            <text:p>1.5428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5,6, MBF, Mcm1/SF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0.542">
            <text:p>250.542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00.027">
            <text:p>800.027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Clb5,6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7.457">
            <text:p>187.457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ln3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2.4">
            <text:p>112.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.2069">
            <text:p>45.2069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31">
            <text:p>1131</text:p>
          </table:table-cell>
          <table:table-cell/>
          <table:table-cell office:value-type="string">
            <text:p>MBF </text:p>
          </table:table-cell>
          <table:table-cell office:value-type="string">
            <text:p>+ Cdh1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.4138">
            <text:p>21.4138</text:p>
          </table:table-cell>
          <table:table-cell/>
          <table:table-cell office:value-type="string">
            <text:p>SBF </text:p>
          </table:table-cell>
          <table:table-cell office:value-type="string">
            <text:p>+ Cln1,2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.2069">
            <text:p>71.2069</text:p>
          </table:table-cell>
          <table:table-cell/>
          <table:table-cell office:value-type="string">
            <text:p>Cln1,2 </text:p>
          </table:table-cell>
          <table:table-cell office:value-type="string">
            <text:p>+ Clb1,2</text:p>
          </table:table-cell>
          <table:table-cell office:value-type="string">
            <text:p>- Cdh1, SBF, Sic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5.207">
            <text:p>395.207</text:p>
          </table:table-cell>
          <table:table-cell/>
          <table:table-cell office:value-type="string">
            <text:p>Cdh1 </text:p>
          </table:table-cell>
          <table:table-cell office:value-type="string">
            <text:p>+ Cln3, Swi5</text:p>
          </table:table-cell>
          <table:table-cell office:value-type="string">
            <text:p>- Clb5,6, Cln1,2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48.345">
            <text:p>448.345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</text:p>
          </table:table-cell>
          <table:table-cell office:value-type="string">
            <text:p>- Cln3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0">
            <text:p>980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Cln3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2069">
            <text:p>84.2069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Sic1 </text:p>
          </table:table-cell>
          <table:table-cell office:value-type="string">
            <text:p>+ MBF, Swi5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.614">
            <text:p>84.614</text:p>
          </table:table-cell>
          <table:table-cell/>
          <table:table-cell office:value-type="string">
            <text:p>Clb1,2 </text:p>
          </table:table-cell>
          <table:table-cell office:value-type="string">
            <text:p>+ Clb5,6, SBF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.7931">
            <text:p>62.7931</text:p>
          </table:table-cell>
          <table:table-cell/>
          <table:table-cell office:value-type="string">
            <text:p>Mcm1/SFF </text:p>
          </table:table-cell>
          <table:table-cell office:value-type="string">
            <text:p>+ Clb1,2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48962">
            <text:p>4.48962</text:p>
          </table:table-cell>
          <table:table-cell/>
          <table:table-cell office:value-type="string">
            <text:p>Cln3 </text:p>
          </table:table-cell>
          <table:table-cell office:value-type="string">
            <text:p>+ MBF</text:p>
          </table:table-cell>
          <table:table-cell office:value-type="string">
            <text:p>- Clb1,2, Clb5,6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.4826">
            <text:p>54.4826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4826">
            <text:p>74.4826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.4826">
            <text:p>6.4826</text:p>
          </table:table-cell>
          <table:table-cell/>
          <table:table-cell office:value-type="string">
            <text:p>Cln1,2 </text:p>
          </table:table-cell>
          <table:table-cell office:value-type="string">
            <text:p>+ Mcm1/SFF</text:p>
          </table:table-cell>
          <table:table-cell office:value-type="string">
            <text:p>- Cdc20&amp;Cdc14, SB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4.07">
            <text:p>554.07</text:p>
          </table:table-cell>
          <table:table-cell/>
          <table:table-cell office:value-type="string">
            <text:p>Cdh1 </text:p>
          </table:table-cell>
          <table:table-cell office:value-type="string">
            <text:p>+ Swi5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2.105">
            <text:p>512.105</text:p>
          </table:table-cell>
          <table:table-cell/>
          <table:table-cell office:value-type="string">
            <text:p>Swi5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4">
            <text:p>78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9">
            <text:p>689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2.514">
            <text:p>112.51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1">
            <text:p>1024.1</text:p>
          </table:table-cell>
          <table:table-cell/>
          <table:table-cell office:value-type="string">
            <text:p>Clb1,2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.8811">
            <text:p>78.8811</text:p>
          </table:table-cell>
          <table:table-cell/>
          <table:table-cell office:value-type="string">
            <text:p>Mcm1/SFF </text:p>
          </table:table-cell>
          <table:table-cell office:value-type="string">
            <text:p>+ Cln3, MBF, Sic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.368">
            <text:p>83.368</text:p>
          </table:table-cell>
          <table:table-cell/>
          <table:table-cell office:value-type="string">
            <text:p>Cln3 </text:p>
          </table:table-cell>
          <table:table-cell office:value-type="string">
            <text:p>+ Swi5</text:p>
          </table:table-cell>
          <table:table-cell office:value-type="string">
            <text:p>-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/>
          <table:table-cell office:value-type="string">
            <text:p>MBF </text:p>
          </table:table-cell>
          <table:table-cell office:value-type="string">
            <text:p>+ Clb1,2, Swi5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8.384">
            <text:p>108.384</text:p>
          </table:table-cell>
          <table:table-cell/>
          <table:table-cell office:value-type="string">
            <text:p>SBF </text:p>
          </table:table-cell>
          <table:table-cell office:value-type="string">
            <text:p>+ Mcm1/SFF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3629">
            <text:p>48.3629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b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246">
            <text:p>0.635246</text:p>
          </table:table-cell>
          <table:table-cell/>
          <table:table-cell office:value-type="string">
            <text:p>Cdh1 </text:p>
          </table:table-cell>
          <table:table-cell office:value-type="string">
            <text:p>+ Mcm1/SFF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99819">
            <text:p>4.99819</text:p>
          </table:table-cell>
          <table:table-cell/>
          <table:table-cell office:value-type="string">
            <text:p>Swi5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06">
            <text:p>768.00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.3629">
            <text:p>28.3629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84.007">
            <text:p>884.007</text:p>
          </table:table-cell>
          <table:table-cell/>
          <table:table-cell office:value-type="string">
            <text:p>Sic1 </text:p>
          </table:table-cell>
          <table:table-cell office:value-type="string">
            <text:p>+ Cdh1, Clb1,2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8418">
            <text:p>0.668418</text:p>
          </table:table-cell>
          <table:table-cell/>
          <table:table-cell office:value-type="string">
            <text:p>Clb1,2 </text:p>
          </table:table-cell>
          <table:table-cell office:value-type="string">
            <text:p>+ SBF, Sic1</text:p>
          </table:table-cell>
          <table:table-cell office:value-type="string">
            <text:p>- Cdc20&amp;Cdc14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2723">
            <text:p>12.2723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lb5,6, Cln3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.25">
            <text:p>96.25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25">
            <text:p>64.25</text:p>
          </table:table-cell>
          <table:table-cell/>
          <table:table-cell office:value-type="string">
            <text:p>MBF </text:p>
          </table:table-cell>
          <table:table-cell office:value-type="string">
            <text:p>+ Swi5</text:p>
          </table:table-cell>
          <table:table-cell office:value-type="string">
            <text:p>- Cdc20&amp;Cdc14, Cdh1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6">
            <text:p>1086</text:p>
          </table:table-cell>
          <table:table-cell/>
          <table:table-cell office:value-type="string">
            <text:p>SBF </text:p>
          </table:table-cell>
          <table:table-cell office:value-type="string">
            <text:p>+ Cdh1,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6">
            <text:p>916</text:p>
          </table:table-cell>
          <table:table-cell/>
          <table:table-cell office:value-type="string">
            <text:p>Cln1,2 </text:p>
          </table:table-cell>
          <table:table-cell office:value-type="string">
            <text:p>+ Cdh1, SBF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Cdh1 </text:p>
          </table:table-cell>
          <table:table-cell office:value-type="string">
            <text:p>+ Swi5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/>
          <table:table-cell office:value-type="string">
            <text:p>Swi5 </text:p>
          </table:table-cell>
          <table:table-cell office:value-type="string">
            <text:p>+ Cln3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.96">
            <text:p>280.9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8">
            <text:p>1098</text:p>
          </table:table-cell>
          <table:table-cell/>
          <table:table-cell office:value-type="string">
            <text:p>Clb5,6 </text:p>
          </table:table-cell>
          <table:table-cell office:value-type="string">
            <text:p>+ Cln3, MBF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49601">
            <text:p>0.249601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h1, Clb5,6, Cln1,2, S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0.24">
            <text:p>480.2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167">
            <text:p>896.167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Cln1,2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2">
            <text:p>912</text:p>
          </table:table-cell>
          <table:table-cell/>
          <table:table-cell office:value-type="string">
            <text:p>Cln3 </text:p>
          </table:table-cell>
          <table:table-cell office:value-type="string">
            <text:p>+ Cdh1, Sic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74836">
            <text:p>4.74836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748">
            <text:p>512.748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4836">
            <text:p>0.74836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9">
            <text:p>1079</text:p>
          </table:table-cell>
          <table:table-cell/>
          <table:table-cell office:value-type="string">
            <text:p>Cdh1 </text:p>
          </table:table-cell>
          <table:table-cell office:value-type="string">
            <text:p>+ Cln1,2, Mcm1/SF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7484">
            <text:p>48.7484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dc20&amp;Cdc14, Mcm1/SF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2879">
            <text:p>0.94287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Cdh1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.74807">
            <text:p>5.74807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dh1, Cln1,2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156">
            <text:p>896.156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Cln3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8.479">
            <text:p>448.479</text:p>
          </table:table-cell>
          <table:table-cell/>
          <table:table-cell office:value-type="string">
            <text:p>Mcm1/SFF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7">
            <text:p>987</text:p>
          </table:table-cell>
          <table:table-cell/>
          <table:table-cell office:value-type="string">
            <text:p>Cln3 </text:p>
          </table:table-cell>
          <table:table-cell office:value-type="string">
            <text:p>+ Cdh1, Clb1,2, S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2.989">
            <text:p>482.989</text:p>
          </table:table-cell>
          <table:table-cell/>
          <table:table-cell office:value-type="string">
            <text:p>SBF </text:p>
          </table:table-cell>
          <table:table-cell office:value-type="string">
            <text:p>+ Swi5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6">
            <text:p>836</text:p>
          </table:table-cell>
          <table:table-cell/>
          <table:table-cell office:value-type="string">
            <text:p>Cln1,2 </text:p>
          </table:table-cell>
          <table:table-cell office:value-type="string">
            <text:p>+ Clb5,6, Sic1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Cln3</text:p>
          </table:table-cell>
          <table:table-cell office:value-type="string">
            <text:p>- Clb5,6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495">
            <text:p>512.495</text:p>
          </table:table-cell>
          <table:table-cell/>
          <table:table-cell office:value-type="string">
            <text:p>Swi5 </text:p>
          </table:table-cell>
          <table:table-cell office:value-type="string">
            <text:p>+ SBF</text:p>
          </table:table-cell>
          <table:table-cell office:value-type="string">
            <text:p>- MBF,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9">
            <text:p>65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4.495">
            <text:p>204.495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4.104">
            <text:p>944.104</text:p>
          </table:table-cell>
          <table:table-cell/>
          <table:table-cell office:value-type="string">
            <text:p>Clb1,2 </text:p>
          </table:table-cell>
          <table:table-cell office:value-type="string">
            <text:p>+ Cln3, SBF, Swi5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5.255">
            <text:p>585.255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dh1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8.395">
            <text:p>368.395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4.59">
            <text:p>324.59</text:p>
          </table:table-cell>
          <table:table-cell/>
          <table:table-cell office:value-type="string">
            <text:p>MBF </text:p>
          </table:table-cell>
          <table:table-cell office:value-type="string">
            <text:p>+ Clb1,2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4.604">
            <text:p>364.604</text:p>
          </table:table-cell>
          <table:table-cell/>
          <table:table-cell office:value-type="string">
            <text:p>SBF </text:p>
          </table:table-cell>
          <table:table-cell office:value-type="string">
            <text:p>+ Clb5,6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8.014">
            <text:p>558.014</text:p>
          </table:table-cell>
          <table:table-cell/>
          <table:table-cell office:value-type="string">
            <text:p>Cln1,2 </text:p>
          </table:table-cell>
          <table:table-cell office:value-type="string">
            <text:p>+ M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0.778">
            <text:p>610.778</text:p>
          </table:table-cell>
          <table:table-cell/>
          <table:table-cell office:value-type="string">
            <text:p>Cdh1 </text:p>
          </table:table-cell>
          <table:table-cell office:value-type="string">
            <text:p>+ Cln3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4.021">
            <text:p>584.021</text:p>
          </table:table-cell>
          <table:table-cell/>
          <table:table-cell office:value-type="string">
            <text:p>Swi5 </text:p>
          </table:table-cell>
          <table:table-cell office:value-type="string">
            <text:p>+ S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, Swi5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1">
            <text:p>1061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, Clb1,2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8.159">
            <text:p>668.159</text:p>
          </table:table-cell>
          <table:table-cell/>
          <table:table-cell office:value-type="string">
            <text:p>Clb1,2 </text:p>
          </table:table-cell>
          <table:table-cell office:value-type="string">
            <text:p>+ Sic1, Swi5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4.789">
            <text:p>304.789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25">
            <text:p>128.25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4">
            <text:p>1054</text:p>
          </table:table-cell>
          <table:table-cell/>
          <table:table-cell office:value-type="string">
            <text:p>MBF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.5">
            <text:p>120.5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Swi5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9.992">
            <text:p>309.992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  <table:table-cell/>
          <table:table-cell office:value-type="string">
            <text:p>Cdh1 </text:p>
          </table:table-cell>
          <table:table-cell office:value-type="string">
            <text:p>+ Mcm1/SF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25">
            <text:p>256.25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ln3,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0.5">
            <text:p>180.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1,2</text:p>
          </table:table-cell>
          <table:table-cell office:value-type="string">
            <text:p>- Cln3, SBF, Sic1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1">
            <text:p>1061</text:p>
          </table:table-cell>
          <table:table-cell/>
          <table:table-cell office:value-type="string">
            <text:p>Clb5,6 </text:p>
          </table:table-cell>
          <table:table-cell office:value-type="string">
            <text:p>+ M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8.49">
            <text:p>108.49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2.24">
            <text:p>112.2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dh1,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8.958">
            <text:p>308.958</text:p>
          </table:table-cell>
          <table:table-cell/>
          <table:table-cell office:value-type="string">
            <text:p>Mcm1/SFF </text:p>
          </table:table-cell>
          <table:table-cell office:value-type="string">
            <text:p>+ MBF</text:p>
          </table:table-cell>
          <table:table-cell office:value-type="string">
            <text:p>- Cdc20&amp;Cdc14, Clb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0046">
            <text:p>0.500046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c20&amp;Cdc14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  <table:table-cell/>
          <table:table-cell office:value-type="string">
            <text:p>MBF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h1, Clb1,2, Cln1,2, Mcm1/SF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4.5">
            <text:p>174.5</text:p>
          </table:table-cell>
          <table:table-cell/>
          <table:table-cell office:value-type="string">
            <text:p>Cln1,2 </text:p>
          </table:table-cell>
          <table:table-cell office:value-type="string">
            <text:p>+ Clb5,6</text:p>
          </table:table-cell>
          <table:table-cell office:value-type="string">
            <text:p>- Cdc20&amp;Cdc14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.5">
            <text:p>72.5</text:p>
          </table:table-cell>
          <table:table-cell/>
          <table:table-cell office:value-type="string">
            <text:p>Cdh1 </text:p>
          </table:table-cell>
          <table:table-cell office:value-type="string">
            <text:p>+ Clb1,2</text:p>
          </table:table-cell>
          <table:table-cell office:value-type="string">
            <text:p>- Cdc20&amp;Cdc14, SB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0046">
            <text:p>0.500046</text:p>
          </table:table-cell>
          <table:table-cell/>
          <table:table-cell office:value-type="string">
            <text:p>Swi5 </text:p>
          </table:table-cell>
          <table:table-cell office:value-type="string">
            <text:p>+ Cln3</text:p>
          </table:table-cell>
          <table:table-cell office:value-type="string">
            <text:p>- Cdc20&amp;Cdc14, Clb1,2, Cln1,2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Clb5,6 </text:p>
          </table:table-cell>
          <table:table-cell office:value-type="string">
            <text:p>+ Cdh1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Clb1,2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1">
            <text:p>1024.1</text:p>
          </table:table-cell>
          <table:table-cell/>
          <table:table-cell office:value-type="string">
            <text:p>Clb1,2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25">
            <text:p>896.25</text:p>
          </table:table-cell>
          <table:table-cell/>
          <table:table-cell office:value-type="string">
            <text:p>Mcm1/SFF </text:p>
          </table:table-cell>
          <table:table-cell office:value-type="string">
            <text:p>+ Cdh1, MBF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6.726">
            <text:p>356.726</text:p>
          </table:table-cell>
          <table:table-cell/>
          <table:table-cell office:value-type="string">
            <text:p>Cln3 </text:p>
          </table:table-cell>
          <table:table-cell office:value-type="string">
            <text:p>+ Swi5</text:p>
          </table:table-cell>
          <table:table-cell office:value-type="string">
            <text:p>- Clb1,2,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2">
            <text:p>1082</text:p>
          </table:table-cell>
          <table:table-cell/>
          <table:table-cell office:value-type="string">
            <text:p>MBF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1">
            <text:p>1101</text:p>
          </table:table-cell>
          <table:table-cell/>
          <table:table-cell office:value-type="string">
            <text:p>SBF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7.883">
            <text:p>197.883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5.246">
            <text:p>265.246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4.065">
            <text:p>514.065</text:p>
          </table:table-cell>
          <table:table-cell/>
          <table:table-cell office:value-type="string">
            <text:p>Swi5 </text:p>
          </table:table-cell>
          <table:table-cell office:value-type="string">
            <text:p>+ MBF, Mcm1/SFF</text:p>
          </table:table-cell>
          <table:table-cell office:value-type="string">
            <text:p>- Cln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4.693">
            <text:p>394.693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Sic1</text:p>
          </table:table-cell>
          <table:table-cell office:value-type="string">
            <text:p>- Cln1,2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4.246">
            <text:p>134.246</text:p>
          </table:table-cell>
          <table:table-cell/>
          <table:table-cell office:value-type="string">
            <text:p>Clb5,6 </text:p>
          </table:table-cell>
          <table:table-cell office:value-type="string">
            <text:p>+ Mcm1/SFF</text:p>
          </table:table-cell>
          <table:table-cell office:value-type="string">
            <text:p>- Cdc20&amp;Cdc14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.4463">
            <text:p>72.4463</text:p>
          </table:table-cell>
          <table:table-cell/>
          <table:table-cell office:value-type="string">
            <text:p>Clb1,2 </text:p>
          </table:table-cell>
          <table:table-cell office:value-type="string">
            <text:p>+ Clb5,6, Cln3</text:p>
          </table:table-cell>
          <table:table-cell office:value-type="string">
            <text:p>-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6.126">
            <text:p>846.126</text:p>
          </table:table-cell>
          <table:table-cell/>
          <table:table-cell office:value-type="string">
            <text:p>Mcm1/SFF </text:p>
          </table:table-cell>
          <table:table-cell office:value-type="string">
            <text:p>+ Cdh1, M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172">
            <text:p>0.54172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8.114">
            <text:p>688.114</text:p>
          </table:table-cell>
          <table:table-cell/>
          <table:table-cell office:value-type="string">
            <text:p>MBF </text:p>
          </table:table-cell>
          <table:table-cell office:value-type="string">
            <text:p>+ Mcm1/SF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0.799">
            <text:p>340.799</text:p>
          </table:table-cell>
          <table:table-cell/>
          <table:table-cell office:value-type="string">
            <text:p>SBF </text:p>
          </table:table-cell>
          <table:table-cell office:value-type="string">
            <text:p>+ Cln3, MBF</text:p>
          </table:table-cell>
          <table:table-cell office:value-type="string">
            <text:p>- Clb1,2, Clb5,6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4.555">
            <text:p>144.555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8.656">
            <text:p>148.656</text:p>
          </table:table-cell>
          <table:table-cell/>
          <table:table-cell office:value-type="string">
            <text:p>Cdh1 </text:p>
          </table:table-cell>
          <table:table-cell office:value-type="string">
            <text:p>+ Clb1,2</text:p>
          </table:table-cell>
          <table:table-cell office:value-type="string">
            <text:p>- SBF, Swi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542">
            <text:p>512.542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172">
            <text:p>0.5417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6.541">
            <text:p>136.541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28">
            <text:p>768.028</text:p>
          </table:table-cell>
          <table:table-cell/>
          <table:table-cell office:value-type="string">
            <text:p>Sic1 </text:p>
          </table:table-cell>
          <table:table-cell office:value-type="string">
            <text:p>+ MBF, SB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6.349">
            <text:p>236.349</text:p>
          </table:table-cell>
          <table:table-cell/>
          <table:table-cell office:value-type="string">
            <text:p>Clb1,2 </text:p>
          </table:table-cell>
          <table:table-cell office:value-type="string">
            <text:p>+ SBF, Swi5</text:p>
          </table:table-cell>
          <table:table-cell office:value-type="string">
            <text:p>- Cln3, MBF, Mcm1/SF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1.746">
            <text:p>321.746</text:p>
          </table:table-cell>
          <table:table-cell/>
          <table:table-cell office:value-type="string">
            <text:p>Mcm1/SFF </text:p>
          </table:table-cell>
          <table:table-cell office:value-type="string">
            <text:p>+ Clb1,2, SBF</text:p>
          </table:table-cell>
          <table:table-cell office:value-type="string">
            <text:p>- Cln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6.26">
            <text:p>216.26</text:p>
          </table:table-cell>
          <table:table-cell/>
          <table:table-cell office:value-type="string">
            <text:p>Cln3 </text:p>
          </table:table-cell>
          <table:table-cell office:value-type="string">
            <text:p>+ Clb5,6</text:p>
          </table:table-cell>
          <table:table-cell office:value-type="string">
            <text:p>- Clb1,2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1">
            <text:p>731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, Sic1, Swi5</text:p>
          </table:table-cell>
          <table:table-cell office:value-type="string">
            <text:p>- Mcm1/SFF, S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6.25">
            <text:p>486.25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.25">
            <text:p>11.25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b1,2, MBF, S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6.5">
            <text:p>476.5</text:p>
          </table:table-cell>
          <table:table-cell/>
          <table:table-cell office:value-type="string">
            <text:p>Cdh1 </text:p>
          </table:table-cell>
          <table:table-cell office:value-type="string">
            <text:p>+ SBF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.75">
            <text:p>305.75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Mcm1/SFF</text:p>
          </table:table-cell>
          <table:table-cell office:value-type="string">
            <text:p>- Cdh1, Clb1,2, Clb5,6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25">
            <text:p>128.2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n3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25">
            <text:p>256.25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ic1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24">
            <text:p>512.2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.958">
            <text:p>500.958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Cln3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3474">
            <text:p>43.3474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1">
            <text:p>1071</text:p>
          </table:table-cell>
          <table:table-cell/>
          <table:table-cell office:value-type="string">
            <text:p>MBF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2.979">
            <text:p>532.979</text:p>
          </table:table-cell>
          <table:table-cell/>
          <table:table-cell office:value-type="string">
            <text:p>Cln1,2 </text:p>
          </table:table-cell>
          <table:table-cell office:value-type="string">
            <text:p>+ Clb1,2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3474">
            <text:p>18.3474</text:p>
          </table:table-cell>
          <table:table-cell/>
          <table:table-cell office:value-type="string">
            <text:p>Cdh1 </text:p>
          </table:table-cell>
          <table:table-cell office:value-type="string">
            <text:p>+ Swi5</text:p>
          </table:table-cell>
          <table:table-cell office:value-type="string">
            <text:p>- Clb5,6, M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9">
            <text:p>909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Clb5,6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621">
            <text:p>73.62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, Mcm1/SFF, SBF</text:p>
          </table:table-cell>
          <table:table-cell office:value-type="string">
            <text:p>- Cln1,2, MB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7">
            <text:p>897</text:p>
          </table:table-cell>
          <table:table-cell/>
          <table:table-cell office:value-type="string">
            <text:p>Clb5,6 </text:p>
          </table:table-cell>
          <table:table-cell office:value-type="string">
            <text:p>+ Clb1,2, Swi5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0.344">
            <text:p>350.34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.6316">
            <text:p>53.6316</text:p>
          </table:table-cell>
          <table:table-cell/>
          <table:table-cell office:value-type="string">
            <text:p>Clb1,2 </text:p>
          </table:table-cell>
          <table:table-cell office:value-type="string">
            <text:p>+ Cdh1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2737">
            <text:p>30.2737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, Cdh1, Cln3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, Cdh1, Clb5,6, Swi5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, Mcm1/SF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0.003">
            <text:p>640.003</text:p>
          </table:table-cell>
          <table:table-cell/>
          <table:table-cell office:value-type="string">
            <text:p>SBF </text:p>
          </table:table-cell>
          <table:table-cell office:value-type="string">
            <text:p>+ Sic1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.546">
            <text:p>278.546</text:p>
          </table:table-cell>
          <table:table-cell/>
          <table:table-cell office:value-type="string">
            <text:p>Cln1,2 </text:p>
          </table:table-cell>
          <table:table-cell office:value-type="string">
            <text:p>+ Clb5,6, Swi5</text:p>
          </table:table-cell>
          <table:table-cell office:value-type="string">
            <text:p>- Cdc20&amp;Cdc14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0.004">
            <text:p>530.004</text:p>
          </table:table-cell>
          <table:table-cell/>
          <table:table-cell office:value-type="string">
            <text:p>Cdh1 </text:p>
          </table:table-cell>
          <table:table-cell office:value-type="string">
            <text:p>+ S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3795">
            <text:p>0.273795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2.814">
            <text:p>472.81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">
            <text:p>595</text:p>
          </table:table-cell>
          <table:table-cell/>
          <table:table-cell office:value-type="string">
            <text:p>Clb5,6 </text:p>
          </table:table-cell>
          <table:table-cell office:value-type="string">
            <text:p>+ Cdh1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2633">
            <text:p>0.252633</text:p>
          </table:table-cell>
          <table:table-cell/>
          <table:table-cell office:value-type="string">
            <text:p>Clb1,2 </text:p>
          </table:table-cell>
          <table:table-cell office:value-type="string">
            <text:p>+ Mcm1/SFF</text:p>
          </table:table-cell>
          <table:table-cell office:value-type="string">
            <text:p>- MB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.5476">
            <text:p>39.5476</text:p>
          </table:table-cell>
          <table:table-cell/>
          <table:table-cell office:value-type="string">
            <text:p>Mcm1/SFF </text:p>
          </table:table-cell>
          <table:table-cell office:value-type="string">
            <text:p>+ Cln1,2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9766">
            <text:p>1.79766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c20&amp;Cdc14, Cdh1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3">
            <text:p>1063</text:p>
          </table:table-cell>
          <table:table-cell/>
          <table:table-cell office:value-type="string">
            <text:p>MBF </text:p>
          </table:table-cell>
          <table:table-cell office:value-type="string">
            <text:p>+ Cdh1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SBF </text:p>
          </table:table-cell>
          <table:table-cell office:value-type="string">
            <text:p>+ Swi5</text:p>
          </table:table-cell>
          <table:table-cell office:value-type="string">
            <text:p>- Cln1,2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4">
            <text:p>594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1">
            <text:p>1091</text:p>
          </table:table-cell>
          <table:table-cell/>
          <table:table-cell office:value-type="string">
            <text:p>Cdh1 </text:p>
          </table:table-cell>
          <table:table-cell office:value-type="string">
            <text:p>+ MBF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8017">
            <text:p>44.8017</text:p>
          </table:table-cell>
          <table:table-cell/>
          <table:table-cell office:value-type="string">
            <text:p>Swi5 </text:p>
          </table:table-cell>
          <table:table-cell office:value-type="string">
            <text:p>+ Cln3</text:p>
          </table:table-cell>
          <table:table-cell office:value-type="string">
            <text:p>- Cdc20&amp;Cdc14, Mcm1/SF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5">
            <text:p>87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, Cln3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5.001">
            <text:p>785.001</text:p>
          </table:table-cell>
          <table:table-cell/>
          <table:table-cell office:value-type="string">
            <text:p>Clb5,6 </text:p>
          </table:table-cell>
          <table:table-cell office:value-type="string">
            <text:p>+ Cdh1, Swi5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3">
            <text:p>1024.03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.6844">
            <text:p>88.6844</text:p>
          </table:table-cell>
          <table:table-cell/>
          <table:table-cell office:value-type="string">
            <text:p>Clb1,2 </text:p>
          </table:table-cell>
          <table:table-cell office:value-type="string">
            <text:p>+ Swi5</text:p>
          </table:table-cell>
          <table:table-cell office:value-type="string">
            <text:p>- Clb5,6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3.231">
            <text:p>583.231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Cln1,2</text:p>
          </table:table-cell>
          <table:table-cell office:value-type="string">
            <text:p>- Clb1,2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2.001">
            <text:p>832.001</text:p>
          </table:table-cell>
          <table:table-cell/>
          <table:table-cell office:value-type="string">
            <text:p>Cln3 </text:p>
          </table:table-cell>
          <table:table-cell office:value-type="string">
            <text:p>+ Clb1,2, Sic1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5">
            <text:p>128.5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5,6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6">
            <text:p>856</text:p>
          </table:table-cell>
          <table:table-cell/>
          <table:table-cell office:value-type="string">
            <text:p>SBF </text:p>
          </table:table-cell>
          <table:table-cell office:value-type="string">
            <text:p>+ Clb5,6, Cln3, Mcm1/SFF</text:p>
          </table:table-cell>
          <table:table-cell office:value-type="string">
            <text:p>- Cdh1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9786">
            <text:p>0.499786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50124">
            <text:p>4.50124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Mcm1/SF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9571">
            <text:p>0.999571</text:p>
          </table:table-cell>
          <table:table-cell/>
          <table:table-cell office:value-type="string">
            <text:p>Swi5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1.25">
            <text:p>461.2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5">
            <text:p>256.5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n1,2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4.061">
            <text:p>704.061</text:p>
          </table:table-cell>
          <table:table-cell/>
          <table:table-cell office:value-type="string">
            <text:p>Clb1,2 </text:p>
          </table:table-cell>
          <table:table-cell office:value-type="string">
            <text:p>+ SBF, Sic1</text:p>
          </table:table-cell>
          <table:table-cell office:value-type="string">
            <text:p>- Cln1,2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3.25">
            <text:p>923.25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Cln3, SBF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58">
            <text:p>758</text:p>
          </table:table-cell>
          <table:table-cell/>
          <table:table-cell office:value-type="string">
            <text:p>Cln3 </text:p>
          </table:table-cell>
          <table:table-cell office:value-type="string">
            <text:p>+ S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7.601">
            <text:p>287.601</text:p>
          </table:table-cell>
          <table:table-cell/>
          <table:table-cell office:value-type="string">
            <text:p>MBF </text:p>
          </table:table-cell>
          <table:table-cell office:value-type="string">
            <text:p>+ Mcm1/SFF, Sic1</text:p>
          </table:table-cell>
          <table:table-cell office:value-type="string">
            <text:p>- Cdc20&amp;Cdc14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6.335">
            <text:p>176.335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8.337">
            <text:p>178.337</text:p>
          </table:table-cell>
          <table:table-cell/>
          <table:table-cell office:value-type="string">
            <text:p>Cln1,2 </text:p>
          </table:table-cell>
          <table:table-cell office:value-type="string">
            <text:p>+ SBF</text:p>
          </table:table-cell>
          <table:table-cell office:value-type="string">
            <text:p>- Clb5,6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3.335">
            <text:p>213.335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MBF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1.335">
            <text:p>101.335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lb1,2, Cln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6.67">
            <text:p>366.6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1">
            <text:p>1061</text:p>
          </table:table-cell>
          <table:table-cell/>
          <table:table-cell office:value-type="string">
            <text:p>Clb5,6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8.333">
            <text:p>208.333</text:p>
          </table:table-cell>
          <table:table-cell/>
          <table:table-cell office:value-type="string">
            <text:p>Sic1 </text:p>
          </table:table-cell>
          <table:table-cell office:value-type="string">
            <text:p>+ Swi5</text:p>
          </table:table-cell>
          <table:table-cell office:value-type="string">
            <text:p>- Cln1,2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1.958">
            <text:p>301.958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Cln1,2, MBF</text:p>
          </table:table-cell>
          <table:table-cell office:value-type="string">
            <text:p>- Clb5,6, S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2.267">
            <text:p>352.267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4">
            <text:p>914</text:p>
          </table:table-cell>
          <table:table-cell/>
          <table:table-cell office:value-type="string">
            <text:p>MBF </text:p>
          </table:table-cell>
          <table:table-cell office:value-type="string">
            <text:p>+ Sic1, Swi5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9844">
            <text:p>46.9844</text:p>
          </table:table-cell>
          <table:table-cell/>
          <table:table-cell office:value-type="string">
            <text:p>SBF </text:p>
          </table:table-cell>
          <table:table-cell office:value-type="string">
            <text:p>+ Clb1,2</text:p>
          </table:table-cell>
          <table:table-cell office:value-type="string">
            <text:p>- Cdh1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9688">
            <text:p>24.9688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b5,6, Mcm1/SF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1">
            <text:p>1071</text:p>
          </table:table-cell>
          <table:table-cell/>
          <table:table-cell office:value-type="string">
            <text:p>Cdh1 </text:p>
          </table:table-cell>
          <table:table-cell office:value-type="string">
            <text:p>+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998">
            <text:p>128.998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dc20&amp;Cdc14,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0.333">
            <text:p>600.333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, Mcm1/SFF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1.059">
            <text:p>551.059</text:p>
          </table:table-cell>
          <table:table-cell/>
          <table:table-cell office:value-type="string">
            <text:p>Clb5,6 </text:p>
          </table:table-cell>
          <table:table-cell office:value-type="string">
            <text:p>+ Cln1,2, Sic1</text:p>
          </table:table-cell>
          <table:table-cell office:value-type="string">
            <text:p>- Cln3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6">
            <text:p>1024.06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">
            <text:p>1024.2</text:p>
          </table:table-cell>
          <table:table-cell/>
          <table:table-cell office:value-type="string">
            <text:p>Clb1,2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6667">
            <text:p>48.6667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6664">
            <text:p>0.666664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S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3">
            <text:p>1063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434">
            <text:p>768.434</text:p>
          </table:table-cell>
          <table:table-cell/>
          <table:table-cell office:value-type="string">
            <text:p>SBF </text:p>
          </table:table-cell>
          <table:table-cell office:value-type="string">
            <text:p>+ Mcm1/SF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Cln1,2 </text:p>
          </table:table-cell>
          <table:table-cell office:value-type="string">
            <text:p>+ Mcm1/SFF,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.6667">
            <text:p>35.6667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n3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6664">
            <text:p>0.666664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4.222">
            <text:p>654.22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4.667">
            <text:p>474.667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Cln1,2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2.449">
            <text:p>562.449</text:p>
          </table:table-cell>
          <table:table-cell/>
          <table:table-cell office:value-type="string">
            <text:p>Sic1 </text:p>
          </table:table-cell>
          <table:table-cell office:value-type="string">
            <text:p>+ Clb1,2, Clb5,6, Cln3, Swi5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6.374">
            <text:p>526.374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Clb5,6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434">
            <text:p>896.434</text:p>
          </table:table-cell>
          <table:table-cell/>
          <table:table-cell office:value-type="string">
            <text:p>Mcm1/SFF </text:p>
          </table:table-cell>
          <table:table-cell office:value-type="string">
            <text:p>+ Clb1,2, M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5714">
            <text:p>0.885714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c20&amp;Cdc14, Clb1,2, Mcm1/SF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.9861">
            <text:p>10.9861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3">
            <text:p>1073</text:p>
          </table:table-cell>
          <table:table-cell/>
          <table:table-cell office:value-type="string">
            <text:p>SBF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2">
            <text:p>942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, MB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0.886">
            <text:p>450.886</text:p>
          </table:table-cell>
          <table:table-cell/>
          <table:table-cell office:value-type="string">
            <text:p>Cdh1 </text:p>
          </table:table-cell>
          <table:table-cell office:value-type="string">
            <text:p>+ Sic1</text:p>
          </table:table-cell>
          <table:table-cell office:value-type="string">
            <text:p>- Cdc20&amp;Cdc14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3">
            <text:p>1033</text:p>
          </table:table-cell>
          <table:table-cell/>
          <table:table-cell office:value-type="string">
            <text:p>Swi5 </text:p>
          </table:table-cell>
          <table:table-cell office:value-type="string">
            <text:p>+ Cdh1, Clb5,6, Cln3, Mcm1/SF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6">
            <text:p>79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3">
            <text:p>1033</text:p>
          </table:table-cell>
          <table:table-cell/>
          <table:table-cell office:value-type="string">
            <text:p>Clb5,6 </text:p>
          </table:table-cell>
          <table:table-cell office:value-type="string">
            <text:p>+ Sic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1.027">
            <text:p>991.027</text:p>
          </table:table-cell>
          <table:table-cell/>
          <table:table-cell office:value-type="string">
            <text:p>Sic1 </text:p>
          </table:table-cell>
          <table:table-cell office:value-type="string">
            <text:p>+ Cdh1, Cln1,2, MBF, Swi5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3">
            <text:p>1024.23</text:p>
          </table:table-cell>
          <table:table-cell/>
          <table:table-cell office:value-type="string">
            <text:p>Clb1,2 </text:p>
          </table:table-cell>
          <table:table-cell office:value-type="string">
            <text:p>+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4.314">
            <text:p>704.314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2.353">
            <text:p>282.353</text:p>
          </table:table-cell>
          <table:table-cell/>
          <table:table-cell office:value-type="string">
            <text:p>Cln3 </text:p>
          </table:table-cell>
          <table:table-cell office:value-type="string">
            <text:p>+ MBF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1">
            <text:p>631</text:p>
          </table:table-cell>
          <table:table-cell/>
          <table:table-cell office:value-type="string">
            <text:p>MBF </text:p>
          </table:table-cell>
          <table:table-cell office:value-type="string">
            <text:p>+ Clb5,6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5">
            <text:p>1085</text:p>
          </table:table-cell>
          <table:table-cell/>
          <table:table-cell office:value-type="string">
            <text:p>SBF </text:p>
          </table:table-cell>
          <table:table-cell office:value-type="string">
            <text:p>+ Clb1,2, Mcm1/SFF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6.333">
            <text:p>346.333</text:p>
          </table:table-cell>
          <table:table-cell/>
          <table:table-cell office:value-type="string">
            <text:p>Cln1,2 </text:p>
          </table:table-cell>
          <table:table-cell office:value-type="string">
            <text:p>+ Clb5,6</text:p>
          </table:table-cell>
          <table:table-cell office:value-type="string">
            <text:p>- Cdh1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1.667">
            <text:p>111.667</text:p>
          </table:table-cell>
          <table:table-cell/>
          <table:table-cell office:value-type="string">
            <text:p>Cdh1 </text:p>
          </table:table-cell>
          <table:table-cell office:value-type="string">
            <text:p>+ Cln1,2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.3333">
            <text:p>72.3333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8.333">
            <text:p>448.333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5.667">
            <text:p>625.667</text:p>
          </table:table-cell>
          <table:table-cell/>
          <table:table-cell office:value-type="string">
            <text:p>Clb5,6 </text:p>
          </table:table-cell>
          <table:table-cell office:value-type="string">
            <text:p>+ Cln1,2, Sic1, Swi5</text:p>
          </table:table-cell>
          <table:table-cell office:value-type="string">
            <text:p>- Cdc20&amp;Cdc14,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8.665">
            <text:p>508.665</text:p>
          </table:table-cell>
          <table:table-cell/>
          <table:table-cell office:value-type="string">
            <text:p>Sic1 </text:p>
          </table:table-cell>
          <table:table-cell office:value-type="string">
            <text:p>+ SBF</text:p>
          </table:table-cell>
          <table:table-cell office:value-type="string">
            <text:p>- Cdh1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6">
            <text:p>1024.06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2.243">
            <text:p>512.243</text:p>
          </table:table-cell>
          <table:table-cell/>
          <table:table-cell office:value-type="string">
            <text:p>Mcm1/SFF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ln3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0">
            <text:p>1080</text:p>
          </table:table-cell>
          <table:table-cell/>
          <table:table-cell office:value-type="string">
            <text:p>SBF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48254">
            <text:p>4.48254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h1, Clb1,2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9">
            <text:p>979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Mcm1/SFF, SB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.965">
            <text:p>254.965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Cln1,2</text:p>
          </table:table-cell>
          <table:table-cell office:value-type="string">
            <text:p>- Cdh1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001">
            <text:p>896.00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, Sic1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.5175">
            <text:p>27.5175</text:p>
          </table:table-cell>
          <table:table-cell/>
          <table:table-cell office:value-type="string">
            <text:p>Clb5,6 </text:p>
          </table:table-cell>
          <table:table-cell office:value-type="string">
            <text:p>+ Cln1,2</text:p>
          </table:table-cell>
          <table:table-cell office:value-type="string">
            <text:p>- Cdc20&amp;Cdc14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4.479">
            <text:p>314.479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.105">
            <text:p>896.105</text:p>
          </table:table-cell>
          <table:table-cell/>
          <table:table-cell office:value-type="string">
            <text:p>Clb1,2 </text:p>
          </table:table-cell>
          <table:table-cell office:value-type="string">
            <text:p>+ MBF, Swi5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1623">
            <text:p>0.391623</text:p>
          </table:table-cell>
          <table:table-cell/>
          <table:table-cell office:value-type="string">
            <text:p>Mcm1/SFF </text:p>
          </table:table-cell>
          <table:table-cell office:value-type="string">
            <text:p>+ Cln1,2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6">
            <text:p>776</text:p>
          </table:table-cell>
          <table:table-cell/>
          <table:table-cell office:value-type="string">
            <text:p>Cln3 </text:p>
          </table:table-cell>
          <table:table-cell office:value-type="string">
            <text:p>+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8.029">
            <text:p>428.029</text:p>
          </table:table-cell>
          <table:table-cell/>
          <table:table-cell office:value-type="string">
            <text:p>MBF </text:p>
          </table:table-cell>
          <table:table-cell office:value-type="string">
            <text:p>+ Clb1,2, Cln3, Mcm1/SFF</text:p>
          </table:table-cell>
          <table:table-cell office:value-type="string">
            <text:p>- Cln1,2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/>
          <table:table-cell office:value-type="string">
            <text:p>SBF </text:p>
          </table:table-cell>
          <table:table-cell office:value-type="string">
            <text:p>+ Cln3, Swi5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2">
            <text:p>992</text:p>
          </table:table-cell>
          <table:table-cell/>
          <table:table-cell office:value-type="string">
            <text:p>Cln1,2 </text:p>
          </table:table-cell>
          <table:table-cell office:value-type="string">
            <text:p>+ Clb5,6, Mcm1/SFF, Swi5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9.744">
            <text:p>139.744</text:p>
          </table:table-cell>
          <table:table-cell/>
          <table:table-cell office:value-type="string">
            <text:p>Cdh1 </text:p>
          </table:table-cell>
          <table:table-cell office:value-type="string">
            <text:p>+ MBF</text:p>
          </table:table-cell>
          <table:table-cell office:value-type="string">
            <text:p>- Mcm1/SFF, Sic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.4995">
            <text:p>28.4995</text:p>
          </table:table-cell>
          <table:table-cell/>
          <table:table-cell office:value-type="string">
            <text:p>Swi5 </text:p>
          </table:table-cell>
          <table:table-cell office:value-type="string">
            <text:p>+ Sic1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3.251">
            <text:p>133.25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MBF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.251">
            <text:p>320.251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.249">
            <text:p>192.249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0.013">
            <text:p>720.013</text:p>
          </table:table-cell>
          <table:table-cell/>
          <table:table-cell office:value-type="string">
            <text:p>Clb1,2 </text:p>
          </table:table-cell>
          <table:table-cell office:value-type="string">
            <text:p>+ Cdh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6.667">
            <text:p>416.667</text:p>
          </table:table-cell>
          <table:table-cell/>
          <table:table-cell office:value-type="string">
            <text:p>Mcm1/SFF </text:p>
          </table:table-cell>
          <table:table-cell office:value-type="string">
            <text:p>+ Cdh1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595">
            <text:p>256.595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7">
            <text:p>1107</text:p>
          </table:table-cell>
          <table:table-cell/>
          <table:table-cell office:value-type="string">
            <text:p>MBF </text:p>
          </table:table-cell>
          <table:table-cell office:value-type="string">
            <text:p>+ Clb1,2, Clb5,6, Cln3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59531">
            <text:p>4.59531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, Sic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0">
            <text:p>930</text:p>
          </table:table-cell>
          <table:table-cell/>
          <table:table-cell office:value-type="string">
            <text:p>Cdh1 </text:p>
          </table:table-cell>
          <table:table-cell office:value-type="string">
            <text:p>+ Clb5,6, M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.9444">
            <text:p>10.9444</text:p>
          </table:table-cell>
          <table:table-cell/>
          <table:table-cell office:value-type="string">
            <text:p>Swi5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5">
            <text:p>89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Cln1,2, Mcm1/SF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40">
            <text:p>1040</text:p>
          </table:table-cell>
          <table:table-cell/>
          <table:table-cell office:value-type="string">
            <text:p>Clb5,6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3">
            <text:p>1024.03</text:p>
          </table:table-cell>
          <table:table-cell/>
          <table:table-cell office:value-type="string">
            <text:p>Sic1 </text:p>
          </table:table-cell>
          <table:table-cell office:value-type="string">
            <text:p>+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0638">
            <text:p>0.510638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ln3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.40469">
            <text:p>5.40469</text:p>
          </table:table-cell>
          <table:table-cell/>
          <table:table-cell office:value-type="string">
            <text:p>Mcm1/SFF </text:p>
          </table:table-cell>
          <table:table-cell office:value-type="string">
            <text:p>+ Cln1,2</text:p>
          </table:table-cell>
          <table:table-cell office:value-type="string">
            <text:p>- Sic1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2.989">
            <text:p>512.989</text:p>
          </table:table-cell>
          <table:table-cell/>
          <table:table-cell office:value-type="string">
            <text:p>Cln3 </text:p>
          </table:table-cell>
          <table:table-cell office:value-type="string">
            <text:p>+ Clb1,2</text:p>
          </table:table-cell>
          <table:table-cell office:value-type="string">
            <text:p>- Clb5,6,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.252">
            <text:p>298.252</text:p>
          </table:table-cell>
          <table:table-cell/>
          <table:table-cell office:value-type="string">
            <text:p>MBF </text:p>
          </table:table-cell>
          <table:table-cell office:value-type="string">
            <text:p>+ S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7.126">
            <text:p>427.126</text:p>
          </table:table-cell>
          <table:table-cell/>
          <table:table-cell office:value-type="string">
            <text:p>SBF </text:p>
          </table:table-cell>
          <table:table-cell office:value-type="string">
            <text:p>+ Clb5,6, Mcm1/SFF</text:p>
          </table:table-cell>
          <table:table-cell office:value-type="string">
            <text:p>- Cdc20&amp;Cdc14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3">
            <text:p>783</text:p>
          </table:table-cell>
          <table:table-cell/>
          <table:table-cell office:value-type="string">
            <text:p>Cln1,2 </text:p>
          </table:table-cell>
          <table:table-cell office:value-type="string">
            <text:p>+ MB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Cdh1 </text:p>
          </table:table-cell>
          <table:table-cell office:value-type="string">
            <text:p>+ Cln1,2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0.503">
            <text:p>110.503</text:p>
          </table:table-cell>
          <table:table-cell/>
          <table:table-cell office:value-type="string">
            <text:p>Swi5 </text:p>
          </table:table-cell>
          <table:table-cell office:value-type="string">
            <text:p>+ Clb1,2</text:p>
          </table:table-cell>
          <table:table-cell office:value-type="string">
            <text:p>- Cdh1, Clb5,6, Cln1,2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6">
            <text:p>99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b5,6, MB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9.503">
            <text:p>129.503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494">
            <text:p>512.49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1">
            <text:p>1024.1</text:p>
          </table:table-cell>
          <table:table-cell/>
          <table:table-cell office:value-type="string">
            <text:p>Clb1,2 </text:p>
          </table:table-cell>
          <table:table-cell office:value-type="string">
            <text:p>+ Mcm1/SF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08.252">
            <text:p>808.252</text:p>
          </table:table-cell>
          <table:table-cell/>
          <table:table-cell office:value-type="string">
            <text:p>Mcm1/SFF </text:p>
          </table:table-cell>
          <table:table-cell office:value-type="string">
            <text:p>+ Cln1,2, Swi5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.25">
            <text:p>281.25</text:p>
          </table:table-cell>
          <table:table-cell/>
          <table:table-cell office:value-type="string">
            <text:p>Cln3 </text:p>
          </table:table-cell>
          <table:table-cell office:value-type="string">
            <text:p>+ Mcm1/SFF, SBF</text:p>
          </table:table-cell>
          <table:table-cell office:value-type="string">
            <text:p>- Cdh1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6.697">
            <text:p>386.697</text:p>
          </table:table-cell>
          <table:table-cell/>
          <table:table-cell office:value-type="string">
            <text:p>MBF </text:p>
          </table:table-cell>
          <table:table-cell office:value-type="string">
            <text:p>+ Clb5,6</text:p>
          </table:table-cell>
          <table:table-cell office:value-type="string">
            <text:p>- Cdh1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.074">
            <text:p>595.074</text:p>
          </table:table-cell>
          <table:table-cell/>
          <table:table-cell office:value-type="string">
            <text:p>SBF </text:p>
          </table:table-cell>
          <table:table-cell office:value-type="string">
            <text:p>+ Clb1,2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3.7">
            <text:p>133.7</text:p>
          </table:table-cell>
          <table:table-cell/>
          <table:table-cell office:value-type="string">
            <text:p>Cln1,2 </text:p>
          </table:table-cell>
          <table:table-cell office:value-type="string">
            <text:p>+ Clb1,2</text:p>
          </table:table-cell>
          <table:table-cell office:value-type="string">
            <text:p>- M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6">
            <text:p>1056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697">
            <text:p>512.697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1">
            <text:p>83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2">
            <text:p>1024.02</text:p>
          </table:table-cell>
          <table:table-cell/>
          <table:table-cell office:value-type="string">
            <text:p>Sic1 </text:p>
          </table:table-cell>
          <table:table-cell office:value-type="string">
            <text:p>+ Clb1,2, Cln3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3.881">
            <text:p>163.881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6.303">
            <text:p>386.303</text:p>
          </table:table-cell>
          <table:table-cell/>
          <table:table-cell office:value-type="string">
            <text:p>Mcm1/SFF </text:p>
          </table:table-cell>
          <table:table-cell office:value-type="string">
            <text:p>+ Clb1,2, MBF, SBF</text:p>
          </table:table-cell>
          <table:table-cell office:value-type="string">
            <text:p>- Cdc20&amp;Cdc14, Cln1,2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.082">
            <text:p>256.082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2">
            <text:p>962</text:p>
          </table:table-cell>
          <table:table-cell/>
          <table:table-cell office:value-type="string">
            <text:p>MBF </text:p>
          </table:table-cell>
          <table:table-cell office:value-type="string">
            <text:p>+ Cln1,2, Sic1, Swi5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8">
            <text:p>778</text:p>
          </table:table-cell>
          <table:table-cell/>
          <table:table-cell office:value-type="string">
            <text:p>SBF </text:p>
          </table:table-cell>
          <table:table-cell office:value-type="string">
            <text:p>+ Cln1,2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3">
            <text:p>973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, Clb1,2, SB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4.027">
            <text:p>704.027</text:p>
          </table:table-cell>
          <table:table-cell/>
          <table:table-cell office:value-type="string">
            <text:p>Cdh1 </text:p>
          </table:table-cell>
          <table:table-cell office:value-type="string">
            <text:p>+ Sic1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3">
            <text:p>523</text:p>
          </table:table-cell>
          <table:table-cell/>
          <table:table-cell office:value-type="string">
            <text:p>Swi5 </text:p>
          </table:table-cell>
          <table:table-cell office:value-type="string">
            <text:p>+ Clb5,6, Cln3</text:p>
          </table:table-cell>
          <table:table-cell office:value-type="string">
            <text:p>- Cdh1,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12.082">
            <text:p>512.08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Clb5,6 </text:p>
          </table:table-cell>
          <table:table-cell office:value-type="string">
            <text:p>+ Cdh1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8">
            <text:p>1024.08</text:p>
          </table:table-cell>
          <table:table-cell/>
          <table:table-cell office:value-type="string">
            <text:p>Sic1 </text:p>
          </table:table-cell>
          <table:table-cell office:value-type="string">
            <text:p>+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0.422">
            <text:p>760.422</text:p>
          </table:table-cell>
          <table:table-cell/>
          <table:table-cell office:value-type="string">
            <text:p>Clb1,2 </text:p>
          </table:table-cell>
          <table:table-cell office:value-type="string">
            <text:p>+ MBF,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7.6">
            <text:p>657.6</text:p>
          </table:table-cell>
          <table:table-cell/>
          <table:table-cell office:value-type="string">
            <text:p>Mcm1/SFF </text:p>
          </table:table-cell>
          <table:table-cell office:value-type="string">
            <text:p>+ Clb1,2, Swi5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9811">
            <text:p>0.499811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dh1, Cln1,2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.994">
            <text:p>146.994</text:p>
          </table:table-cell>
          <table:table-cell/>
          <table:table-cell office:value-type="string">
            <text:p>MBF </text:p>
          </table:table-cell>
          <table:table-cell office:value-type="string">
            <text:p>+ Sic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9621">
            <text:p>0.999621</text:p>
          </table:table-cell>
          <table:table-cell/>
          <table:table-cell office:value-type="string">
            <text:p>Cln1,2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2">
            <text:p>1082</text:p>
          </table:table-cell>
          <table:table-cell/>
          <table:table-cell office:value-type="string">
            <text:p>Cdh1 </text:p>
          </table:table-cell>
          <table:table-cell office:value-type="string">
            <text:p>+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998">
            <text:p>20.4998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38">
            <text:p>768.038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, Cdh1</text:p>
          </table:table-cell>
          <table:table-cell office:value-type="string">
            <text:p>- Clb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.4939">
            <text:p>50.4939</text:p>
          </table:table-cell>
          <table:table-cell/>
          <table:table-cell office:value-type="string">
            <text:p>Sic1 </text:p>
          </table:table-cell>
          <table:table-cell office:value-type="string">
            <text:p>+ Cln1,2</text:p>
          </table:table-cell>
          <table:table-cell office:value-type="string">
            <text:p>- Cdc20&amp;Cdc14, Cdh1,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2.063">
            <text:p>842.063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Cln3, Swi5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.4122">
            <text:p>39.4122</text:p>
          </table:table-cell>
          <table:table-cell/>
          <table:table-cell office:value-type="string">
            <text:p>Mcm1/SFF </text:p>
          </table:table-cell>
          <table:table-cell office:value-type="string">
            <text:p>+ Cln3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8.517">
            <text:p>308.517</text:p>
          </table:table-cell>
          <table:table-cell/>
          <table:table-cell office:value-type="string">
            <text:p>Cln3 </text:p>
          </table:table-cell>
          <table:table-cell office:value-type="string">
            <text:p>+ Cdh1</text:p>
          </table:table-cell>
          <table:table-cell office:value-type="string">
            <text:p>- Cln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8.965">
            <text:p>368.965</text:p>
          </table:table-cell>
          <table:table-cell/>
          <table:table-cell office:value-type="string">
            <text:p>MBF </text:p>
          </table:table-cell>
          <table:table-cell office:value-type="string">
            <text:p>+ Cdc20&amp;Cdc14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105">
            <text:p>768.105</text:p>
          </table:table-cell>
          <table:table-cell/>
          <table:table-cell office:value-type="string">
            <text:p>SBF </text:p>
          </table:table-cell>
          <table:table-cell office:value-type="string">
            <text:p>+ Clb1,2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258">
            <text:p>0.482258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9.959">
            <text:p>559.959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.108">
            <text:p>595.108</text:p>
          </table:table-cell>
          <table:table-cell/>
          <table:table-cell office:value-type="string">
            <text:p>Swi5 </text:p>
          </table:table-cell>
          <table:table-cell office:value-type="string">
            <text:p>+ Sic1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.482">
            <text:p>164.48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MB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6.482">
            <text:p>266.482</text:p>
          </table:table-cell>
          <table:table-cell/>
          <table:table-cell office:value-type="string">
            <text:p>Clb5,6 </text:p>
          </table:table-cell>
          <table:table-cell office:value-type="string">
            <text:p>+ Cln3</text:p>
          </table:table-cell>
          <table:table-cell office:value-type="string">
            <text:p>- Cdc20&amp;Cdc14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3.11">
            <text:p>683.11</text:p>
          </table:table-cell>
          <table:table-cell/>
          <table:table-cell office:value-type="string">
            <text:p>Sic1 </text:p>
          </table:table-cell>
          <table:table-cell office:value-type="string">
            <text:p>+ Mcm1/SFF, SBF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2.105">
            <text:p>832.105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Cdh1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.846">
            <text:p>290.846</text:p>
          </table:table-cell>
          <table:table-cell/>
          <table:table-cell office:value-type="string">
            <text:p>Mcm1/SFF </text:p>
          </table:table-cell>
          <table:table-cell office:value-type="string">
            <text:p>+ Cdh1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.241">
            <text:p>235.241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2.965">
            <text:p>512.965</text:p>
          </table:table-cell>
          <table:table-cell/>
          <table:table-cell office:value-type="string">
            <text:p>MBF </text:p>
          </table:table-cell>
          <table:table-cell office:value-type="string">
            <text:p>+ Clb1,2</text:p>
          </table:table-cell>
          <table:table-cell office:value-type="string">
            <text:p>- Cln1,2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3584">
            <text:p>0.21358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9.552">
            <text:p>349.552</text:p>
          </table:table-cell>
          <table:table-cell/>
          <table:table-cell office:value-type="string">
            <text:p>Cln1,2 </text:p>
          </table:table-cell>
          <table:table-cell office:value-type="string">
            <text:p>+ Mcm1/SFF</text:p>
          </table:table-cell>
          <table:table-cell office:value-type="string">
            <text:p>- Cln3, Swi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.586">
            <text:p>300.586</text:p>
          </table:table-cell>
          <table:table-cell/>
          <table:table-cell office:value-type="string">
            <text:p>Cdh1 </text:p>
          </table:table-cell>
          <table:table-cell office:value-type="string">
            <text:p>+ Clb5,6, Cln1,2, MBF</text:p>
          </table:table-cell>
          <table:table-cell office:value-type="string">
            <text:p>- Clb1,2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3.655">
            <text:p>303.655</text:p>
          </table:table-cell>
          <table:table-cell/>
          <table:table-cell office:value-type="string">
            <text:p>Swi5 </text:p>
          </table:table-cell>
          <table:table-cell office:value-type="string">
            <text:p>+ Cln1,2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7.276">
            <text:p>217.27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</text:p>
          </table:table-cell>
          <table:table-cell office:value-type="string">
            <text:p>- Clb5,6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069">
            <text:p>19.2069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ln1,2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6.104">
            <text:p>506.104</text:p>
          </table:table-cell>
          <table:table-cell/>
          <table:table-cell office:value-type="string">
            <text:p>Sic1 </text:p>
          </table:table-cell>
          <table:table-cell office:value-type="string">
            <text:p>+ Cdh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3">
            <text:p>1024.03</text:p>
          </table:table-cell>
          <table:table-cell/>
          <table:table-cell office:value-type="string">
            <text:p>Clb1,2 </text:p>
          </table:table-cell>
          <table:table-cell office:value-type="string">
            <text:p>+ MB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9.069">
            <text:p>669.069</text:p>
          </table:table-cell>
          <table:table-cell/>
          <table:table-cell office:value-type="string">
            <text:p>Mcm1/SFF </text:p>
          </table:table-cell>
          <table:table-cell office:value-type="string">
            <text:p>+ Cdh1, MBF, Sic1</text:p>
          </table:table-cell>
          <table:table-cell office:value-type="string">
            <text:p>- Cdc20&amp;Cdc14, Clb1,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.724">
            <text:p>266.724</text:p>
          </table:table-cell>
          <table:table-cell/>
          <table:table-cell office:value-type="string">
            <text:p>Cln3 </text:p>
          </table:table-cell>
          <table:table-cell office:value-type="string">
            <text:p>+ Cdh1</text:p>
          </table:table-cell>
          <table:table-cell office:value-type="string">
            <text:p>- Clb5,6, Cln1,2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9">
            <text:p>1079</text:p>
          </table:table-cell>
          <table:table-cell/>
          <table:table-cell office:value-type="string">
            <text:p>MBF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1903">
            <text:p>0.361903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1903">
            <text:p>0.361903</text:p>
          </table:table-cell>
          <table:table-cell/>
          <table:table-cell office:value-type="string">
            <text:p>Cln1,2 </text:p>
          </table:table-cell>
          <table:table-cell office:value-type="string">
            <text:p>+ Cln3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4">
            <text:p>1084</text:p>
          </table:table-cell>
          <table:table-cell/>
          <table:table-cell office:value-type="string">
            <text:p>Cdh1 </text:p>
          </table:table-cell>
          <table:table-cell office:value-type="string">
            <text:p>+ Clb1,2,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2">
            <text:p>1062</text:p>
          </table:table-cell>
          <table:table-cell/>
          <table:table-cell office:value-type="string">
            <text:p>Swi5 </text:p>
          </table:table-cell>
          <table:table-cell office:value-type="string">
            <text:p>+ Cdh1, Clb1,2, Clb5,6, Cln1,2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3619">
            <text:p>12.3619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1,2, Clb5,6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.362">
            <text:p>192.362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.3594">
            <text:p>32.359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8">
            <text:p>1024.08</text:p>
          </table:table-cell>
          <table:table-cell/>
          <table:table-cell office:value-type="string">
            <text:p>Clb1,2 </text:p>
          </table:table-cell>
          <table:table-cell office:value-type="string">
            <text:p>+ Cln1,2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2.549">
            <text:p>112.549</text:p>
          </table:table-cell>
          <table:table-cell/>
          <table:table-cell office:value-type="string">
            <text:p>Mcm1/SFF </text:p>
          </table:table-cell>
          <table:table-cell office:value-type="string">
            <text:p>+ Sic1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53">
            <text:p>768.053</text:p>
          </table:table-cell>
          <table:table-cell/>
          <table:table-cell office:value-type="string">
            <text:p>Cln3 </text:p>
          </table:table-cell>
          <table:table-cell office:value-type="string">
            <text:p>+ Clb1,2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3">
            <text:p>1073</text:p>
          </table:table-cell>
          <table:table-cell/>
          <table:table-cell office:value-type="string">
            <text:p>MBF </text:p>
          </table:table-cell>
          <table:table-cell office:value-type="string">
            <text:p>+ S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8">
            <text:p>1078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Cdh1, Clb5,6, MB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332">
            <text:p>0.473332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4">
            <text:p>1084</text:p>
          </table:table-cell>
          <table:table-cell/>
          <table:table-cell office:value-type="string">
            <text:p>Cdh1 </text:p>
          </table:table-cell>
          <table:table-cell office:value-type="string">
            <text:p>+ Clb5,6,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6664">
            <text:p>0.946664</text:p>
          </table:table-cell>
          <table:table-cell/>
          <table:table-cell office:value-type="string">
            <text:p>Swi5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5">
            <text:p>100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dh1, Clb1,2, Cln1,2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4">
            <text:p>904</text:p>
          </table:table-cell>
          <table:table-cell/>
          <table:table-cell office:value-type="string">
            <text:p>Clb5,6 </text:p>
          </table:table-cell>
          <table:table-cell office:value-type="string">
            <text:p>+ Cdh1, SB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.9692">
            <text:p>56.9692</text:p>
          </table:table-cell>
          <table:table-cell/>
          <table:table-cell office:value-type="string">
            <text:p>Sic1 </text:p>
          </table:table-cell>
          <table:table-cell office:value-type="string">
            <text:p>+ Cln1,2, Swi5</text:p>
          </table:table-cell>
          <table:table-cell office:value-type="string">
            <text:p>- Clb1,2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11">
            <text:p>1024.11</text:p>
          </table:table-cell>
          <table:table-cell/>
          <table:table-cell office:value-type="string">
            <text:p>Clb1,2 </text:p>
          </table:table-cell>
          <table:table-cell office:value-type="string">
            <text:p>+ Cln1,2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0.241">
            <text:p>820.241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n3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.397">
            <text:p>248.397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,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7911">
            <text:p>40.7911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3">
            <text:p>583</text:p>
          </table:table-cell>
          <table:table-cell/>
          <table:table-cell office:value-type="string">
            <text:p>Cln1,2 </text:p>
          </table:table-cell>
          <table:table-cell office:value-type="string">
            <text:p>+ Cln3, Mcm1/SFF, SBF</text:p>
          </table:table-cell>
          <table:table-cell office:value-type="string">
            <text:p>- Cdh1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4">
            <text:p>674</text:p>
          </table:table-cell>
          <table:table-cell/>
          <table:table-cell office:value-type="string">
            <text:p>Cdh1 </text:p>
          </table:table-cell>
          <table:table-cell office:value-type="string">
            <text:p>+ Clb5,6, Cln1,2</text:p>
          </table:table-cell>
          <table:table-cell office:value-type="string">
            <text:p>- MBF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7">
            <text:p>917</text:p>
          </table:table-cell>
          <table:table-cell/>
          <table:table-cell office:value-type="string">
            <text:p>Swi5 </text:p>
          </table:table-cell>
          <table:table-cell office:value-type="string">
            <text:p>+ Clb1,2, Clb5,6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.197">
            <text:p>256.19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7">
            <text:p>1067</text:p>
          </table:table-cell>
          <table:table-cell/>
          <table:table-cell office:value-type="string">
            <text:p>Clb5,6 </text:p>
          </table:table-cell>
          <table:table-cell office:value-type="string">
            <text:p>+ Mcm1/SFF, Sic1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3">
            <text:p>1024.03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1.69">
            <text:p>131.69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8.199">
            <text:p>568.199</text:p>
          </table:table-cell>
          <table:table-cell/>
          <table:table-cell office:value-type="string">
            <text:p>Mcm1/SFF </text:p>
          </table:table-cell>
          <table:table-cell office:value-type="string">
            <text:p>+ S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8021">
            <text:p>0.888021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8021">
            <text:p>0.888021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n1,2, Mcm1/SF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887">
            <text:p>512.887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Cln1,2 </text:p>
          </table:table-cell>
          <table:table-cell office:value-type="string">
            <text:p>+ Clb1,2, Cln3, Mcm1/SF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3.002">
            <text:p>733.002</text:p>
          </table:table-cell>
          <table:table-cell/>
          <table:table-cell office:value-type="string">
            <text:p>Cdh1 </text:p>
          </table:table-cell>
          <table:table-cell office:value-type="string">
            <text:p>+ Clb5,6, MBF, Swi5</text:p>
          </table:table-cell>
          <table:table-cell office:value-type="string">
            <text:p>- SB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8021">
            <text:p>0.888021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4.222">
            <text:p>704.22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Cln1,2</text:p>
          </table:table-cell>
          <table:table-cell office:value-type="string">
            <text:p>- Clb5,6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7153">
            <text:p>0.887153</text:p>
          </table:table-cell>
          <table:table-cell/>
          <table:table-cell office:value-type="string">
            <text:p>Clb5,6 </text:p>
          </table:table-cell>
          <table:table-cell office:value-type="string">
            <text:p>+ Cln3</text:p>
          </table:table-cell>
          <table:table-cell office:value-type="string">
            <text:p>- Cdc20&amp;Cdc14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1969">
            <text:p>0.861969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c20&amp;Cdc14, Cdh1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23">
            <text:p>1024.23</text:p>
          </table:table-cell>
          <table:table-cell/>
          <table:table-cell office:value-type="string">
            <text:p>Clb1,2 </text:p>
          </table:table-cell>
          <table:table-cell office:value-type="string">
            <text:p>+ Cdh1, Cln1,2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36.315">
            <text:p>936.315</text:p>
          </table:table-cell>
          <table:table-cell/>
          <table:table-cell office:value-type="string">
            <text:p>Mcm1/SFF </text:p>
          </table:table-cell>
          <table:table-cell office:value-type="string">
            <text:p>+ Clb5,6, Cln3, MB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5.241">
            <text:p>185.241</text:p>
          </table:table-cell>
          <table:table-cell/>
          <table:table-cell office:value-type="string">
            <text:p>Cln3 </text:p>
          </table:table-cell>
          <table:table-cell office:value-type="string">
            <text:p>+ SBF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4828">
            <text:p>48.4828</text:p>
          </table:table-cell>
          <table:table-cell/>
          <table:table-cell office:value-type="string">
            <text:p>MBF </text:p>
          </table:table-cell>
          <table:table-cell office:value-type="string">
            <text:p>+ Clb5,6, Cln3</text:p>
          </table:table-cell>
          <table:table-cell office:value-type="string">
            <text:p>- Cdh1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5862">
            <text:p>0.275862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4138">
            <text:p>0.724138</text:p>
          </table:table-cell>
          <table:table-cell/>
          <table:table-cell office:value-type="string">
            <text:p>Cln1,2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2">
            <text:p>1082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Swi5 </text:p>
          </table:table-cell>
          <table:table-cell office:value-type="string">
            <text:p>+ Cln1,2, SBF</text:p>
          </table:table-cell>
          <table:table-cell office:value-type="string">
            <text:p>- Cdh1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6.517">
            <text:p>146.51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.241">
            <text:p>120.241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MBF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8.701">
            <text:p>468.701</text:p>
          </table:table-cell>
          <table:table-cell/>
          <table:table-cell office:value-type="string">
            <text:p>Sic1 </text:p>
          </table:table-cell>
          <table:table-cell office:value-type="string">
            <text:p>+ Cdh1</text:p>
          </table:table-cell>
          <table:table-cell office:value-type="string">
            <text:p>- Clb1,2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7.501">
            <text:p>107.501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SBF</text:p>
          </table:table-cell>
          <table:table-cell office:value-type="string">
            <text:p>- Cdh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759">
            <text:p>0.482759</text:p>
          </table:table-cell>
          <table:table-cell/>
          <table:table-cell office:value-type="string">
            <text:p>Mcm1/SFF </text:p>
          </table:table-cell>
          <table:table-cell office:value-type="string">
            <text:p>+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4.001">
            <text:p>874.001</text:p>
          </table:table-cell>
          <table:table-cell/>
          <table:table-cell office:value-type="string">
            <text:p>Cln3 </text:p>
          </table:table-cell>
          <table:table-cell office:value-type="string">
            <text:p>+ Cln1,2, S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.5">
            <text:p>220.5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h1, Clb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.4996">
            <text:p>54.4996</text:p>
          </table:table-cell>
          <table:table-cell/>
          <table:table-cell office:value-type="string">
            <text:p>Cln1,2 </text:p>
          </table:table-cell>
          <table:table-cell office:value-type="string">
            <text:p>+ Mcm1/SFF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.4996">
            <text:p>64.4996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b5,6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9.999">
            <text:p>119.999</text:p>
          </table:table-cell>
          <table:table-cell/>
          <table:table-cell office:value-type="string">
            <text:p>Swi5 </text:p>
          </table:table-cell>
          <table:table-cell office:value-type="string">
            <text:p>+ S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.5004">
            <text:p>81.500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1,2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8.999">
            <text:p>518.999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49385">
            <text:p>8.49385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c20&amp;Cdc14, Cdh1, Clb1,2, Clb5,6,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4.563">
            <text:p>164.563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</text:p>
          </table:table-cell>
          <table:table-cell office:value-type="string">
            <text:p>- Cln3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.3747">
            <text:p>54.3747</text:p>
          </table:table-cell>
          <table:table-cell/>
          <table:table-cell office:value-type="string">
            <text:p>Mcm1/SFF </text:p>
          </table:table-cell>
          <table:table-cell office:value-type="string">
            <text:p>+ Cln1,2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6.014">
            <text:p>706.014</text:p>
          </table:table-cell>
          <table:table-cell/>
          <table:table-cell office:value-type="string">
            <text:p>Cln3 </text:p>
          </table:table-cell>
          <table:table-cell office:value-type="string">
            <text:p>+ Clb1,2, Mcm1/SFF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.552">
            <text:p>384.552</text:p>
          </table:table-cell>
          <table:table-cell/>
          <table:table-cell office:value-type="string">
            <text:p>SBF </text:p>
          </table:table-cell>
          <table:table-cell office:value-type="string">
            <text:p>+ Sic1</text:p>
          </table:table-cell>
          <table:table-cell office:value-type="string">
            <text:p>- Clb1,2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.4825">
            <text:p>60.4825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ln3, SBF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9.965">
            <text:p>549.965</text:p>
          </table:table-cell>
          <table:table-cell/>
          <table:table-cell office:value-type="string">
            <text:p>Cdh1 </text:p>
          </table:table-cell>
          <table:table-cell office:value-type="string">
            <text:p>+ Cdc20&amp;Cdc14, Cln1,2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.48">
            <text:p>200.48</text:p>
          </table:table-cell>
          <table:table-cell/>
          <table:table-cell office:value-type="string">
            <text:p>Swi5 </text:p>
          </table:table-cell>
          <table:table-cell office:value-type="string">
            <text:p>+ Cln3</text:p>
          </table:table-cell>
          <table:table-cell office:value-type="string">
            <text:p>- Cdc20&amp;Cdc14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.482">
            <text:p>128.48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dh1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0.007">
            <text:p>960.007</text:p>
          </table:table-cell>
          <table:table-cell/>
          <table:table-cell office:value-type="string">
            <text:p>Sic1 </text:p>
          </table:table-cell>
          <table:table-cell office:value-type="string">
            <text:p>+ Clb1,2, Cln3, MBF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.07">
            <text:p>768.07</text:p>
          </table:table-cell>
          <table:table-cell/>
          <table:table-cell office:value-type="string">
            <text:p>Clb1,2 </text:p>
          </table:table-cell>
          <table:table-cell office:value-type="string">
            <text:p>+ Clb5,6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3636">
            <text:p>16.3636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lb5,6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2.008">
            <text:p>512.008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, Mcm1/SF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.498">
            <text:p>49.498</text:p>
          </table:table-cell>
          <table:table-cell/>
          <table:table-cell office:value-type="string">
            <text:p>MBF </text:p>
          </table:table-cell>
          <table:table-cell office:value-type="string">
            <text:p>+ Cln3</text:p>
          </table:table-cell>
          <table:table-cell office:value-type="string">
            <text:p>- Cdh1, Clb1,2, Mcm1/SF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56">
            <text:p>1056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Clb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4.498">
            <text:p>104.498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0.012">
            <text:p>620.012</text:p>
          </table:table-cell>
          <table:table-cell/>
          <table:table-cell office:value-type="string">
            <text:p>Cdh1 </text:p>
          </table:table-cell>
          <table:table-cell office:value-type="string">
            <text:p>+ Cln1,2, Mcm1/SF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8.996">
            <text:p>288.996</text:p>
          </table:table-cell>
          <table:table-cell/>
          <table:table-cell office:value-type="string">
            <text:p>Swi5 </text:p>
          </table:table-cell>
          <table:table-cell office:value-type="string">
            <text:p>+ Clb1,2,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7952">
            <text:p>0.497952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.498">
            <text:p>320.498</text:p>
          </table:table-cell>
          <table:table-cell/>
          <table:table-cell office:value-type="string">
            <text:p>Clb5,6 </text:p>
          </table:table-cell>
          <table:table-cell office:value-type="string">
            <text:p>+ Mcm1/SFF</text:p>
          </table:table-cell>
          <table:table-cell office:value-type="string">
            <text:p>- Cdc20&amp;Cdc14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1">
            <text:p>1024.01</text:p>
          </table:table-cell>
          <table:table-cell/>
          <table:table-cell office:value-type="string">
            <text:p>Sic1 </text:p>
          </table:table-cell>
          <table:table-cell office:value-type="string">
            <text:p>+ Clb5,6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.448">
            <text:p>224.448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lb5,6,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2.258">
            <text:p>512.258</text:p>
          </table:table-cell>
          <table:table-cell/>
          <table:table-cell office:value-type="string">
            <text:p>Mcm1/SFF </text:p>
          </table:table-cell>
          <table:table-cell office:value-type="string">
            <text:p>+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.5554">
            <text:p>34.5554</text:p>
          </table:table-cell>
          <table:table-cell/>
          <table:table-cell office:value-type="string">
            <text:p>Cln3 </text:p>
          </table:table-cell>
          <table:table-cell office:value-type="string">
            <text:p>+ SBF</text:p>
          </table:table-cell>
          <table:table-cell office:value-type="string">
            <text:p>- MBF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6">
            <text:p>906</text:p>
          </table:table-cell>
          <table:table-cell/>
          <table:table-cell office:value-type="string">
            <text:p>MBF </text:p>
          </table:table-cell>
          <table:table-cell office:value-type="string">
            <text:p>+ Cdh1, Swi5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4168">
            <text:p>2.54168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1681">
            <text:p>0.541681</text:p>
          </table:table-cell>
          <table:table-cell/>
          <table:table-cell office:value-type="string">
            <text:p>Cln1,2 </text:p>
          </table:table-cell>
          <table:table-cell office:value-type="string">
            <text:p>+ Clb1,2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914">
            <text:p>512.914</text:p>
          </table:table-cell>
          <table:table-cell/>
          <table:table-cell office:value-type="string">
            <text:p>Cdh1 </text:p>
          </table:table-cell>
          <table:table-cell office:value-type="string">
            <text:p>+ SB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Cln1,2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73">
            <text:p>773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5415">
            <text:p>40.5415</text:p>
          </table:table-cell>
          <table:table-cell/>
          <table:table-cell office:value-type="string">
            <text:p>Clb5,6 </text:p>
          </table:table-cell>
          <table:table-cell office:value-type="string">
            <text:p>+ Mcm1/SFF</text:p>
          </table:table-cell>
          <table:table-cell office:value-type="string">
            <text:p>- Cdc20&amp;Cdc14, Cln1,2, MBF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.528">
            <text:p>192.528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h1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0.399">
            <text:p>480.399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3">
            <text:p>853</text:p>
          </table:table-cell>
          <table:table-cell/>
          <table:table-cell office:value-type="string">
            <text:p>Cln3 </text:p>
          </table:table-cell>
          <table:table-cell office:value-type="string">
            <text:p>+ MBF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5">
            <text:p>512.5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3">
            <text:p>1103</text:p>
          </table:table-cell>
          <table:table-cell/>
          <table:table-cell office:value-type="string">
            <text:p>SBF </text:p>
          </table:table-cell>
          <table:table-cell office:value-type="string">
            <text:p>+ Cln3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, Clb1,2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dh1 </text:p>
          </table:table-cell>
          <table:table-cell office:value-type="string">
            <text:p>+ Cln1,2, Mcm1/SF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9">
            <text:p>839</text:p>
          </table:table-cell>
          <table:table-cell/>
          <table:table-cell office:value-type="string">
            <text:p>Swi5 </text:p>
          </table:table-cell>
          <table:table-cell office:value-type="string">
            <text:p>+ Clb5,6, S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6">
            <text:p>996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n3, SBF, Sic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.4999">
            <text:p>96.4999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Cdc20&amp;Cdc14,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4939">
            <text:p>8.4939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dh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.45">
            <text:p>32.45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375">
            <text:p>8.375</text:p>
          </table:table-cell>
          <table:table-cell/>
          <table:table-cell office:value-type="string">
            <text:p>Mcm1/SFF </text:p>
          </table:table-cell>
          <table:table-cell office:value-type="string">
            <text:p>+ Cln1,2</text:p>
          </table:table-cell>
          <table:table-cell office:value-type="string">
            <text:p>- Cdc20&amp;Cdc14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5.75">
            <text:p>385.75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,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3">
            <text:p>1083</text:p>
          </table:table-cell>
          <table:table-cell/>
          <table:table-cell office:value-type="string">
            <text:p>MBF </text:p>
          </table:table-cell>
          <table:table-cell office:value-type="string">
            <text:p>+ Cln3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6">
            <text:p>1076</text:p>
          </table:table-cell>
          <table:table-cell/>
          <table:table-cell office:value-type="string">
            <text:p>SBF </text:p>
          </table:table-cell>
          <table:table-cell office:value-type="string">
            <text:p>+ Cdh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0">
            <text:p>720</text:p>
          </table:table-cell>
          <table:table-cell/>
          <table:table-cell office:value-type="string">
            <text:p>Cln1,2 </text:p>
          </table:table-cell>
          <table:table-cell office:value-type="string">
            <text:p>+ Clb5,6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9.5">
            <text:p>379.5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.5004">
            <text:p>33.5004</text:p>
          </table:table-cell>
          <table:table-cell/>
          <table:table-cell office:value-type="string">
            <text:p>Swi5 </text:p>
          </table:table-cell>
          <table:table-cell office:value-type="string">
            <text:p>+ MBF</text:p>
          </table:table-cell>
          <table:table-cell office:value-type="string">
            <text:p>- Cdc20&amp;Cdc14, Clb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5.375">
            <text:p>325.375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BF</text:p>
          </table:table-cell>
          <table:table-cell office:value-type="string">
            <text:p>- Cdh1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3">
            <text:p>643</text:p>
          </table:table-cell>
          <table:table-cell/>
          <table:table-cell office:value-type="string">
            <text:p>Clb5,6 </text:p>
          </table:table-cell>
          <table:table-cell office:value-type="string">
            <text:p>+ Cdc20&amp;Cdc14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8">
            <text:p>768</text:p>
          </table:table-cell>
          <table:table-cell/>
          <table:table-cell office:value-type="string">
            <text:p>Sic1 </text:p>
          </table:table-cell>
          <table:table-cell office:value-type="string">
            <text:p>+ M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4.1">
            <text:p>864.1</text:p>
          </table:table-cell>
          <table:table-cell/>
          <table:table-cell office:value-type="string">
            <text:p>Clb1,2 </text:p>
          </table:table-cell>
          <table:table-cell office:value-type="string">
            <text:p>+ Clb5,6, MBF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.126">
            <text:p>577.126</text:p>
          </table:table-cell>
          <table:table-cell/>
          <table:table-cell office:value-type="string">
            <text:p>Mcm1/SFF </text:p>
          </table:table-cell>
          <table:table-cell office:value-type="string">
            <text:p>+ Cln3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1.998">
            <text:p>321.998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</text:p>
          </table:table-cell>
          <table:table-cell office:value-type="string">
            <text:p>- Mcm1/SFF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4">
            <text:p>1074</text:p>
          </table:table-cell>
          <table:table-cell/>
          <table:table-cell office:value-type="string">
            <text:p>MBF </text:p>
          </table:table-cell>
          <table:table-cell office:value-type="string">
            <text:p>+ Cln1,2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9">
            <text:p>749</text:p>
          </table:table-cell>
          <table:table-cell/>
          <table:table-cell office:value-type="string">
            <text:p>SBF </text:p>
          </table:table-cell>
          <table:table-cell office:value-type="string">
            <text:p>+ Swi5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.023">
            <text:p>283.023</text:p>
          </table:table-cell>
          <table:table-cell/>
          <table:table-cell office:value-type="string">
            <text:p>Cln1,2 </text:p>
          </table:table-cell>
          <table:table-cell office:value-type="string">
            <text:p>+ Clb5,6, Sic1</text:p>
          </table:table-cell>
          <table:table-cell office:value-type="string">
            <text:p>- Cdh1,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.8003">
            <text:p>29.8003</text:p>
          </table:table-cell>
          <table:table-cell/>
          <table:table-cell office:value-type="string">
            <text:p>Cdh1 </text:p>
          </table:table-cell>
          <table:table-cell office:value-type="string">
            <text:p>+ </text:p>
          </table:table-cell>
          <table:table-cell office:value-type="string">
            <text:p>- Clb5,6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, SB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797">
            <text:p>256.79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1,2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3.001">
            <text:p>513.001</text:p>
          </table:table-cell>
          <table:table-cell/>
          <table:table-cell office:value-type="string">
            <text:p>Clb5,6 </text:p>
          </table:table-cell>
          <table:table-cell office:value-type="string">
            <text:p>+ MBF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8.778">
            <text:p>308.778</text:p>
          </table:table-cell>
          <table:table-cell/>
          <table:table-cell office:value-type="string">
            <text:p>Sic1 </text:p>
          </table:table-cell>
          <table:table-cell office:value-type="string">
            <text:p>+ Cln3</text:p>
          </table:table-cell>
          <table:table-cell office:value-type="string">
            <text:p>- Cdc20&amp;Cdc14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857">
            <text:p>16.6857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M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.6">
            <text:p>192.6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dc20&amp;Cdc14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666">
            <text:p>256.666</text:p>
          </table:table-cell>
          <table:table-cell/>
          <table:table-cell office:value-type="string">
            <text:p>Cln3 </text:p>
          </table:table-cell>
          <table:table-cell office:value-type="string">
            <text:p>+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4003">
            <text:p>0.334003</text:p>
          </table:table-cell>
          <table:table-cell/>
          <table:table-cell office:value-type="string">
            <text:p>MBF </text:p>
          </table:table-cell>
          <table:table-cell office:value-type="string">
            <text:p>+ Cln1,2</text:p>
          </table:table-cell>
          <table:table-cell office:value-type="string">
            <text:p>- Cln3, Mcm1/SF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4003">
            <text:p>0.334003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Clb1,2, MBF, Mcm1/SF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Cln1,2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7">
            <text:p>1077</text:p>
          </table:table-cell>
          <table:table-cell/>
          <table:table-cell office:value-type="string">
            <text:p>Cdh1 </text:p>
          </table:table-cell>
          <table:table-cell office:value-type="string">
            <text:p>+ Cln3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.3342">
            <text:p>32.3342</text:p>
          </table:table-cell>
          <table:table-cell/>
          <table:table-cell office:value-type="string">
            <text:p>Swi5 </text:p>
          </table:table-cell>
          <table:table-cell office:value-type="string">
            <text:p>+ SBF</text:p>
          </table:table-cell>
          <table:table-cell office:value-type="string">
            <text:p>- Clb1,2, Cln3, Sic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6.317">
            <text:p>496.31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Mcm1/SFF</text:p>
          </table:table-cell>
          <table:table-cell office:value-type="string">
            <text:p>- Clb1,2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0.334">
            <text:p>330.334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332">
            <text:p>512.332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4.059">
            <text:p>864.059</text:p>
          </table:table-cell>
          <table:table-cell/>
          <table:table-cell office:value-type="string">
            <text:p>Clb1,2 </text:p>
          </table:table-cell>
          <table:table-cell office:value-type="string">
            <text:p>+ Cdh1, SBF</text:p>
          </table:table-cell>
          <table:table-cell office:value-type="string">
            <text:p>-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7.2">
            <text:p>817.2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b1,2, MBF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ln3 </text:p>
          </table:table-cell>
          <table:table-cell office:value-type="string">
            <text:p>+ Clb5,6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5">
            <text:p>835</text:p>
          </table:table-cell>
          <table:table-cell/>
          <table:table-cell office:value-type="string">
            <text:p>MBF </text:p>
          </table:table-cell>
          <table:table-cell office:value-type="string">
            <text:p>+ Cdh1, Cln3, Swi5</text:p>
          </table:table-cell>
          <table:table-cell office:value-type="string">
            <text:p>- Clb1,2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.5001">
            <text:p>98.5001</text:p>
          </table:table-cell>
          <table:table-cell/>
          <table:table-cell office:value-type="string">
            <text:p>SBF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5">
            <text:p>735</text:p>
          </table:table-cell>
          <table:table-cell/>
          <table:table-cell office:value-type="string">
            <text:p>Cln1,2 </text:p>
          </table:table-cell>
          <table:table-cell office:value-type="string">
            <text:p>+ Swi5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75">
            <text:p>1075</text:p>
          </table:table-cell>
          <table:table-cell/>
          <table:table-cell office:value-type="string">
            <text:p>Cdh1 </text:p>
          </table:table-cell>
          <table:table-cell office:value-type="string">
            <text:p>+ Mcm1/SFF, S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4">
            <text:p>954</text:p>
          </table:table-cell>
          <table:table-cell/>
          <table:table-cell office:value-type="string">
            <text:p>Swi5 </text:p>
          </table:table-cell>
          <table:table-cell office:value-type="string">
            <text:p>+ Cdh1, Cln3, Sic1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.6667">
            <text:p>58.666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999">
            <text:p>12.4999</text:p>
          </table:table-cell>
          <table:table-cell/>
          <table:table-cell office:value-type="string">
            <text:p>Clb5,6 </text:p>
          </table:table-cell>
          <table:table-cell office:value-type="string">
            <text:p>+ </text:p>
          </table:table-cell>
          <table:table-cell office:value-type="string">
            <text:p>- Sic1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494">
            <text:p>256.494</text:p>
          </table:table-cell>
          <table:table-cell/>
          <table:table-cell office:value-type="string">
            <text:p>Sic1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6">
            <text:p>696</text:p>
          </table:table-cell>
          <table:table-cell/>
          <table:table-cell office:value-type="string">
            <text:p>Clb1,2 </text:p>
          </table:table-cell>
          <table:table-cell office:value-type="string">
            <text:p>+ Cln3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1.375">
            <text:p>111.375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Cln1,2,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8.996">
            <text:p>208.996</text:p>
          </table:table-cell>
          <table:table-cell/>
          <table:table-cell office:value-type="string">
            <text:p>Cln3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7">
            <text:p>737</text:p>
          </table:table-cell>
          <table:table-cell/>
          <table:table-cell office:value-type="string">
            <text:p>MBF </text:p>
          </table:table-cell>
          <table:table-cell office:value-type="string">
            <text:p>+ SBF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7">
            <text:p>1087</text:p>
          </table:table-cell>
          <table:table-cell/>
          <table:table-cell office:value-type="string">
            <text:p>SBF </text:p>
          </table:table-cell>
          <table:table-cell office:value-type="string">
            <text:p>+ Clb1,2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.4023">
            <text:p>51.4023</text:p>
          </table:table-cell>
          <table:table-cell/>
          <table:table-cell office:value-type="string">
            <text:p>Cdh1 </text:p>
          </table:table-cell>
          <table:table-cell office:value-type="string">
            <text:p>+ Cln3</text:p>
          </table:table-cell>
          <table:table-cell office:value-type="string">
            <text:p>- MBF,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6.996">
            <text:p>406.996</text:p>
          </table:table-cell>
          <table:table-cell/>
          <table:table-cell office:value-type="string">
            <text:p>Swi5 </text:p>
          </table:table-cell>
          <table:table-cell office:value-type="string">
            <text:p>+ Cdc20&amp;Cdc14</text:p>
          </table:table-cell>
          <table:table-cell office:value-type="string">
            <text:p>- Clb5,6, Sic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5,6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4.335">
            <text:p>144.335</text:p>
          </table:table-cell>
          <table:table-cell/>
          <table:table-cell office:value-type="string">
            <text:p>Clb5,6 </text:p>
          </table:table-cell>
          <table:table-cell office:value-type="string">
            <text:p>+ Mcm1/SFF</text:p>
          </table:table-cell>
          <table:table-cell office:value-type="string">
            <text:p>- Cdh1, Cln3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6.332">
            <text:p>226.332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</text:p>
          </table:table-cell>
          <table:table-cell office:value-type="string">
            <text:p>- Clb5,6, S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.3152">
            <text:p>29.3152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4.201">
            <text:p>704.201</text:p>
          </table:table-cell>
          <table:table-cell/>
          <table:table-cell office:value-type="string">
            <text:p>Mcm1/SFF </text:p>
          </table:table-cell>
          <table:table-cell office:value-type="string">
            <text:p>+ Cdh1, Cln1,2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2.451">
            <text:p>332.451</text:p>
          </table:table-cell>
          <table:table-cell/>
          <table:table-cell office:value-type="string">
            <text:p>Cln3 </text:p>
          </table:table-cell>
          <table:table-cell office:value-type="string">
            <text:p>+ SBF, Sic1</text:p>
          </table:table-cell>
          <table:table-cell office:value-type="string">
            <text:p>- Clb1,2, Cln1,2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2.019">
            <text:p>522.019</text:p>
          </table:table-cell>
          <table:table-cell/>
          <table:table-cell office:value-type="string">
            <text:p>MBF </text:p>
          </table:table-cell>
          <table:table-cell office:value-type="string">
            <text:p>+ Clb1,2, SBF</text:p>
          </table:table-cell>
          <table:table-cell office:value-type="string">
            <text:p>- Mcm1/SFF, Sic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.633">
            <text:p>200.633</text:p>
          </table:table-cell>
          <table:table-cell/>
          <table:table-cell office:value-type="string">
            <text:p>SBF </text:p>
          </table:table-cell>
          <table:table-cell office:value-type="string">
            <text:p>+ Cdc20&amp;Cdc14, Swi5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.3167">
            <text:p>24.3167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Cdc20&amp;Cdc14, MBF, Mcm1/SF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3">
            <text:p>1083</text:p>
          </table:table-cell>
          <table:table-cell/>
          <table:table-cell office:value-type="string">
            <text:p>Cdh1 </text:p>
          </table:table-cell>
          <table:table-cell office:value-type="string">
            <text:p>+ Clb1,2, MB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6669">
            <text:p>0.316669</text:p>
          </table:table-cell>
          <table:table-cell/>
          <table:table-cell office:value-type="string">
            <text:p>Swi5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6.317">
            <text:p>256.317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1,2,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3">
            <text:p>1083</text:p>
          </table:table-cell>
          <table:table-cell/>
          <table:table-cell office:value-type="string">
            <text:p>Clb5,6 </text:p>
          </table:table-cell>
          <table:table-cell office:value-type="string">
            <text:p>+ Cln1,2, Cln3,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.949">
            <text:p>200.949</text:p>
          </table:table-cell>
          <table:table-cell/>
          <table:table-cell office:value-type="string">
            <text:p>Sic1 </text:p>
          </table:table-cell>
          <table:table-cell office:value-type="string">
            <text:p>+ Mcm1/SFF, SBF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1,2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0001">
            <text:p>0.580001</text:p>
          </table:table-cell>
          <table:table-cell/>
          <table:table-cell office:value-type="string">
            <text:p>Mcm1/SFF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1">
            <text:p>791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7575">
            <text:p>0.197575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dc20&amp;Cdc14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.4103">
            <text:p>28.4103</text:p>
          </table:table-cell>
          <table:table-cell/>
          <table:table-cell office:value-type="string">
            <text:p>SBF </text:p>
          </table:table-cell>
          <table:table-cell office:value-type="string">
            <text:p>+ MBF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2.198">
            <text:p>512.198</text:p>
          </table:table-cell>
          <table:table-cell/>
          <table:table-cell office:value-type="string">
            <text:p>Cln1,2 </text:p>
          </table:table-cell>
          <table:table-cell office:value-type="string">
            <text:p>+ </text:p>
          </table:table-cell>
          <table:table-cell office:value-type="string">
            <text:p>-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2.022">
            <text:p>382.022</text:p>
          </table:table-cell>
          <table:table-cell/>
          <table:table-cell office:value-type="string">
            <text:p>Cdh1 </text:p>
          </table:table-cell>
          <table:table-cell office:value-type="string">
            <text:p>+ Sic1, Swi5</text:p>
          </table:table-cell>
          <table:table-cell office:value-type="string">
            <text:p>- Clb5,6, S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08">
            <text:p>808</text:p>
          </table:table-cell>
          <table:table-cell/>
          <table:table-cell office:value-type="string">
            <text:p>Swi5 </text:p>
          </table:table-cell>
          <table:table-cell office:value-type="string">
            <text:p>+ Cln3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3904">
            <text:p>0.78390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Clb1,2, Mcm1/SFF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6.022">
            <text:p>426.022</text:p>
          </table:table-cell>
          <table:table-cell/>
          <table:table-cell office:value-type="string">
            <text:p>Clb5,6 </text:p>
          </table:table-cell>
          <table:table-cell office:value-type="string">
            <text:p>+ Cdh1, Cln3</text:p>
          </table:table-cell>
          <table:table-cell office:value-type="string">
            <text:p>- SB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9907">
            <text:p>46.9907</text:p>
          </table:table-cell>
          <table:table-cell/>
          <table:table-cell office:value-type="string">
            <text:p>Sic1 </text:p>
          </table:table-cell>
          <table:table-cell office:value-type="string">
            <text:p>+ Cdc20&amp;Cdc14, Cln3</text:p>
          </table:table-cell>
          <table:table-cell office:value-type="string">
            <text:p>- Cdh1,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2812">
            <text:p>0.592812</text:p>
          </table:table-cell>
          <table:table-cell/>
          <table:table-cell office:value-type="string">
            <text:p>Clb1,2 </text:p>
          </table:table-cell>
          <table:table-cell office:value-type="string">
            <text:p>+ SBF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9484">
            <text:p>0.16948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0886">
            <text:p>0.70886</text:p>
          </table:table-cell>
          <table:table-cell/>
          <table:table-cell office:value-type="string">
            <text:p>Cln3 </text:p>
          </table:table-cell>
          <table:table-cell office:value-type="string">
            <text:p>+ 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2.709">
            <text:p>512.709</text:p>
          </table:table-cell>
          <table:table-cell/>
          <table:table-cell office:value-type="string">
            <text:p>MBF </text:p>
          </table:table-cell>
          <table:table-cell office:value-type="string">
            <text:p>+ </text:p>
          </table:table-cell>
          <table:table-cell office:value-type="string">
            <text:p>-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SBF </text:p>
          </table:table-cell>
          <table:table-cell office:value-type="string">
            <text:p>+ Clb5,6</text:p>
          </table:table-cell>
          <table:table-cell office:value-type="string">
            <text:p>- Mcm1/SF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0.433">
            <text:p>450.433</text:p>
          </table:table-cell>
          <table:table-cell/>
          <table:table-cell office:value-type="string">
            <text:p>Cln1,2 </text:p>
          </table:table-cell>
          <table:table-cell office:value-type="string">
            <text:p>+ Cdc20&amp;Cdc14, Cln3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14">
            <text:p>1114</text:p>
          </table:table-cell>
          <table:table-cell/>
          <table:table-cell office:value-type="string">
            <text:p>Cdh1 </text:p>
          </table:table-cell>
          <table:table-cell office:value-type="string">
            <text:p>+ Clb5,6, Cln3, SBF, Sic1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/>
          <table:table-cell office:value-type="string">
            <text:p>Swi5 </text:p>
          </table:table-cell>
          <table:table-cell office:value-type="string">
            <text:p>+ Clb1,2, Cln3, MBF</text:p>
          </table:table-cell>
          <table:table-cell office:value-type="string">
            <text:p>- SBF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8.291">
            <text:p>508.291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Sic1</text:p>
          </table:table-cell>
          <table:table-cell office:value-type="string">
            <text:p>- Cln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62">
            <text:p>1062</text:p>
          </table:table-cell>
          <table:table-cell/>
          <table:table-cell office:value-type="string">
            <text:p>Clb5,6 </text:p>
          </table:table-cell>
          <table:table-cell office:value-type="string">
            <text:p>+ Cln1,2,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2.149">
            <text:p>692.149</text:p>
          </table:table-cell>
          <table:table-cell/>
          <table:table-cell office:value-type="string">
            <text:p>Sic1 </text:p>
          </table:table-cell>
          <table:table-cell office:value-type="string">
            <text:p>+ Mcm1/SFF</text:p>
          </table:table-cell>
          <table:table-cell office:value-type="string">
            <text:p>- MBF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6.111">
            <text:p>876.111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, Swi5</text:p>
          </table:table-cell>
          <table:table-cell office:value-type="string">
            <text:p>- Cdh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7.008">
            <text:p>307.008</text:p>
          </table:table-cell>
          <table:table-cell/>
          <table:table-cell office:value-type="string">
            <text:p>Mcm1/SFF </text:p>
          </table:table-cell>
          <table:table-cell office:value-type="string">
            <text:p>+ Cdc20&amp;Cdc14, Cln1,2</text:p>
          </table:table-cell>
          <table:table-cell office:value-type="string">
            <text:p>- Clb5,6, Swi5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Cln3 </text:p>
          </table:table-cell>
          <table:table-cell office:value-type="string">
            <text:p>+ Cdc20&amp;Cdc14, Clb1,2, Sic1</text:p>
          </table:table-cell>
          <table:table-cell office:value-type="string">
            <text:p>- Clb5,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65">
            <text:p>765</text:p>
          </table:table-cell>
          <table:table-cell/>
          <table:table-cell office:value-type="string">
            <text:p>MBF </text:p>
          </table:table-cell>
          <table:table-cell office:value-type="string">
            <text:p>+ Cdh1, Clb5,6, Cln1,2</text:p>
          </table:table-cell>
          <table:table-cell office:value-type="string">
            <text:p>- Cdc20&amp;Cdc14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SBF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0.841">
            <text:p>160.841</text:p>
          </table:table-cell>
          <table:table-cell/>
          <table:table-cell office:value-type="string">
            <text:p>Cln1,2 </text:p>
          </table:table-cell>
          <table:table-cell office:value-type="string">
            <text:p>+ Mcm1/SFF</text:p>
          </table:table-cell>
          <table:table-cell office:value-type="string">
            <text:p>- Cdc20&amp;Cdc14, Cln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4">
            <text:p>914</text:p>
          </table:table-cell>
          <table:table-cell/>
          <table:table-cell office:value-type="string">
            <text:p>Cdh1 </text:p>
          </table:table-cell>
          <table:table-cell office:value-type="string">
            <text:p>+ SBF, Sic1</text:p>
          </table:table-cell>
          <table:table-cell office:value-type="string">
            <text:p>- Cdc20&amp;Cdc14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8.841">
            <text:p>308.841</text:p>
          </table:table-cell>
          <table:table-cell/>
          <table:table-cell office:value-type="string">
            <text:p>Swi5 </text:p>
          </table:table-cell>
          <table:table-cell office:value-type="string">
            <text:p>+ Clb5,6, Mcm1/SFF</text:p>
          </table:table-cell>
          <table:table-cell office:value-type="string">
            <text:p>- Cdc20&amp;Cdc14, Cln1,2, Cln3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.9844">
            <text:p>87.9844</text:p>
          </table:table-cell>
          <table:table-cell/>
          <table:table-cell office:value-type="string">
            <text:p>Cdc20&amp;Cdc14 </text:p>
          </table:table-cell>
          <table:table-cell office:value-type="string">
            <text:p>+ </text:p>
          </table:table-cell>
          <table:table-cell office:value-type="string">
            <text:p>- Clb1,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Clb5,6 </text:p>
          </table:table-cell>
          <table:table-cell office:value-type="string">
            <text:p>+ Mcm1/SFF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24.02">
            <text:p>1024.02</text:p>
          </table:table-cell>
          <table:table-cell/>
          <table:table-cell office:value-type="string">
            <text:p>Sic1 </text:p>
          </table:table-cell>
          <table:table-cell office:value-type="string">
            <text:p>+ Swi5</text:p>
          </table:table-cell>
          <table:table-cell office:value-type="string">
            <text:p>- 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8.921">
            <text:p>248.921</text:p>
          </table:table-cell>
          <table:table-cell/>
          <table:table-cell office:value-type="string">
            <text:p>Clb1,2 </text:p>
          </table:table-cell>
          <table:table-cell office:value-type="string">
            <text:p>+ Cdc20&amp;Cdc14</text:p>
          </table:table-cell>
          <table:table-cell office:value-type="string">
            <text:p>- Cln1,2, Mcm1/SFF, Swi5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.5714">
            <text:p>86.5714</text:p>
          </table:table-cell>
          <table:table-cell/>
          <table:table-cell office:value-type="string">
            <text:p>Mcm1/SFF </text:p>
          </table:table-cell>
          <table:table-cell office:value-type="string">
            <text:p>+ </text:p>
          </table:table-cell>
          <table:table-cell office:value-type="string">
            <text:p>- MB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3T17:34:20</dc:date>
    <meta:document-statistic meta:table-count="1" meta:cell-count="5520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1cm" svg:height="10.832cm" xlink:href=".." xlink:type="simple" chart:class="chart:bar" chart:style-name="ch1">
        <chart:title svg:x="3.951cm" svg:y="0.352cm" chart:style-name="ch2">
          <text:p>Frequency Distribution</text:p>
        </chart:title>
        <chart:subtitle svg:x="0.749cm" svg:y="1.347cm" chart:style-name="ch3">
          <text:p>Fictitious Gene Expression Levels from 100 Random Networks</text:p>
        </chart:subtitle>
        <chart:plot-area chart:style-name="ch4" table:cell-range-address="Sheet1.I1:Sheet1.J5" chart:data-source-has-labels="column" svg:x="1.261cm" svg:y="2.462cm" svg:width="10.78cm" svg:height="7.173cm">
          <chartooo:coordinate-region svg:x="2.253cm" svg:y="2.661cm" svg:width="9.788cm" svg:height="6.327cm"/>
          <chart:axis chart:dimension="x" chart:name="primary-x" chart:style-name="ch5" chartooo:axis-type="auto">
            <chartooo:date-scale/>
            <chart:title svg:x="4.239cm" svg:y="9.851cm" chart:style-name="ch6">
              <text:p>Fictitious Gene Expression Level</text:p>
            </chart:title>
            <chart:categories table:cell-range-address="Sheet1.I1:Sheet1.I5"/>
          </chart:axis>
          <chart:axis chart:dimension="y" chart:name="primary-y" chart:style-name="ch7">
            <chart:title svg:x="0.451cm" svg:y="6.873cm" chart:style-name="ch8">
              <text:p>Frequency</text:p>
            </chart:title>
            <chart:grid chart:style-name="ch9" chart:class="major"/>
          </chart:axis>
          <chart:series chart:style-name="ch10" chart:values-cell-range-address="Sheet1.J1:Sheet1.J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I1:Sheet1.I5</svg:desc>
                </draw:g>
              </table:table-cell>
              <table:table-cell office:value-type="float" office:value="93">
                <text:p>93</text:p>
                <draw:g>
                  <svg:desc>Sheet1.J1:Sheet1.J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1cm" svg:height="10.832cm" xlink:href=".." xlink:type="simple" chart:class="chart:bar" chart:style-name="ch1">
        <chart:title svg:x="3.951cm" svg:y="0.352cm" chart:style-name="ch2">
          <text:p>Frequency Distribution</text:p>
        </chart:title>
        <chart:subtitle svg:x="0.749cm" svg:y="1.347cm" chart:style-name="ch3">
          <text:p>Fictitious Gene Expression Levels from 100 Random Networks</text:p>
        </chart:subtitle>
        <chart:plot-area chart:style-name="ch4" table:cell-range-address="Sheet1.I1:Sheet1.J5" chart:data-source-has-labels="column" svg:x="1.261cm" svg:y="2.462cm" svg:width="10.78cm" svg:height="7.173cm">
          <chartooo:coordinate-region svg:x="2.253cm" svg:y="2.661cm" svg:width="9.788cm" svg:height="6.327cm"/>
          <chart:axis chart:dimension="x" chart:name="primary-x" chart:style-name="ch5" chartooo:axis-type="auto">
            <chartooo:date-scale/>
            <chart:title svg:x="4.239cm" svg:y="9.851cm" chart:style-name="ch6">
              <text:p>Fictitious Gene Expression Level</text:p>
            </chart:title>
            <chart:categories table:cell-range-address="Sheet1.I1:Sheet1.I5"/>
          </chart:axis>
          <chart:axis chart:dimension="y" chart:name="primary-y" chart:style-name="ch7">
            <chart:title svg:x="0.451cm" svg:y="6.873cm" chart:style-name="ch8">
              <text:p>Frequency</text:p>
            </chart:title>
            <chart:grid chart:style-name="ch9" chart:class="major"/>
          </chart:axis>
          <chart:series chart:style-name="ch10" chart:values-cell-range-address="Sheet1.J1:Sheet1.J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I1:Sheet1.I5</svg:desc>
                </draw:g>
              </table:table-cell>
              <table:table-cell office:value-type="float" office:value="93">
                <text:p>93</text:p>
                <draw:g>
                  <svg:desc>Sheet1.J1:Sheet1.J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